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000000"/>
      <style:text-properties fo:color="#ffffff" fo:font-size="20pt" style:font-size-asian="20pt" style:font-size-complex="20pt"/>
    </style:style>
    <style:style style:name="ce9" style:family="table-cell" style:parent-style-name="Default">
      <style:table-cell-properties fo:background-color="#cf3834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200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ef413d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transparent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3"/>
        <table:table-column table:style-name="co2" table:number-columns-repeated="81" table:default-cell-style-name="ce4"/>
        <table:table-row table:style-name="ro1">
          <table:table-cell table:formula="of:=CHAR( IF(ROW([.A1]) + COLUMN([.A1]) + 63&gt;90;(ROW([.A1]) + COLUMN([.A1]) + 63)-26 ;ROW([.A1]) + COLUMN([.A1]) + 63))" office:value-type="string" office:string-value="A" calcext:value-type="string">
            <text:p>A</text:p>
          </table:table-cell>
          <table:table-cell table:formula="of:=CHAR( IF(ROW([.B1]) + COLUMN([.B1]) + 63&gt;90;(ROW([.B1]) + COLUMN([.B1]) + 63)-26 ;ROW([.B1]) + COLUMN([.B1]) + 63))" office:value-type="string" office:string-value="B" calcext:value-type="string">
            <text:p>B</text:p>
          </table:table-cell>
          <table:table-cell table:formula="of:=CHAR( IF(ROW([.C1]) + COLUMN([.C1]) + 63&gt;90;(ROW([.C1]) + COLUMN([.C1]) + 63)-26 ;ROW([.C1]) + COLUMN([.C1]) + 63))" office:value-type="string" office:string-value="C" calcext:value-type="string">
            <text:p>C</text:p>
          </table:table-cell>
          <table:table-cell table:formula="of:=CHAR( IF(ROW([.D1]) + COLUMN([.D1]) + 63&gt;90;(ROW([.D1]) + COLUMN([.D1]) + 63)-26 ;ROW([.D1]) + COLUMN([.D1]) + 63))" office:value-type="string" office:string-value="D" calcext:value-type="string">
            <text:p>D</text:p>
          </table:table-cell>
          <table:table-cell table:formula="of:=CHAR( IF(ROW([.E1]) + COLUMN([.E1]) + 63&gt;90;(ROW([.E1]) + COLUMN([.E1]) + 63)-26 ;ROW([.E1]) + COLUMN([.E1]) + 63))" office:value-type="string" office:string-value="E" calcext:value-type="string">
            <text:p>E</text:p>
          </table:table-cell>
          <table:table-cell table:formula="of:=CHAR( IF(ROW([.F1]) + COLUMN([.F1]) + 63&gt;90;(ROW([.F1]) + COLUMN([.F1]) + 63)-26 ;ROW([.F1]) + COLUMN([.F1]) + 63))" office:value-type="string" office:string-value="F" calcext:value-type="string">
            <text:p>F</text:p>
          </table:table-cell>
          <table:table-cell table:formula="of:=CHAR( IF(ROW([.G1]) + COLUMN([.G1]) + 63&gt;90;(ROW([.G1]) + COLUMN([.G1]) + 63)-26 ;ROW([.G1]) + COLUMN([.G1]) + 63))" office:value-type="string" office:string-value="G" calcext:value-type="string">
            <text:p>G</text:p>
          </table:table-cell>
          <table:table-cell table:formula="of:=CHAR( IF(ROW([.H1]) + COLUMN([.H1]) + 63&gt;90;(ROW([.H1]) + COLUMN([.H1]) + 63)-26 ;ROW([.H1]) + COLUMN([.H1]) + 63))" office:value-type="string" office:string-value="H" calcext:value-type="string">
            <text:p>H</text:p>
          </table:table-cell>
          <table:table-cell table:formula="of:=CHAR( IF(ROW([.I1]) + COLUMN([.I1]) + 63&gt;90;(ROW([.I1]) + COLUMN([.I1]) + 63)-26 ;ROW([.I1]) + COLUMN([.I1]) + 63))" office:value-type="string" office:string-value="I" calcext:value-type="string">
            <text:p>I</text:p>
          </table:table-cell>
          <table:table-cell table:formula="of:=CHAR( IF(ROW([.J1]) + COLUMN([.J1]) + 63&gt;90;(ROW([.J1]) + COLUMN([.J1]) + 63)-26 ;ROW([.J1]) + COLUMN([.J1]) + 63))" office:value-type="string" office:string-value="J" calcext:value-type="string">
            <text:p>J</text:p>
          </table:table-cell>
          <table:table-cell table:formula="of:=CHAR( IF(ROW([.K1]) + COLUMN([.K1]) + 63&gt;90;(ROW([.K1]) + COLUMN([.K1]) + 63)-26 ;ROW([.K1]) + COLUMN([.K1]) + 63))" office:value-type="string" office:string-value="K" calcext:value-type="string">
            <text:p>K</text:p>
          </table:table-cell>
          <table:table-cell table:formula="of:=CHAR( IF(ROW([.L1]) + COLUMN([.L1]) + 63&gt;90;(ROW([.L1]) + COLUMN([.L1]) + 63)-26 ;ROW([.L1]) + COLUMN([.L1]) + 63))" office:value-type="string" office:string-value="L" calcext:value-type="string">
            <text:p>L</text:p>
          </table:table-cell>
          <table:table-cell table:formula="of:=CHAR( IF(ROW([.M1]) + COLUMN([.M1]) + 63&gt;90;(ROW([.M1]) + COLUMN([.M1]) + 63)-26 ;ROW([.M1]) + COLUMN([.M1]) + 63))" office:value-type="string" office:string-value="M" calcext:value-type="string">
            <text:p>M</text:p>
          </table:table-cell>
          <table:table-cell table:formula="of:=CHAR( IF(ROW([.N1]) + COLUMN([.N1]) + 63&gt;90;(ROW([.N1]) + COLUMN([.N1]) + 63)-26 ;ROW([.N1]) + COLUMN([.N1]) + 63))" office:value-type="string" office:string-value="N" calcext:value-type="string">
            <text:p>N</text:p>
          </table:table-cell>
          <table:table-cell table:formula="of:=CHAR( IF(ROW([.O1]) + COLUMN([.O1]) + 63&gt;90;(ROW([.O1]) + COLUMN([.O1]) + 63)-26 ;ROW([.O1]) + COLUMN([.O1]) + 63))" office:value-type="string" office:string-value="O" calcext:value-type="string">
            <text:p>O</text:p>
          </table:table-cell>
          <table:table-cell table:formula="of:=CHAR( IF(ROW([.P1]) + COLUMN([.P1]) + 63&gt;90;(ROW([.P1]) + COLUMN([.P1]) + 63)-26 ;ROW([.P1]) + COLUMN([.P1]) + 63))" office:value-type="string" office:string-value="P" calcext:value-type="string">
            <text:p>P</text:p>
          </table:table-cell>
          <table:table-cell table:formula="of:=CHAR( IF(ROW([.Q1]) + COLUMN([.Q1]) + 63&gt;90;(ROW([.Q1]) + COLUMN([.Q1]) + 63)-26 ;ROW([.Q1]) + COLUMN([.Q1]) + 63))" office:value-type="string" office:string-value="Q" calcext:value-type="string">
            <text:p>Q</text:p>
          </table:table-cell>
          <table:table-cell table:formula="of:=CHAR( IF(ROW([.R1]) + COLUMN([.R1]) + 63&gt;90;(ROW([.R1]) + COLUMN([.R1]) + 63)-26 ;ROW([.R1]) + COLUMN([.R1]) + 63))" office:value-type="string" office:string-value="R" calcext:value-type="string">
            <text:p>R</text:p>
          </table:table-cell>
          <table:table-cell table:formula="of:=CHAR( IF(ROW([.S1]) + COLUMN([.S1]) + 63&gt;90;(ROW([.S1]) + COLUMN([.S1]) + 63)-26 ;ROW([.S1]) + COLUMN([.S1]) + 63))" office:value-type="string" office:string-value="S" calcext:value-type="string">
            <text:p>S</text:p>
          </table:table-cell>
          <table:table-cell table:formula="of:=CHAR( IF(ROW([.T1]) + COLUMN([.T1]) + 63&gt;90;(ROW([.T1]) + COLUMN([.T1]) + 63)-26 ;ROW([.T1]) + COLUMN([.T1]) + 63))" office:value-type="string" office:string-value="T" calcext:value-type="string">
            <text:p>T</text:p>
          </table:table-cell>
          <table:table-cell table:formula="of:=CHAR( IF(ROW([.U1]) + COLUMN([.U1]) + 63&gt;90;(ROW([.U1]) + COLUMN([.U1]) + 63)-26 ;ROW([.U1]) + COLUMN([.U1]) + 63))" office:value-type="string" office:string-value="U" calcext:value-type="string">
            <text:p>U</text:p>
          </table:table-cell>
          <table:table-cell table:formula="of:=CHAR( IF(ROW([.V1]) + COLUMN([.V1]) + 63&gt;90;(ROW([.V1]) + COLUMN([.V1]) + 63)-26 ;ROW([.V1]) + COLUMN([.V1]) + 63))" office:value-type="string" office:string-value="V" calcext:value-type="string">
            <text:p>V</text:p>
          </table:table-cell>
          <table:table-cell table:formula="of:=CHAR( IF(ROW([.W1]) + COLUMN([.W1]) + 63&gt;90;(ROW([.W1]) + COLUMN([.W1]) + 63)-26 ;ROW([.W1]) + COLUMN([.W1]) + 63))" office:value-type="string" office:string-value="W" calcext:value-type="string">
            <text:p>W</text:p>
          </table:table-cell>
          <table:table-cell table:formula="of:=CHAR( IF(ROW([.X1]) + COLUMN([.X1]) + 63&gt;90;(ROW([.X1]) + COLUMN([.X1]) + 63)-26 ;ROW([.X1]) + COLUMN([.X1]) + 63))" office:value-type="string" office:string-value="X" calcext:value-type="string">
            <text:p>X</text:p>
          </table:table-cell>
          <table:table-cell table:formula="of:=CHAR( IF(ROW([.Y1]) + COLUMN([.Y1]) + 63&gt;90;(ROW([.Y1]) + COLUMN([.Y1]) + 63)-26 ;ROW([.Y1]) + COLUMN([.Y1]) + 63))" office:value-type="string" office:string-value="Y" calcext:value-type="string">
            <text:p>Y</text:p>
          </table:table-cell>
          <table:table-cell table:formula="of:=CHAR( IF(ROW([.Z1]) + COLUMN([.Z1]) + 63&gt;90;(ROW([.Z1]) + COLUMN([.Z1]) + 63)-26 ;ROW([.Z1]) + COLUMN([.Z1]) + 63))" office:value-type="string" office:string-value="Z" calcext:value-type="string">
            <text:p>Z</text:p>
          </table:table-cell>
          <table:table-cell table:style-name="Default" table:number-columns-repeated="8"/>
          <table:table-cell table:style-name="ce12" table:number-columns-repeated="11"/>
          <table:table-cell table:number-columns-repeated="62"/>
        </table:table-row>
        <table:table-row table:style-name="ro1">
          <table:table-cell table:formula="of:=CHAR( IF(ROW([.A2]) + COLUMN([.A2]) + 63&gt;90;(ROW([.A2]) + COLUMN([.A2]) + 63)-26 ;ROW([.A2]) + COLUMN([.A2]) + 63))" office:value-type="string" office:string-value="B" calcext:value-type="string">
            <text:p>B</text:p>
          </table:table-cell>
          <table:table-cell table:formula="of:=CHAR( IF(ROW([.B2]) + COLUMN([.B2]) + 63&gt;90;(ROW([.B2]) + COLUMN([.B2]) + 63)-26 ;ROW([.B2]) + COLUMN([.B2]) + 63))" office:value-type="string" office:string-value="C" calcext:value-type="string">
            <text:p>C</text:p>
          </table:table-cell>
          <table:table-cell table:formula="of:=CHAR( IF(ROW([.C2]) + COLUMN([.C2]) + 63&gt;90;(ROW([.C2]) + COLUMN([.C2]) + 63)-26 ;ROW([.C2]) + COLUMN([.C2]) + 63))" office:value-type="string" office:string-value="D" calcext:value-type="string">
            <text:p>D</text:p>
          </table:table-cell>
          <table:table-cell table:formula="of:=CHAR( IF(ROW([.D2]) + COLUMN([.D2]) + 63&gt;90;(ROW([.D2]) + COLUMN([.D2]) + 63)-26 ;ROW([.D2]) + COLUMN([.D2]) + 63))" office:value-type="string" office:string-value="E" calcext:value-type="string">
            <text:p>E</text:p>
          </table:table-cell>
          <table:table-cell table:formula="of:=CHAR( IF(ROW([.E2]) + COLUMN([.E2]) + 63&gt;90;(ROW([.E2]) + COLUMN([.E2]) + 63)-26 ;ROW([.E2]) + COLUMN([.E2]) + 63))" office:value-type="string" office:string-value="F" calcext:value-type="string">
            <text:p>F</text:p>
          </table:table-cell>
          <table:table-cell table:formula="of:=CHAR( IF(ROW([.F2]) + COLUMN([.F2]) + 63&gt;90;(ROW([.F2]) + COLUMN([.F2]) + 63)-26 ;ROW([.F2]) + COLUMN([.F2]) + 63))" office:value-type="string" office:string-value="G" calcext:value-type="string">
            <text:p>G</text:p>
          </table:table-cell>
          <table:table-cell table:formula="of:=CHAR( IF(ROW([.G2]) + COLUMN([.G2]) + 63&gt;90;(ROW([.G2]) + COLUMN([.G2]) + 63)-26 ;ROW([.G2]) + COLUMN([.G2]) + 63))" office:value-type="string" office:string-value="H" calcext:value-type="string">
            <text:p>H</text:p>
          </table:table-cell>
          <table:table-cell table:formula="of:=CHAR( IF(ROW([.H2]) + COLUMN([.H2]) + 63&gt;90;(ROW([.H2]) + COLUMN([.H2]) + 63)-26 ;ROW([.H2]) + COLUMN([.H2]) + 63))" office:value-type="string" office:string-value="I" calcext:value-type="string">
            <text:p>I</text:p>
          </table:table-cell>
          <table:table-cell table:formula="of:=CHAR( IF(ROW([.I2]) + COLUMN([.I2]) + 63&gt;90;(ROW([.I2]) + COLUMN([.I2]) + 63)-26 ;ROW([.I2]) + COLUMN([.I2]) + 63))" office:value-type="string" office:string-value="J" calcext:value-type="string">
            <text:p>J</text:p>
          </table:table-cell>
          <table:table-cell table:formula="of:=CHAR( IF(ROW([.J2]) + COLUMN([.J2]) + 63&gt;90;(ROW([.J2]) + COLUMN([.J2]) + 63)-26 ;ROW([.J2]) + COLUMN([.J2]) + 63))" office:value-type="string" office:string-value="K" calcext:value-type="string">
            <text:p>K</text:p>
          </table:table-cell>
          <table:table-cell table:formula="of:=CHAR( IF(ROW([.K2]) + COLUMN([.K2]) + 63&gt;90;(ROW([.K2]) + COLUMN([.K2]) + 63)-26 ;ROW([.K2]) + COLUMN([.K2]) + 63))" office:value-type="string" office:string-value="L" calcext:value-type="string">
            <text:p>L</text:p>
          </table:table-cell>
          <table:table-cell table:formula="of:=CHAR( IF(ROW([.L2]) + COLUMN([.L2]) + 63&gt;90;(ROW([.L2]) + COLUMN([.L2]) + 63)-26 ;ROW([.L2]) + COLUMN([.L2]) + 63))" office:value-type="string" office:string-value="M" calcext:value-type="string">
            <text:p>M</text:p>
          </table:table-cell>
          <table:table-cell table:formula="of:=CHAR( IF(ROW([.M2]) + COLUMN([.M2]) + 63&gt;90;(ROW([.M2]) + COLUMN([.M2]) + 63)-26 ;ROW([.M2]) + COLUMN([.M2]) + 63))" office:value-type="string" office:string-value="N" calcext:value-type="string">
            <text:p>N</text:p>
          </table:table-cell>
          <table:table-cell table:formula="of:=CHAR( IF(ROW([.N2]) + COLUMN([.N2]) + 63&gt;90;(ROW([.N2]) + COLUMN([.N2]) + 63)-26 ;ROW([.N2]) + COLUMN([.N2]) + 63))" office:value-type="string" office:string-value="O" calcext:value-type="string">
            <text:p>O</text:p>
          </table:table-cell>
          <table:table-cell table:formula="of:=CHAR( IF(ROW([.O2]) + COLUMN([.O2]) + 63&gt;90;(ROW([.O2]) + COLUMN([.O2]) + 63)-26 ;ROW([.O2]) + COLUMN([.O2]) + 63))" office:value-type="string" office:string-value="P" calcext:value-type="string">
            <text:p>P</text:p>
          </table:table-cell>
          <table:table-cell table:formula="of:=CHAR( IF(ROW([.P2]) + COLUMN([.P2]) + 63&gt;90;(ROW([.P2]) + COLUMN([.P2]) + 63)-26 ;ROW([.P2]) + COLUMN([.P2]) + 63))" office:value-type="string" office:string-value="Q" calcext:value-type="string">
            <text:p>Q</text:p>
          </table:table-cell>
          <table:table-cell table:formula="of:=CHAR( IF(ROW([.Q2]) + COLUMN([.Q2]) + 63&gt;90;(ROW([.Q2]) + COLUMN([.Q2]) + 63)-26 ;ROW([.Q2]) + COLUMN([.Q2]) + 63))" office:value-type="string" office:string-value="R" calcext:value-type="string">
            <text:p>R</text:p>
          </table:table-cell>
          <table:table-cell table:formula="of:=CHAR( IF(ROW([.R2]) + COLUMN([.R2]) + 63&gt;90;(ROW([.R2]) + COLUMN([.R2]) + 63)-26 ;ROW([.R2]) + COLUMN([.R2]) + 63))" office:value-type="string" office:string-value="S" calcext:value-type="string">
            <text:p>S</text:p>
          </table:table-cell>
          <table:table-cell table:formula="of:=CHAR( IF(ROW([.S2]) + COLUMN([.S2]) + 63&gt;90;(ROW([.S2]) + COLUMN([.S2]) + 63)-26 ;ROW([.S2]) + COLUMN([.S2]) + 63))" office:value-type="string" office:string-value="T" calcext:value-type="string">
            <text:p>T</text:p>
          </table:table-cell>
          <table:table-cell table:formula="of:=CHAR( IF(ROW([.T2]) + COLUMN([.T2]) + 63&gt;90;(ROW([.T2]) + COLUMN([.T2]) + 63)-26 ;ROW([.T2]) + COLUMN([.T2]) + 63))" office:value-type="string" office:string-value="U" calcext:value-type="string">
            <text:p>U</text:p>
          </table:table-cell>
          <table:table-cell table:formula="of:=CHAR( IF(ROW([.U2]) + COLUMN([.U2]) + 63&gt;90;(ROW([.U2]) + COLUMN([.U2]) + 63)-26 ;ROW([.U2]) + COLUMN([.U2]) + 63))" office:value-type="string" office:string-value="V" calcext:value-type="string">
            <text:p>V</text:p>
          </table:table-cell>
          <table:table-cell table:formula="of:=CHAR( IF(ROW([.V2]) + COLUMN([.V2]) + 63&gt;90;(ROW([.V2]) + COLUMN([.V2]) + 63)-26 ;ROW([.V2]) + COLUMN([.V2]) + 63))" office:value-type="string" office:string-value="W" calcext:value-type="string">
            <text:p>W</text:p>
          </table:table-cell>
          <table:table-cell table:formula="of:=CHAR( IF(ROW([.W2]) + COLUMN([.W2]) + 63&gt;90;(ROW([.W2]) + COLUMN([.W2]) + 63)-26 ;ROW([.W2]) + COLUMN([.W2]) + 63))" office:value-type="string" office:string-value="X" calcext:value-type="string">
            <text:p>X</text:p>
          </table:table-cell>
          <table:table-cell table:formula="of:=CHAR( IF(ROW([.X2]) + COLUMN([.X2]) + 63&gt;90;(ROW([.X2]) + COLUMN([.X2]) + 63)-26 ;ROW([.X2]) + COLUMN([.X2]) + 63))" office:value-type="string" office:string-value="Y" calcext:value-type="string">
            <text:p>Y</text:p>
          </table:table-cell>
          <table:table-cell table:formula="of:=CHAR( IF(ROW([.Y2]) + COLUMN([.Y2]) + 63&gt;90;(ROW([.Y2]) + COLUMN([.Y2]) + 63)-26 ;ROW([.Y2]) + COLUMN([.Y2]) + 63))" office:value-type="string" office:string-value="Z" calcext:value-type="string">
            <text:p>Z</text:p>
          </table:table-cell>
          <table:table-cell table:formula="of:=CHAR( IF(ROW([.Z2]) + COLUMN([.Z2]) + 63&gt;90;(ROW([.Z2]) + COLUMN([.Z2]) + 63)-26 ;ROW([.Z2]) + COLUMN([.Z2]) + 63))" office:value-type="string" office:string-value="A" calcext:value-type="string">
            <text:p>A</text:p>
          </table:table-cell>
          <table:table-cell table:style-name="Default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I</text:p>
          </table:table-cell>
          <table:table-cell table:number-columns-repeated="57"/>
        </table:table-row>
        <table:table-row table:style-name="ro1">
          <table:table-cell table:formula="of:=CHAR( IF(ROW([.A3]) + COLUMN([.A3]) + 63&gt;90;(ROW([.A3]) + COLUMN([.A3]) + 63)-26 ;ROW([.A3]) + COLUMN([.A3]) + 63))" office:value-type="string" office:string-value="C" calcext:value-type="string">
            <text:p>C</text:p>
          </table:table-cell>
          <table:table-cell table:formula="of:=CHAR( IF(ROW([.B3]) + COLUMN([.B3]) + 63&gt;90;(ROW([.B3]) + COLUMN([.B3]) + 63)-26 ;ROW([.B3]) + COLUMN([.B3]) + 63))" office:value-type="string" office:string-value="D" calcext:value-type="string">
            <text:p>D</text:p>
          </table:table-cell>
          <table:table-cell table:formula="of:=CHAR( IF(ROW([.C3]) + COLUMN([.C3]) + 63&gt;90;(ROW([.C3]) + COLUMN([.C3]) + 63)-26 ;ROW([.C3]) + COLUMN([.C3]) + 63))" office:value-type="string" office:string-value="E" calcext:value-type="string">
            <text:p>E</text:p>
          </table:table-cell>
          <table:table-cell table:formula="of:=CHAR( IF(ROW([.D3]) + COLUMN([.D3]) + 63&gt;90;(ROW([.D3]) + COLUMN([.D3]) + 63)-26 ;ROW([.D3]) + COLUMN([.D3]) + 63))" office:value-type="string" office:string-value="F" calcext:value-type="string">
            <text:p>F</text:p>
          </table:table-cell>
          <table:table-cell table:formula="of:=CHAR( IF(ROW([.E3]) + COLUMN([.E3]) + 63&gt;90;(ROW([.E3]) + COLUMN([.E3]) + 63)-26 ;ROW([.E3]) + COLUMN([.E3]) + 63))" office:value-type="string" office:string-value="G" calcext:value-type="string">
            <text:p>G</text:p>
          </table:table-cell>
          <table:table-cell table:formula="of:=CHAR( IF(ROW([.F3]) + COLUMN([.F3]) + 63&gt;90;(ROW([.F3]) + COLUMN([.F3]) + 63)-26 ;ROW([.F3]) + COLUMN([.F3]) + 63))" office:value-type="string" office:string-value="H" calcext:value-type="string">
            <text:p>H</text:p>
          </table:table-cell>
          <table:table-cell table:formula="of:=CHAR( IF(ROW([.G3]) + COLUMN([.G3]) + 63&gt;90;(ROW([.G3]) + COLUMN([.G3]) + 63)-26 ;ROW([.G3]) + COLUMN([.G3]) + 63))" office:value-type="string" office:string-value="I" calcext:value-type="string">
            <text:p>I</text:p>
          </table:table-cell>
          <table:table-cell table:formula="of:=CHAR( IF(ROW([.H3]) + COLUMN([.H3]) + 63&gt;90;(ROW([.H3]) + COLUMN([.H3]) + 63)-26 ;ROW([.H3]) + COLUMN([.H3]) + 63))" office:value-type="string" office:string-value="J" calcext:value-type="string">
            <text:p>J</text:p>
          </table:table-cell>
          <table:table-cell table:formula="of:=CHAR( IF(ROW([.I3]) + COLUMN([.I3]) + 63&gt;90;(ROW([.I3]) + COLUMN([.I3]) + 63)-26 ;ROW([.I3]) + COLUMN([.I3]) + 63))" office:value-type="string" office:string-value="K" calcext:value-type="string">
            <text:p>K</text:p>
          </table:table-cell>
          <table:table-cell table:formula="of:=CHAR( IF(ROW([.J3]) + COLUMN([.J3]) + 63&gt;90;(ROW([.J3]) + COLUMN([.J3]) + 63)-26 ;ROW([.J3]) + COLUMN([.J3]) + 63))" office:value-type="string" office:string-value="L" calcext:value-type="string">
            <text:p>L</text:p>
          </table:table-cell>
          <table:table-cell table:formula="of:=CHAR( IF(ROW([.K3]) + COLUMN([.K3]) + 63&gt;90;(ROW([.K3]) + COLUMN([.K3]) + 63)-26 ;ROW([.K3]) + COLUMN([.K3]) + 63))" office:value-type="string" office:string-value="M" calcext:value-type="string">
            <text:p>M</text:p>
          </table:table-cell>
          <table:table-cell table:formula="of:=CHAR( IF(ROW([.L3]) + COLUMN([.L3]) + 63&gt;90;(ROW([.L3]) + COLUMN([.L3]) + 63)-26 ;ROW([.L3]) + COLUMN([.L3]) + 63))" office:value-type="string" office:string-value="N" calcext:value-type="string">
            <text:p>N</text:p>
          </table:table-cell>
          <table:table-cell table:formula="of:=CHAR( IF(ROW([.M3]) + COLUMN([.M3]) + 63&gt;90;(ROW([.M3]) + COLUMN([.M3]) + 63)-26 ;ROW([.M3]) + COLUMN([.M3]) + 63))" office:value-type="string" office:string-value="O" calcext:value-type="string">
            <text:p>O</text:p>
          </table:table-cell>
          <table:table-cell table:formula="of:=CHAR( IF(ROW([.N3]) + COLUMN([.N3]) + 63&gt;90;(ROW([.N3]) + COLUMN([.N3]) + 63)-26 ;ROW([.N3]) + COLUMN([.N3]) + 63))" office:value-type="string" office:string-value="P" calcext:value-type="string">
            <text:p>P</text:p>
          </table:table-cell>
          <table:table-cell table:formula="of:=CHAR( IF(ROW([.O3]) + COLUMN([.O3]) + 63&gt;90;(ROW([.O3]) + COLUMN([.O3]) + 63)-26 ;ROW([.O3]) + COLUMN([.O3]) + 63))" office:value-type="string" office:string-value="Q" calcext:value-type="string">
            <text:p>Q</text:p>
          </table:table-cell>
          <table:table-cell table:formula="of:=CHAR( IF(ROW([.P3]) + COLUMN([.P3]) + 63&gt;90;(ROW([.P3]) + COLUMN([.P3]) + 63)-26 ;ROW([.P3]) + COLUMN([.P3]) + 63))" office:value-type="string" office:string-value="R" calcext:value-type="string">
            <text:p>R</text:p>
          </table:table-cell>
          <table:table-cell table:formula="of:=CHAR( IF(ROW([.Q3]) + COLUMN([.Q3]) + 63&gt;90;(ROW([.Q3]) + COLUMN([.Q3]) + 63)-26 ;ROW([.Q3]) + COLUMN([.Q3]) + 63))" office:value-type="string" office:string-value="S" calcext:value-type="string">
            <text:p>S</text:p>
          </table:table-cell>
          <table:table-cell table:formula="of:=CHAR( IF(ROW([.R3]) + COLUMN([.R3]) + 63&gt;90;(ROW([.R3]) + COLUMN([.R3]) + 63)-26 ;ROW([.R3]) + COLUMN([.R3]) + 63))" office:value-type="string" office:string-value="T" calcext:value-type="string">
            <text:p>T</text:p>
          </table:table-cell>
          <table:table-cell table:formula="of:=CHAR( IF(ROW([.S3]) + COLUMN([.S3]) + 63&gt;90;(ROW([.S3]) + COLUMN([.S3]) + 63)-26 ;ROW([.S3]) + COLUMN([.S3]) + 63))" office:value-type="string" office:string-value="U" calcext:value-type="string">
            <text:p>U</text:p>
          </table:table-cell>
          <table:table-cell table:formula="of:=CHAR( IF(ROW([.T3]) + COLUMN([.T3]) + 63&gt;90;(ROW([.T3]) + COLUMN([.T3]) + 63)-26 ;ROW([.T3]) + COLUMN([.T3]) + 63))" office:value-type="string" office:string-value="V" calcext:value-type="string">
            <text:p>V</text:p>
          </table:table-cell>
          <table:table-cell table:formula="of:=CHAR( IF(ROW([.U3]) + COLUMN([.U3]) + 63&gt;90;(ROW([.U3]) + COLUMN([.U3]) + 63)-26 ;ROW([.U3]) + COLUMN([.U3]) + 63))" office:value-type="string" office:string-value="W" calcext:value-type="string">
            <text:p>W</text:p>
          </table:table-cell>
          <table:table-cell table:formula="of:=CHAR( IF(ROW([.V3]) + COLUMN([.V3]) + 63&gt;90;(ROW([.V3]) + COLUMN([.V3]) + 63)-26 ;ROW([.V3]) + COLUMN([.V3]) + 63))" office:value-type="string" office:string-value="X" calcext:value-type="string">
            <text:p>X</text:p>
          </table:table-cell>
          <table:table-cell table:formula="of:=CHAR( IF(ROW([.W3]) + COLUMN([.W3]) + 63&gt;90;(ROW([.W3]) + COLUMN([.W3]) + 63)-26 ;ROW([.W3]) + COLUMN([.W3]) + 63))" office:value-type="string" office:string-value="Y" calcext:value-type="string">
            <text:p>Y</text:p>
          </table:table-cell>
          <table:table-cell table:formula="of:=CHAR( IF(ROW([.X3]) + COLUMN([.X3]) + 63&gt;90;(ROW([.X3]) + COLUMN([.X3]) + 63)-26 ;ROW([.X3]) + COLUMN([.X3]) + 63))" office:value-type="string" office:string-value="Z" calcext:value-type="string">
            <text:p>Z</text:p>
          </table:table-cell>
          <table:table-cell table:formula="of:=CHAR( IF(ROW([.Y3]) + COLUMN([.Y3]) + 63&gt;90;(ROW([.Y3]) + COLUMN([.Y3]) + 63)-26 ;ROW([.Y3]) + COLUMN([.Y3]) + 63))" office:value-type="string" office:string-value="A" calcext:value-type="string">
            <text:p>A</text:p>
          </table:table-cell>
          <table:table-cell table:formula="of:=CHAR( IF(ROW([.Z3]) + COLUMN([.Z3]) + 63&gt;90;(ROW([.Z3]) + COLUMN([.Z3]) + 63)-26 ;ROW([.Z3]) + COLUMN([.Z3]) + 63))" office:value-type="string" office:string-value="B" calcext:value-type="string">
            <text:p>B</text:p>
          </table:table-cell>
          <table:table-cell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K</text:p>
          </table:table-cell>
          <table:table-cell table:number-columns-repeated="57"/>
        </table:table-row>
        <table:table-row table:style-name="ro1">
          <table:table-cell table:formula="of:=CHAR( IF(ROW([.A4]) + COLUMN([.A4]) + 63&gt;90;(ROW([.A4]) + COLUMN([.A4]) + 63)-26 ;ROW([.A4]) + COLUMN([.A4]) + 63))" office:value-type="string" office:string-value="D" calcext:value-type="string">
            <text:p>D</text:p>
          </table:table-cell>
          <table:table-cell table:formula="of:=CHAR( IF(ROW([.B4]) + COLUMN([.B4]) + 63&gt;90;(ROW([.B4]) + COLUMN([.B4]) + 63)-26 ;ROW([.B4]) + COLUMN([.B4]) + 63))" office:value-type="string" office:string-value="E" calcext:value-type="string">
            <text:p>E</text:p>
          </table:table-cell>
          <table:table-cell table:formula="of:=CHAR( IF(ROW([.C4]) + COLUMN([.C4]) + 63&gt;90;(ROW([.C4]) + COLUMN([.C4]) + 63)-26 ;ROW([.C4]) + COLUMN([.C4]) + 63))" office:value-type="string" office:string-value="F" calcext:value-type="string">
            <text:p>F</text:p>
          </table:table-cell>
          <table:table-cell table:formula="of:=CHAR( IF(ROW([.D4]) + COLUMN([.D4]) + 63&gt;90;(ROW([.D4]) + COLUMN([.D4]) + 63)-26 ;ROW([.D4]) + COLUMN([.D4]) + 63))" office:value-type="string" office:string-value="G" calcext:value-type="string">
            <text:p>G</text:p>
          </table:table-cell>
          <table:table-cell table:formula="of:=CHAR( IF(ROW([.E4]) + COLUMN([.E4]) + 63&gt;90;(ROW([.E4]) + COLUMN([.E4]) + 63)-26 ;ROW([.E4]) + COLUMN([.E4]) + 63))" office:value-type="string" office:string-value="H" calcext:value-type="string">
            <text:p>H</text:p>
          </table:table-cell>
          <table:table-cell table:formula="of:=CHAR( IF(ROW([.F4]) + COLUMN([.F4]) + 63&gt;90;(ROW([.F4]) + COLUMN([.F4]) + 63)-26 ;ROW([.F4]) + COLUMN([.F4]) + 63))" office:value-type="string" office:string-value="I" calcext:value-type="string">
            <text:p>I</text:p>
          </table:table-cell>
          <table:table-cell table:formula="of:=CHAR( IF(ROW([.G4]) + COLUMN([.G4]) + 63&gt;90;(ROW([.G4]) + COLUMN([.G4]) + 63)-26 ;ROW([.G4]) + COLUMN([.G4]) + 63))" office:value-type="string" office:string-value="J" calcext:value-type="string">
            <text:p>J</text:p>
          </table:table-cell>
          <table:table-cell table:formula="of:=CHAR( IF(ROW([.H4]) + COLUMN([.H4]) + 63&gt;90;(ROW([.H4]) + COLUMN([.H4]) + 63)-26 ;ROW([.H4]) + COLUMN([.H4]) + 63))" office:value-type="string" office:string-value="K" calcext:value-type="string">
            <text:p>K</text:p>
          </table:table-cell>
          <table:table-cell table:formula="of:=CHAR( IF(ROW([.I4]) + COLUMN([.I4]) + 63&gt;90;(ROW([.I4]) + COLUMN([.I4]) + 63)-26 ;ROW([.I4]) + COLUMN([.I4]) + 63))" office:value-type="string" office:string-value="L" calcext:value-type="string">
            <text:p>L</text:p>
          </table:table-cell>
          <table:table-cell table:formula="of:=CHAR( IF(ROW([.J4]) + COLUMN([.J4]) + 63&gt;90;(ROW([.J4]) + COLUMN([.J4]) + 63)-26 ;ROW([.J4]) + COLUMN([.J4]) + 63))" office:value-type="string" office:string-value="M" calcext:value-type="string">
            <text:p>M</text:p>
          </table:table-cell>
          <table:table-cell table:formula="of:=CHAR( IF(ROW([.K4]) + COLUMN([.K4]) + 63&gt;90;(ROW([.K4]) + COLUMN([.K4]) + 63)-26 ;ROW([.K4]) + COLUMN([.K4]) + 63))" office:value-type="string" office:string-value="N" calcext:value-type="string">
            <text:p>N</text:p>
          </table:table-cell>
          <table:table-cell table:formula="of:=CHAR( IF(ROW([.L4]) + COLUMN([.L4]) + 63&gt;90;(ROW([.L4]) + COLUMN([.L4]) + 63)-26 ;ROW([.L4]) + COLUMN([.L4]) + 63))" office:value-type="string" office:string-value="O" calcext:value-type="string">
            <text:p>O</text:p>
          </table:table-cell>
          <table:table-cell table:formula="of:=CHAR( IF(ROW([.M4]) + COLUMN([.M4]) + 63&gt;90;(ROW([.M4]) + COLUMN([.M4]) + 63)-26 ;ROW([.M4]) + COLUMN([.M4]) + 63))" office:value-type="string" office:string-value="P" calcext:value-type="string">
            <text:p>P</text:p>
          </table:table-cell>
          <table:table-cell table:formula="of:=CHAR( IF(ROW([.N4]) + COLUMN([.N4]) + 63&gt;90;(ROW([.N4]) + COLUMN([.N4]) + 63)-26 ;ROW([.N4]) + COLUMN([.N4]) + 63))" office:value-type="string" office:string-value="Q" calcext:value-type="string">
            <text:p>Q</text:p>
          </table:table-cell>
          <table:table-cell table:formula="of:=CHAR( IF(ROW([.O4]) + COLUMN([.O4]) + 63&gt;90;(ROW([.O4]) + COLUMN([.O4]) + 63)-26 ;ROW([.O4]) + COLUMN([.O4]) + 63))" office:value-type="string" office:string-value="R" calcext:value-type="string">
            <text:p>R</text:p>
          </table:table-cell>
          <table:table-cell table:formula="of:=CHAR( IF(ROW([.P4]) + COLUMN([.P4]) + 63&gt;90;(ROW([.P4]) + COLUMN([.P4]) + 63)-26 ;ROW([.P4]) + COLUMN([.P4]) + 63))" office:value-type="string" office:string-value="S" calcext:value-type="string">
            <text:p>S</text:p>
          </table:table-cell>
          <table:table-cell table:formula="of:=CHAR( IF(ROW([.Q4]) + COLUMN([.Q4]) + 63&gt;90;(ROW([.Q4]) + COLUMN([.Q4]) + 63)-26 ;ROW([.Q4]) + COLUMN([.Q4]) + 63))" office:value-type="string" office:string-value="T" calcext:value-type="string">
            <text:p>T</text:p>
          </table:table-cell>
          <table:table-cell table:formula="of:=CHAR( IF(ROW([.R4]) + COLUMN([.R4]) + 63&gt;90;(ROW([.R4]) + COLUMN([.R4]) + 63)-26 ;ROW([.R4]) + COLUMN([.R4]) + 63))" office:value-type="string" office:string-value="U" calcext:value-type="string">
            <text:p>U</text:p>
          </table:table-cell>
          <table:table-cell table:formula="of:=CHAR( IF(ROW([.S4]) + COLUMN([.S4]) + 63&gt;90;(ROW([.S4]) + COLUMN([.S4]) + 63)-26 ;ROW([.S4]) + COLUMN([.S4]) + 63))" office:value-type="string" office:string-value="V" calcext:value-type="string">
            <text:p>V</text:p>
          </table:table-cell>
          <table:table-cell table:formula="of:=CHAR( IF(ROW([.T4]) + COLUMN([.T4]) + 63&gt;90;(ROW([.T4]) + COLUMN([.T4]) + 63)-26 ;ROW([.T4]) + COLUMN([.T4]) + 63))" office:value-type="string" office:string-value="W" calcext:value-type="string">
            <text:p>W</text:p>
          </table:table-cell>
          <table:table-cell table:formula="of:=CHAR( IF(ROW([.U4]) + COLUMN([.U4]) + 63&gt;90;(ROW([.U4]) + COLUMN([.U4]) + 63)-26 ;ROW([.U4]) + COLUMN([.U4]) + 63))" office:value-type="string" office:string-value="X" calcext:value-type="string">
            <text:p>X</text:p>
          </table:table-cell>
          <table:table-cell table:formula="of:=CHAR( IF(ROW([.V4]) + COLUMN([.V4]) + 63&gt;90;(ROW([.V4]) + COLUMN([.V4]) + 63)-26 ;ROW([.V4]) + COLUMN([.V4]) + 63))" office:value-type="string" office:string-value="Y" calcext:value-type="string">
            <text:p>Y</text:p>
          </table:table-cell>
          <table:table-cell table:formula="of:=CHAR( IF(ROW([.W4]) + COLUMN([.W4]) + 63&gt;90;(ROW([.W4]) + COLUMN([.W4]) + 63)-26 ;ROW([.W4]) + COLUMN([.W4]) + 63))" office:value-type="string" office:string-value="Z" calcext:value-type="string">
            <text:p>Z</text:p>
          </table:table-cell>
          <table:table-cell table:formula="of:=CHAR( IF(ROW([.X4]) + COLUMN([.X4]) + 63&gt;90;(ROW([.X4]) + COLUMN([.X4]) + 63)-26 ;ROW([.X4]) + COLUMN([.X4]) + 63))" office:value-type="string" office:string-value="A" calcext:value-type="string">
            <text:p>A</text:p>
          </table:table-cell>
          <table:table-cell table:formula="of:=CHAR( IF(ROW([.Y4]) + COLUMN([.Y4]) + 63&gt;90;(ROW([.Y4]) + COLUMN([.Y4]) + 63)-26 ;ROW([.Y4]) + COLUMN([.Y4]) + 63))" office:value-type="string" office:string-value="B" calcext:value-type="string">
            <text:p>B</text:p>
          </table:table-cell>
          <table:table-cell table:formula="of:=CHAR( IF(ROW([.Z4]) + COLUMN([.Z4]) + 63&gt;90;(ROW([.Z4]) + COLUMN([.Z4]) + 63)-26 ;ROW([.Z4]) + COLUMN([.Z4]) + 63))" office:value-type="string" office:string-value="C" calcext:value-type="string">
            <text:p>C</text:p>
          </table:table-cell>
          <table:table-cell table:style-name="Default"/>
          <table:table-cell table:style-name="ce2" table:formula="of:=INDEX([.$A$1:.$Z$26];MATCH([.AB2];[.$A$1:.$A$26];0);MATCH([.AB3];[.$A$1:.$A$26];0))" office:value-type="string" office:string-value="T" calcext:value-type="string">
            <text:p>T</text:p>
          </table:table-cell>
          <table:table-cell table:style-name="ce2" table:formula="of:=INDEX([.$A$1:.$Z$26];MATCH([.AC2];[.$A$1:.$A$26];0);MATCH([.AC3];[.$A$1:.$A$26];0))" office:value-type="string" office:string-value="S" calcext:value-type="string">
            <text:p>S</text:p>
          </table:table-cell>
          <table:table-cell table:style-name="ce2" table:formula="of:=INDEX([.$A$1:.$Z$26];MATCH([.AD2];[.$A$1:.$A$26];0);MATCH([.AD3];[.$A$1:.$A$26];0))" office:value-type="string" office:string-value="V" calcext:value-type="string">
            <text:p>V</text:p>
          </table:table-cell>
          <table:table-cell table:style-name="ce2" table:formula="of:=INDEX([.$A$1:.$Z$26];MATCH([.AE2];[.$A$1:.$A$26];0);MATCH([.AE3];[.$A$1:.$A$26];0))" office:value-type="string" office:string-value="N" calcext:value-type="string">
            <text:p>N</text:p>
          </table:table-cell>
          <table:table-cell table:style-name="ce2" table:formula="of:=INDEX([.$A$1:.$Z$26];MATCH([.AF2];[.$A$1:.$A$26];0);MATCH([.AF3];[.$A$1:.$A$26];0))" office:value-type="string" office:string-value="N" calcext:value-type="string">
            <text:p>N</text:p>
          </table:table-cell>
          <table:table-cell table:style-name="ce2" table:formula="of:=INDEX([.$A$1:.$Z$26];MATCH([.AG2];[.$A$1:.$A$26];0);MATCH([.AG3];[.$A$1:.$A$26];0))" office:value-type="string" office:string-value="L" calcext:value-type="string">
            <text:p>L</text:p>
          </table:table-cell>
          <table:table-cell table:style-name="ce2" table:formula="of:=INDEX([.$A$1:.$Z$26];MATCH([.AH2];[.$A$1:.$A$26];0);MATCH([.AH3];[.$A$1:.$A$26];0))" office:value-type="string" office:string-value="N" calcext:value-type="string">
            <text:p>N</text:p>
          </table:table-cell>
          <table:table-cell table:style-name="ce2" table:formula="of:=INDEX([.$A$1:.$Z$26];MATCH([.AI2];[.$A$1:.$A$26];0);MATCH([.AI3];[.$A$1:.$A$26];0))" office:value-type="string" office:string-value="Z" calcext:value-type="string">
            <text:p>Z</text:p>
          </table:table-cell>
          <table:table-cell table:style-name="ce2" table:formula="of:=INDEX([.$A$1:.$Z$26];MATCH([.AJ2];[.$A$1:.$A$26];0);MATCH([.AJ3];[.$A$1:.$A$26];0))" office:value-type="string" office:string-value="B" calcext:value-type="string">
            <text:p>B</text:p>
          </table:table-cell>
          <table:table-cell table:style-name="ce2" table:formula="of:=INDEX([.$A$1:.$Z$26];MATCH([.AK2];[.$A$1:.$A$26];0);MATCH([.AK3];[.$A$1:.$A$26];0))" office:value-type="string" office:string-value="J" calcext:value-type="string">
            <text:p>J</text:p>
          </table:table-cell>
          <table:table-cell table:style-name="ce2" table:formula="of:=INDEX([.$A$1:.$Z$26];MATCH([.AL2];[.$A$1:.$A$26];0);MATCH([.AL3];[.$A$1:.$A$26];0))" office:value-type="string" office:string-value="Y" calcext:value-type="string">
            <text:p>Y</text:p>
          </table:table-cell>
          <table:table-cell table:style-name="ce2" table:formula="of:=INDEX([.$A$1:.$Z$26];MATCH([.AM2];[.$A$1:.$A$26];0);MATCH([.AM3];[.$A$1:.$A$26];0))" office:value-type="string" office:string-value="J" calcext:value-type="string">
            <text:p>J</text:p>
          </table:table-cell>
          <table:table-cell table:style-name="ce2" table:formula="of:=INDEX([.$A$1:.$Z$26];MATCH([.AN2];[.$A$1:.$A$26];0);MATCH([.AN3];[.$A$1:.$A$26];0))" office:value-type="string" office:string-value="W" calcext:value-type="string">
            <text:p>W</text:p>
          </table:table-cell>
          <table:table-cell table:style-name="ce2" table:formula="of:=INDEX([.$A$1:.$Z$26];MATCH([.AO2];[.$A$1:.$A$26];0);MATCH([.AO3];[.$A$1:.$A$26];0))" office:value-type="string" office:string-value="Q" calcext:value-type="string">
            <text:p>Q</text:p>
          </table:table-cell>
          <table:table-cell table:style-name="ce2" table:formula="of:=INDEX([.$A$1:.$Z$26];MATCH([.AP2];[.$A$1:.$A$26];0);MATCH([.AP3];[.$A$1:.$A$26];0))" office:value-type="string" office:string-value="Z" calcext:value-type="string">
            <text:p>Z</text:p>
          </table:table-cell>
          <table:table-cell table:style-name="ce2" table:formula="of:=INDEX([.$A$1:.$Z$26];MATCH([.AQ2];[.$A$1:.$A$26];0);MATCH([.AQ3];[.$A$1:.$A$26];0))" office:value-type="string" office:string-value="X" calcext:value-type="string">
            <text:p>X</text:p>
          </table:table-cell>
          <table:table-cell table:style-name="ce2" table:formula="of:=INDEX([.$A$1:.$Z$26];MATCH([.AR2];[.$A$1:.$A$26];0);MATCH([.AR3];[.$A$1:.$A$26];0))" office:value-type="string" office:string-value="Q" calcext:value-type="string">
            <text:p>Q</text:p>
          </table:table-cell>
          <table:table-cell table:style-name="ce2" table:formula="of:=INDEX([.$A$1:.$Z$26];MATCH([.AS2];[.$A$1:.$A$26];0);MATCH([.AS3];[.$A$1:.$A$26];0))" office:value-type="string" office:string-value="W" calcext:value-type="string">
            <text:p>W</text:p>
          </table:table-cell>
          <table:table-cell table:style-name="ce2" table:formula="of:=INDEX([.$A$1:.$Z$26];MATCH([.AT2];[.$A$1:.$A$26];0);MATCH([.AT3];[.$A$1:.$A$26];0))" office:value-type="string" office:string-value="L" calcext:value-type="string">
            <text:p>L</text:p>
          </table:table-cell>
          <table:table-cell table:style-name="ce2" table:formula="of:=INDEX([.$A$1:.$Z$26];MATCH([.AU2];[.$A$1:.$A$26];0);MATCH([.AU3];[.$A$1:.$A$26];0))" office:value-type="string" office:string-value="T" calcext:value-type="string">
            <text:p>T</text:p>
          </table:table-cell>
          <table:table-cell table:style-name="ce2" table:formula="of:=INDEX([.$A$1:.$Z$26];MATCH([.AV2];[.$A$1:.$A$26];0);MATCH([.AV3];[.$A$1:.$A$26];0))" office:value-type="string" office:string-value="Q" calcext:value-type="string">
            <text:p>Q</text:p>
          </table:table-cell>
          <table:table-cell table:style-name="ce2" table:formula="of:=INDEX([.$A$1:.$Z$26];MATCH([.AW2];[.$A$1:.$A$26];0);MATCH([.AW3];[.$A$1:.$A$26];0))" office:value-type="string" office:string-value="K" calcext:value-type="string">
            <text:p>K</text:p>
          </table:table-cell>
          <table:table-cell table:style-name="ce2" table:formula="of:=INDEX([.$A$1:.$Z$26];MATCH([.AX2];[.$A$1:.$A$26];0);MATCH([.AX3];[.$A$1:.$A$26];0))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CHAR( IF(ROW([.A5]) + COLUMN([.A5]) + 63&gt;90;(ROW([.A5]) + COLUMN([.A5]) + 63)-26 ;ROW([.A5]) + COLUMN([.A5]) + 63))" office:value-type="string" office:string-value="E" calcext:value-type="string">
            <text:p>E</text:p>
          </table:table-cell>
          <table:table-cell table:formula="of:=CHAR( IF(ROW([.B5]) + COLUMN([.B5]) + 63&gt;90;(ROW([.B5]) + COLUMN([.B5]) + 63)-26 ;ROW([.B5]) + COLUMN([.B5]) + 63))" office:value-type="string" office:string-value="F" calcext:value-type="string">
            <text:p>F</text:p>
          </table:table-cell>
          <table:table-cell table:formula="of:=CHAR( IF(ROW([.C5]) + COLUMN([.C5]) + 63&gt;90;(ROW([.C5]) + COLUMN([.C5]) + 63)-26 ;ROW([.C5]) + COLUMN([.C5]) + 63))" office:value-type="string" office:string-value="G" calcext:value-type="string">
            <text:p>G</text:p>
          </table:table-cell>
          <table:table-cell table:formula="of:=CHAR( IF(ROW([.D5]) + COLUMN([.D5]) + 63&gt;90;(ROW([.D5]) + COLUMN([.D5]) + 63)-26 ;ROW([.D5]) + COLUMN([.D5]) + 63))" office:value-type="string" office:string-value="H" calcext:value-type="string">
            <text:p>H</text:p>
          </table:table-cell>
          <table:table-cell table:formula="of:=CHAR( IF(ROW([.E5]) + COLUMN([.E5]) + 63&gt;90;(ROW([.E5]) + COLUMN([.E5]) + 63)-26 ;ROW([.E5]) + COLUMN([.E5]) + 63))" office:value-type="string" office:string-value="I" calcext:value-type="string">
            <text:p>I</text:p>
          </table:table-cell>
          <table:table-cell table:formula="of:=CHAR( IF(ROW([.F5]) + COLUMN([.F5]) + 63&gt;90;(ROW([.F5]) + COLUMN([.F5]) + 63)-26 ;ROW([.F5]) + COLUMN([.F5]) + 63))" office:value-type="string" office:string-value="J" calcext:value-type="string">
            <text:p>J</text:p>
          </table:table-cell>
          <table:table-cell table:formula="of:=CHAR( IF(ROW([.G5]) + COLUMN([.G5]) + 63&gt;90;(ROW([.G5]) + COLUMN([.G5]) + 63)-26 ;ROW([.G5]) + COLUMN([.G5]) + 63))" office:value-type="string" office:string-value="K" calcext:value-type="string">
            <text:p>K</text:p>
          </table:table-cell>
          <table:table-cell table:formula="of:=CHAR( IF(ROW([.H5]) + COLUMN([.H5]) + 63&gt;90;(ROW([.H5]) + COLUMN([.H5]) + 63)-26 ;ROW([.H5]) + COLUMN([.H5]) + 63))" office:value-type="string" office:string-value="L" calcext:value-type="string">
            <text:p>L</text:p>
          </table:table-cell>
          <table:table-cell table:formula="of:=CHAR( IF(ROW([.I5]) + COLUMN([.I5]) + 63&gt;90;(ROW([.I5]) + COLUMN([.I5]) + 63)-26 ;ROW([.I5]) + COLUMN([.I5]) + 63))" office:value-type="string" office:string-value="M" calcext:value-type="string">
            <text:p>M</text:p>
          </table:table-cell>
          <table:table-cell table:formula="of:=CHAR( IF(ROW([.J5]) + COLUMN([.J5]) + 63&gt;90;(ROW([.J5]) + COLUMN([.J5]) + 63)-26 ;ROW([.J5]) + COLUMN([.J5]) + 63))" office:value-type="string" office:string-value="N" calcext:value-type="string">
            <text:p>N</text:p>
          </table:table-cell>
          <table:table-cell table:formula="of:=CHAR( IF(ROW([.K5]) + COLUMN([.K5]) + 63&gt;90;(ROW([.K5]) + COLUMN([.K5]) + 63)-26 ;ROW([.K5]) + COLUMN([.K5]) + 63))" office:value-type="string" office:string-value="O" calcext:value-type="string">
            <text:p>O</text:p>
          </table:table-cell>
          <table:table-cell table:formula="of:=CHAR( IF(ROW([.L5]) + COLUMN([.L5]) + 63&gt;90;(ROW([.L5]) + COLUMN([.L5]) + 63)-26 ;ROW([.L5]) + COLUMN([.L5]) + 63))" office:value-type="string" office:string-value="P" calcext:value-type="string">
            <text:p>P</text:p>
          </table:table-cell>
          <table:table-cell table:formula="of:=CHAR( IF(ROW([.M5]) + COLUMN([.M5]) + 63&gt;90;(ROW([.M5]) + COLUMN([.M5]) + 63)-26 ;ROW([.M5]) + COLUMN([.M5]) + 63))" office:value-type="string" office:string-value="Q" calcext:value-type="string">
            <text:p>Q</text:p>
          </table:table-cell>
          <table:table-cell table:formula="of:=CHAR( IF(ROW([.N5]) + COLUMN([.N5]) + 63&gt;90;(ROW([.N5]) + COLUMN([.N5]) + 63)-26 ;ROW([.N5]) + COLUMN([.N5]) + 63))" office:value-type="string" office:string-value="R" calcext:value-type="string">
            <text:p>R</text:p>
          </table:table-cell>
          <table:table-cell table:formula="of:=CHAR( IF(ROW([.O5]) + COLUMN([.O5]) + 63&gt;90;(ROW([.O5]) + COLUMN([.O5]) + 63)-26 ;ROW([.O5]) + COLUMN([.O5]) + 63))" office:value-type="string" office:string-value="S" calcext:value-type="string">
            <text:p>S</text:p>
          </table:table-cell>
          <table:table-cell table:formula="of:=CHAR( IF(ROW([.P5]) + COLUMN([.P5]) + 63&gt;90;(ROW([.P5]) + COLUMN([.P5]) + 63)-26 ;ROW([.P5]) + COLUMN([.P5]) + 63))" office:value-type="string" office:string-value="T" calcext:value-type="string">
            <text:p>T</text:p>
          </table:table-cell>
          <table:table-cell table:formula="of:=CHAR( IF(ROW([.Q5]) + COLUMN([.Q5]) + 63&gt;90;(ROW([.Q5]) + COLUMN([.Q5]) + 63)-26 ;ROW([.Q5]) + COLUMN([.Q5]) + 63))" office:value-type="string" office:string-value="U" calcext:value-type="string">
            <text:p>U</text:p>
          </table:table-cell>
          <table:table-cell table:formula="of:=CHAR( IF(ROW([.R5]) + COLUMN([.R5]) + 63&gt;90;(ROW([.R5]) + COLUMN([.R5]) + 63)-26 ;ROW([.R5]) + COLUMN([.R5]) + 63))" office:value-type="string" office:string-value="V" calcext:value-type="string">
            <text:p>V</text:p>
          </table:table-cell>
          <table:table-cell table:formula="of:=CHAR( IF(ROW([.S5]) + COLUMN([.S5]) + 63&gt;90;(ROW([.S5]) + COLUMN([.S5]) + 63)-26 ;ROW([.S5]) + COLUMN([.S5]) + 63))" office:value-type="string" office:string-value="W" calcext:value-type="string">
            <text:p>W</text:p>
          </table:table-cell>
          <table:table-cell table:formula="of:=CHAR( IF(ROW([.T5]) + COLUMN([.T5]) + 63&gt;90;(ROW([.T5]) + COLUMN([.T5]) + 63)-26 ;ROW([.T5]) + COLUMN([.T5]) + 63))" office:value-type="string" office:string-value="X" calcext:value-type="string">
            <text:p>X</text:p>
          </table:table-cell>
          <table:table-cell table:formula="of:=CHAR( IF(ROW([.U5]) + COLUMN([.U5]) + 63&gt;90;(ROW([.U5]) + COLUMN([.U5]) + 63)-26 ;ROW([.U5]) + COLUMN([.U5]) + 63))" office:value-type="string" office:string-value="Y" calcext:value-type="string">
            <text:p>Y</text:p>
          </table:table-cell>
          <table:table-cell table:formula="of:=CHAR( IF(ROW([.V5]) + COLUMN([.V5]) + 63&gt;90;(ROW([.V5]) + COLUMN([.V5]) + 63)-26 ;ROW([.V5]) + COLUMN([.V5]) + 63))" office:value-type="string" office:string-value="Z" calcext:value-type="string">
            <text:p>Z</text:p>
          </table:table-cell>
          <table:table-cell table:formula="of:=CHAR( IF(ROW([.W5]) + COLUMN([.W5]) + 63&gt;90;(ROW([.W5]) + COLUMN([.W5]) + 63)-26 ;ROW([.W5]) + COLUMN([.W5]) + 63))" office:value-type="string" office:string-value="A" calcext:value-type="string">
            <text:p>A</text:p>
          </table:table-cell>
          <table:table-cell table:formula="of:=CHAR( IF(ROW([.X5]) + COLUMN([.X5]) + 63&gt;90;(ROW([.X5]) + COLUMN([.X5]) + 63)-26 ;ROW([.X5]) + COLUMN([.X5]) + 63))" office:value-type="string" office:string-value="B" calcext:value-type="string">
            <text:p>B</text:p>
          </table:table-cell>
          <table:table-cell table:formula="of:=CHAR( IF(ROW([.Y5]) + COLUMN([.Y5]) + 63&gt;90;(ROW([.Y5]) + COLUMN([.Y5]) + 63)-26 ;ROW([.Y5]) + COLUMN([.Y5]) + 63))" office:value-type="string" office:string-value="C" calcext:value-type="string">
            <text:p>C</text:p>
          </table:table-cell>
          <table:table-cell table:formula="of:=CHAR( IF(ROW([.Z5]) + COLUMN([.Z5]) + 63&gt;90;(ROW([.Z5]) + COLUMN([.Z5]) + 63)-26 ;ROW([.Z5]) + COLUMN([.Z5]) + 63))" office:value-type="string" office:string-value="D" calcext:value-type="string">
            <text:p>D</text:p>
          </table:table-cell>
          <table:table-cell table:style-name="Default"/>
          <table:table-cell table:number-columns-repeated="80"/>
        </table:table-row>
        <table:table-row table:style-name="ro1">
          <table:table-cell table:formula="of:=CHAR( IF(ROW([.A6]) + COLUMN([.A6]) + 63&gt;90;(ROW([.A6]) + COLUMN([.A6]) + 63)-26 ;ROW([.A6]) + COLUMN([.A6]) + 63))" office:value-type="string" office:string-value="F" calcext:value-type="string">
            <text:p>F</text:p>
          </table:table-cell>
          <table:table-cell table:formula="of:=CHAR( IF(ROW([.B6]) + COLUMN([.B6]) + 63&gt;90;(ROW([.B6]) + COLUMN([.B6]) + 63)-26 ;ROW([.B6]) + COLUMN([.B6]) + 63))" office:value-type="string" office:string-value="G" calcext:value-type="string">
            <text:p>G</text:p>
          </table:table-cell>
          <table:table-cell table:formula="of:=CHAR( IF(ROW([.C6]) + COLUMN([.C6]) + 63&gt;90;(ROW([.C6]) + COLUMN([.C6]) + 63)-26 ;ROW([.C6]) + COLUMN([.C6]) + 63))" office:value-type="string" office:string-value="H" calcext:value-type="string">
            <text:p>H</text:p>
          </table:table-cell>
          <table:table-cell table:formula="of:=CHAR( IF(ROW([.D6]) + COLUMN([.D6]) + 63&gt;90;(ROW([.D6]) + COLUMN([.D6]) + 63)-26 ;ROW([.D6]) + COLUMN([.D6]) + 63))" office:value-type="string" office:string-value="I" calcext:value-type="string">
            <text:p>I</text:p>
          </table:table-cell>
          <table:table-cell table:formula="of:=CHAR( IF(ROW([.E6]) + COLUMN([.E6]) + 63&gt;90;(ROW([.E6]) + COLUMN([.E6]) + 63)-26 ;ROW([.E6]) + COLUMN([.E6]) + 63))" office:value-type="string" office:string-value="J" calcext:value-type="string">
            <text:p>J</text:p>
          </table:table-cell>
          <table:table-cell table:formula="of:=CHAR( IF(ROW([.F6]) + COLUMN([.F6]) + 63&gt;90;(ROW([.F6]) + COLUMN([.F6]) + 63)-26 ;ROW([.F6]) + COLUMN([.F6]) + 63))" office:value-type="string" office:string-value="K" calcext:value-type="string">
            <text:p>K</text:p>
          </table:table-cell>
          <table:table-cell table:formula="of:=CHAR( IF(ROW([.G6]) + COLUMN([.G6]) + 63&gt;90;(ROW([.G6]) + COLUMN([.G6]) + 63)-26 ;ROW([.G6]) + COLUMN([.G6]) + 63))" office:value-type="string" office:string-value="L" calcext:value-type="string">
            <text:p>L</text:p>
          </table:table-cell>
          <table:table-cell table:formula="of:=CHAR( IF(ROW([.H6]) + COLUMN([.H6]) + 63&gt;90;(ROW([.H6]) + COLUMN([.H6]) + 63)-26 ;ROW([.H6]) + COLUMN([.H6]) + 63))" office:value-type="string" office:string-value="M" calcext:value-type="string">
            <text:p>M</text:p>
          </table:table-cell>
          <table:table-cell table:formula="of:=CHAR( IF(ROW([.I6]) + COLUMN([.I6]) + 63&gt;90;(ROW([.I6]) + COLUMN([.I6]) + 63)-26 ;ROW([.I6]) + COLUMN([.I6]) + 63))" office:value-type="string" office:string-value="N" calcext:value-type="string">
            <text:p>N</text:p>
          </table:table-cell>
          <table:table-cell table:formula="of:=CHAR( IF(ROW([.J6]) + COLUMN([.J6]) + 63&gt;90;(ROW([.J6]) + COLUMN([.J6]) + 63)-26 ;ROW([.J6]) + COLUMN([.J6]) + 63))" office:value-type="string" office:string-value="O" calcext:value-type="string">
            <text:p>O</text:p>
          </table:table-cell>
          <table:table-cell table:formula="of:=CHAR( IF(ROW([.K6]) + COLUMN([.K6]) + 63&gt;90;(ROW([.K6]) + COLUMN([.K6]) + 63)-26 ;ROW([.K6]) + COLUMN([.K6]) + 63))" office:value-type="string" office:string-value="P" calcext:value-type="string">
            <text:p>P</text:p>
          </table:table-cell>
          <table:table-cell table:formula="of:=CHAR( IF(ROW([.L6]) + COLUMN([.L6]) + 63&gt;90;(ROW([.L6]) + COLUMN([.L6]) + 63)-26 ;ROW([.L6]) + COLUMN([.L6]) + 63))" office:value-type="string" office:string-value="Q" calcext:value-type="string">
            <text:p>Q</text:p>
          </table:table-cell>
          <table:table-cell table:formula="of:=CHAR( IF(ROW([.M6]) + COLUMN([.M6]) + 63&gt;90;(ROW([.M6]) + COLUMN([.M6]) + 63)-26 ;ROW([.M6]) + COLUMN([.M6]) + 63))" office:value-type="string" office:string-value="R" calcext:value-type="string">
            <text:p>R</text:p>
          </table:table-cell>
          <table:table-cell table:formula="of:=CHAR( IF(ROW([.N6]) + COLUMN([.N6]) + 63&gt;90;(ROW([.N6]) + COLUMN([.N6]) + 63)-26 ;ROW([.N6]) + COLUMN([.N6]) + 63))" office:value-type="string" office:string-value="S" calcext:value-type="string">
            <text:p>S</text:p>
          </table:table-cell>
          <table:table-cell table:formula="of:=CHAR( IF(ROW([.O6]) + COLUMN([.O6]) + 63&gt;90;(ROW([.O6]) + COLUMN([.O6]) + 63)-26 ;ROW([.O6]) + COLUMN([.O6]) + 63))" office:value-type="string" office:string-value="T" calcext:value-type="string">
            <text:p>T</text:p>
          </table:table-cell>
          <table:table-cell table:formula="of:=CHAR( IF(ROW([.P6]) + COLUMN([.P6]) + 63&gt;90;(ROW([.P6]) + COLUMN([.P6]) + 63)-26 ;ROW([.P6]) + COLUMN([.P6]) + 63))" office:value-type="string" office:string-value="U" calcext:value-type="string">
            <text:p>U</text:p>
          </table:table-cell>
          <table:table-cell table:formula="of:=CHAR( IF(ROW([.Q6]) + COLUMN([.Q6]) + 63&gt;90;(ROW([.Q6]) + COLUMN([.Q6]) + 63)-26 ;ROW([.Q6]) + COLUMN([.Q6]) + 63))" office:value-type="string" office:string-value="V" calcext:value-type="string">
            <text:p>V</text:p>
          </table:table-cell>
          <table:table-cell table:formula="of:=CHAR( IF(ROW([.R6]) + COLUMN([.R6]) + 63&gt;90;(ROW([.R6]) + COLUMN([.R6]) + 63)-26 ;ROW([.R6]) + COLUMN([.R6]) + 63))" office:value-type="string" office:string-value="W" calcext:value-type="string">
            <text:p>W</text:p>
          </table:table-cell>
          <table:table-cell table:formula="of:=CHAR( IF(ROW([.S6]) + COLUMN([.S6]) + 63&gt;90;(ROW([.S6]) + COLUMN([.S6]) + 63)-26 ;ROW([.S6]) + COLUMN([.S6]) + 63))" office:value-type="string" office:string-value="X" calcext:value-type="string">
            <text:p>X</text:p>
          </table:table-cell>
          <table:table-cell table:formula="of:=CHAR( IF(ROW([.T6]) + COLUMN([.T6]) + 63&gt;90;(ROW([.T6]) + COLUMN([.T6]) + 63)-26 ;ROW([.T6]) + COLUMN([.T6]) + 63))" office:value-type="string" office:string-value="Y" calcext:value-type="string">
            <text:p>Y</text:p>
          </table:table-cell>
          <table:table-cell table:formula="of:=CHAR( IF(ROW([.U6]) + COLUMN([.U6]) + 63&gt;90;(ROW([.U6]) + COLUMN([.U6]) + 63)-26 ;ROW([.U6]) + COLUMN([.U6]) + 63))" office:value-type="string" office:string-value="Z" calcext:value-type="string">
            <text:p>Z</text:p>
          </table:table-cell>
          <table:table-cell table:formula="of:=CHAR( IF(ROW([.V6]) + COLUMN([.V6]) + 63&gt;90;(ROW([.V6]) + COLUMN([.V6]) + 63)-26 ;ROW([.V6]) + COLUMN([.V6]) + 63))" office:value-type="string" office:string-value="A" calcext:value-type="string">
            <text:p>A</text:p>
          </table:table-cell>
          <table:table-cell table:formula="of:=CHAR( IF(ROW([.W6]) + COLUMN([.W6]) + 63&gt;90;(ROW([.W6]) + COLUMN([.W6]) + 63)-26 ;ROW([.W6]) + COLUMN([.W6]) + 63))" office:value-type="string" office:string-value="B" calcext:value-type="string">
            <text:p>B</text:p>
          </table:table-cell>
          <table:table-cell table:formula="of:=CHAR( IF(ROW([.X6]) + COLUMN([.X6]) + 63&gt;90;(ROW([.X6]) + COLUMN([.X6]) + 63)-26 ;ROW([.X6]) + COLUMN([.X6]) + 63))" office:value-type="string" office:string-value="C" calcext:value-type="string">
            <text:p>C</text:p>
          </table:table-cell>
          <table:table-cell table:formula="of:=CHAR( IF(ROW([.Y6]) + COLUMN([.Y6]) + 63&gt;90;(ROW([.Y6]) + COLUMN([.Y6]) + 63)-26 ;ROW([.Y6]) + COLUMN([.Y6]) + 63))" office:value-type="string" office:string-value="D" calcext:value-type="string">
            <text:p>D</text:p>
          </table:table-cell>
          <table:table-cell table:formula="of:=CHAR( IF(ROW([.Z6]) + COLUMN([.Z6]) + 63&gt;90;(ROW([.Z6]) + COLUMN([.Z6]) + 63)-26 ;ROW([.Z6]) + COLUMN([.Z6]) + 63))" office:value-type="string" office:string-value="E" calcext:value-type="string">
            <text:p>E</text:p>
          </table:table-cell>
          <table:table-cell table:style-name="Default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67"/>
        </table:table-row>
        <table:table-row table:style-name="ro1">
          <table:table-cell table:formula="of:=CHAR( IF(ROW([.A7]) + COLUMN([.A7]) + 63&gt;90;(ROW([.A7]) + COLUMN([.A7]) + 63)-26 ;ROW([.A7]) + COLUMN([.A7]) + 63))" office:value-type="string" office:string-value="G" calcext:value-type="string">
            <text:p>G</text:p>
          </table:table-cell>
          <table:table-cell table:formula="of:=CHAR( IF(ROW([.B7]) + COLUMN([.B7]) + 63&gt;90;(ROW([.B7]) + COLUMN([.B7]) + 63)-26 ;ROW([.B7]) + COLUMN([.B7]) + 63))" office:value-type="string" office:string-value="H" calcext:value-type="string">
            <text:p>H</text:p>
          </table:table-cell>
          <table:table-cell table:formula="of:=CHAR( IF(ROW([.C7]) + COLUMN([.C7]) + 63&gt;90;(ROW([.C7]) + COLUMN([.C7]) + 63)-26 ;ROW([.C7]) + COLUMN([.C7]) + 63))" office:value-type="string" office:string-value="I" calcext:value-type="string">
            <text:p>I</text:p>
          </table:table-cell>
          <table:table-cell table:formula="of:=CHAR( IF(ROW([.D7]) + COLUMN([.D7]) + 63&gt;90;(ROW([.D7]) + COLUMN([.D7]) + 63)-26 ;ROW([.D7]) + COLUMN([.D7]) + 63))" office:value-type="string" office:string-value="J" calcext:value-type="string">
            <text:p>J</text:p>
          </table:table-cell>
          <table:table-cell table:formula="of:=CHAR( IF(ROW([.E7]) + COLUMN([.E7]) + 63&gt;90;(ROW([.E7]) + COLUMN([.E7]) + 63)-26 ;ROW([.E7]) + COLUMN([.E7]) + 63))" office:value-type="string" office:string-value="K" calcext:value-type="string">
            <text:p>K</text:p>
          </table:table-cell>
          <table:table-cell table:formula="of:=CHAR( IF(ROW([.F7]) + COLUMN([.F7]) + 63&gt;90;(ROW([.F7]) + COLUMN([.F7]) + 63)-26 ;ROW([.F7]) + COLUMN([.F7]) + 63))" office:value-type="string" office:string-value="L" calcext:value-type="string">
            <text:p>L</text:p>
          </table:table-cell>
          <table:table-cell table:formula="of:=CHAR( IF(ROW([.G7]) + COLUMN([.G7]) + 63&gt;90;(ROW([.G7]) + COLUMN([.G7]) + 63)-26 ;ROW([.G7]) + COLUMN([.G7]) + 63))" office:value-type="string" office:string-value="M" calcext:value-type="string">
            <text:p>M</text:p>
          </table:table-cell>
          <table:table-cell table:formula="of:=CHAR( IF(ROW([.H7]) + COLUMN([.H7]) + 63&gt;90;(ROW([.H7]) + COLUMN([.H7]) + 63)-26 ;ROW([.H7]) + COLUMN([.H7]) + 63))" office:value-type="string" office:string-value="N" calcext:value-type="string">
            <text:p>N</text:p>
          </table:table-cell>
          <table:table-cell table:formula="of:=CHAR( IF(ROW([.I7]) + COLUMN([.I7]) + 63&gt;90;(ROW([.I7]) + COLUMN([.I7]) + 63)-26 ;ROW([.I7]) + COLUMN([.I7]) + 63))" office:value-type="string" office:string-value="O" calcext:value-type="string">
            <text:p>O</text:p>
          </table:table-cell>
          <table:table-cell table:formula="of:=CHAR( IF(ROW([.J7]) + COLUMN([.J7]) + 63&gt;90;(ROW([.J7]) + COLUMN([.J7]) + 63)-26 ;ROW([.J7]) + COLUMN([.J7]) + 63))" office:value-type="string" office:string-value="P" calcext:value-type="string">
            <text:p>P</text:p>
          </table:table-cell>
          <table:table-cell table:formula="of:=CHAR( IF(ROW([.K7]) + COLUMN([.K7]) + 63&gt;90;(ROW([.K7]) + COLUMN([.K7]) + 63)-26 ;ROW([.K7]) + COLUMN([.K7]) + 63))" office:value-type="string" office:string-value="Q" calcext:value-type="string">
            <text:p>Q</text:p>
          </table:table-cell>
          <table:table-cell table:formula="of:=CHAR( IF(ROW([.L7]) + COLUMN([.L7]) + 63&gt;90;(ROW([.L7]) + COLUMN([.L7]) + 63)-26 ;ROW([.L7]) + COLUMN([.L7]) + 63))" office:value-type="string" office:string-value="R" calcext:value-type="string">
            <text:p>R</text:p>
          </table:table-cell>
          <table:table-cell table:formula="of:=CHAR( IF(ROW([.M7]) + COLUMN([.M7]) + 63&gt;90;(ROW([.M7]) + COLUMN([.M7]) + 63)-26 ;ROW([.M7]) + COLUMN([.M7]) + 63))" office:value-type="string" office:string-value="S" calcext:value-type="string">
            <text:p>S</text:p>
          </table:table-cell>
          <table:table-cell table:formula="of:=CHAR( IF(ROW([.N7]) + COLUMN([.N7]) + 63&gt;90;(ROW([.N7]) + COLUMN([.N7]) + 63)-26 ;ROW([.N7]) + COLUMN([.N7]) + 63))" office:value-type="string" office:string-value="T" calcext:value-type="string">
            <text:p>T</text:p>
          </table:table-cell>
          <table:table-cell table:formula="of:=CHAR( IF(ROW([.O7]) + COLUMN([.O7]) + 63&gt;90;(ROW([.O7]) + COLUMN([.O7]) + 63)-26 ;ROW([.O7]) + COLUMN([.O7]) + 63))" office:value-type="string" office:string-value="U" calcext:value-type="string">
            <text:p>U</text:p>
          </table:table-cell>
          <table:table-cell table:formula="of:=CHAR( IF(ROW([.P7]) + COLUMN([.P7]) + 63&gt;90;(ROW([.P7]) + COLUMN([.P7]) + 63)-26 ;ROW([.P7]) + COLUMN([.P7]) + 63))" office:value-type="string" office:string-value="V" calcext:value-type="string">
            <text:p>V</text:p>
          </table:table-cell>
          <table:table-cell table:formula="of:=CHAR( IF(ROW([.Q7]) + COLUMN([.Q7]) + 63&gt;90;(ROW([.Q7]) + COLUMN([.Q7]) + 63)-26 ;ROW([.Q7]) + COLUMN([.Q7]) + 63))" office:value-type="string" office:string-value="W" calcext:value-type="string">
            <text:p>W</text:p>
          </table:table-cell>
          <table:table-cell table:formula="of:=CHAR( IF(ROW([.R7]) + COLUMN([.R7]) + 63&gt;90;(ROW([.R7]) + COLUMN([.R7]) + 63)-26 ;ROW([.R7]) + COLUMN([.R7]) + 63))" office:value-type="string" office:string-value="X" calcext:value-type="string">
            <text:p>X</text:p>
          </table:table-cell>
          <table:table-cell table:formula="of:=CHAR( IF(ROW([.S7]) + COLUMN([.S7]) + 63&gt;90;(ROW([.S7]) + COLUMN([.S7]) + 63)-26 ;ROW([.S7]) + COLUMN([.S7]) + 63))" office:value-type="string" office:string-value="Y" calcext:value-type="string">
            <text:p>Y</text:p>
          </table:table-cell>
          <table:table-cell table:formula="of:=CHAR( IF(ROW([.T7]) + COLUMN([.T7]) + 63&gt;90;(ROW([.T7]) + COLUMN([.T7]) + 63)-26 ;ROW([.T7]) + COLUMN([.T7]) + 63))" office:value-type="string" office:string-value="Z" calcext:value-type="string">
            <text:p>Z</text:p>
          </table:table-cell>
          <table:table-cell table:formula="of:=CHAR( IF(ROW([.U7]) + COLUMN([.U7]) + 63&gt;90;(ROW([.U7]) + COLUMN([.U7]) + 63)-26 ;ROW([.U7]) + COLUMN([.U7]) + 63))" office:value-type="string" office:string-value="A" calcext:value-type="string">
            <text:p>A</text:p>
          </table:table-cell>
          <table:table-cell table:formula="of:=CHAR( IF(ROW([.V7]) + COLUMN([.V7]) + 63&gt;90;(ROW([.V7]) + COLUMN([.V7]) + 63)-26 ;ROW([.V7]) + COLUMN([.V7]) + 63))" office:value-type="string" office:string-value="B" calcext:value-type="string">
            <text:p>B</text:p>
          </table:table-cell>
          <table:table-cell table:formula="of:=CHAR( IF(ROW([.W7]) + COLUMN([.W7]) + 63&gt;90;(ROW([.W7]) + COLUMN([.W7]) + 63)-26 ;ROW([.W7]) + COLUMN([.W7]) + 63))" office:value-type="string" office:string-value="C" calcext:value-type="string">
            <text:p>C</text:p>
          </table:table-cell>
          <table:table-cell table:formula="of:=CHAR( IF(ROW([.X7]) + COLUMN([.X7]) + 63&gt;90;(ROW([.X7]) + COLUMN([.X7]) + 63)-26 ;ROW([.X7]) + COLUMN([.X7]) + 63))" office:value-type="string" office:string-value="D" calcext:value-type="string">
            <text:p>D</text:p>
          </table:table-cell>
          <table:table-cell table:formula="of:=CHAR( IF(ROW([.Y7]) + COLUMN([.Y7]) + 63&gt;90;(ROW([.Y7]) + COLUMN([.Y7]) + 63)-26 ;ROW([.Y7]) + COLUMN([.Y7]) + 63))" office:value-type="string" office:string-value="E" calcext:value-type="string">
            <text:p>E</text:p>
          </table:table-cell>
          <table:table-cell table:formula="of:=CHAR( IF(ROW([.Z7]) + COLUMN([.Z7]) + 63&gt;90;(ROW([.Z7]) + COLUMN([.Z7]) + 63)-26 ;ROW([.Z7]) + COLUMN([.Z7]) + 63))" office:value-type="string" office:string-value="F" calcext:value-type="string">
            <text:p>F</text:p>
          </table:table-cell>
          <table:table-cell/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O</text:p>
          </table:table-cell>
          <table:table-cell table:number-columns-repeated="67"/>
        </table:table-row>
        <table:table-row table:style-name="ro1">
          <table:table-cell table:formula="of:=CHAR( IF(ROW([.A8]) + COLUMN([.A8]) + 63&gt;90;(ROW([.A8]) + COLUMN([.A8]) + 63)-26 ;ROW([.A8]) + COLUMN([.A8]) + 63))" office:value-type="string" office:string-value="H" calcext:value-type="string">
            <text:p>H</text:p>
          </table:table-cell>
          <table:table-cell table:formula="of:=CHAR( IF(ROW([.B8]) + COLUMN([.B8]) + 63&gt;90;(ROW([.B8]) + COLUMN([.B8]) + 63)-26 ;ROW([.B8]) + COLUMN([.B8]) + 63))" office:value-type="string" office:string-value="I" calcext:value-type="string">
            <text:p>I</text:p>
          </table:table-cell>
          <table:table-cell table:formula="of:=CHAR( IF(ROW([.C8]) + COLUMN([.C8]) + 63&gt;90;(ROW([.C8]) + COLUMN([.C8]) + 63)-26 ;ROW([.C8]) + COLUMN([.C8]) + 63))" office:value-type="string" office:string-value="J" calcext:value-type="string">
            <text:p>J</text:p>
          </table:table-cell>
          <table:table-cell table:formula="of:=CHAR( IF(ROW([.D8]) + COLUMN([.D8]) + 63&gt;90;(ROW([.D8]) + COLUMN([.D8]) + 63)-26 ;ROW([.D8]) + COLUMN([.D8]) + 63))" office:value-type="string" office:string-value="K" calcext:value-type="string">
            <text:p>K</text:p>
          </table:table-cell>
          <table:table-cell table:formula="of:=CHAR( IF(ROW([.E8]) + COLUMN([.E8]) + 63&gt;90;(ROW([.E8]) + COLUMN([.E8]) + 63)-26 ;ROW([.E8]) + COLUMN([.E8]) + 63))" office:value-type="string" office:string-value="L" calcext:value-type="string">
            <text:p>L</text:p>
          </table:table-cell>
          <table:table-cell table:formula="of:=CHAR( IF(ROW([.F8]) + COLUMN([.F8]) + 63&gt;90;(ROW([.F8]) + COLUMN([.F8]) + 63)-26 ;ROW([.F8]) + COLUMN([.F8]) + 63))" office:value-type="string" office:string-value="M" calcext:value-type="string">
            <text:p>M</text:p>
          </table:table-cell>
          <table:table-cell table:formula="of:=CHAR( IF(ROW([.G8]) + COLUMN([.G8]) + 63&gt;90;(ROW([.G8]) + COLUMN([.G8]) + 63)-26 ;ROW([.G8]) + COLUMN([.G8]) + 63))" office:value-type="string" office:string-value="N" calcext:value-type="string">
            <text:p>N</text:p>
          </table:table-cell>
          <table:table-cell table:formula="of:=CHAR( IF(ROW([.H8]) + COLUMN([.H8]) + 63&gt;90;(ROW([.H8]) + COLUMN([.H8]) + 63)-26 ;ROW([.H8]) + COLUMN([.H8]) + 63))" office:value-type="string" office:string-value="O" calcext:value-type="string">
            <text:p>O</text:p>
          </table:table-cell>
          <table:table-cell table:formula="of:=CHAR( IF(ROW([.I8]) + COLUMN([.I8]) + 63&gt;90;(ROW([.I8]) + COLUMN([.I8]) + 63)-26 ;ROW([.I8]) + COLUMN([.I8]) + 63))" office:value-type="string" office:string-value="P" calcext:value-type="string">
            <text:p>P</text:p>
          </table:table-cell>
          <table:table-cell table:formula="of:=CHAR( IF(ROW([.J8]) + COLUMN([.J8]) + 63&gt;90;(ROW([.J8]) + COLUMN([.J8]) + 63)-26 ;ROW([.J8]) + COLUMN([.J8]) + 63))" office:value-type="string" office:string-value="Q" calcext:value-type="string">
            <text:p>Q</text:p>
          </table:table-cell>
          <table:table-cell table:formula="of:=CHAR( IF(ROW([.K8]) + COLUMN([.K8]) + 63&gt;90;(ROW([.K8]) + COLUMN([.K8]) + 63)-26 ;ROW([.K8]) + COLUMN([.K8]) + 63))" office:value-type="string" office:string-value="R" calcext:value-type="string">
            <text:p>R</text:p>
          </table:table-cell>
          <table:table-cell table:formula="of:=CHAR( IF(ROW([.L8]) + COLUMN([.L8]) + 63&gt;90;(ROW([.L8]) + COLUMN([.L8]) + 63)-26 ;ROW([.L8]) + COLUMN([.L8]) + 63))" office:value-type="string" office:string-value="S" calcext:value-type="string">
            <text:p>S</text:p>
          </table:table-cell>
          <table:table-cell table:formula="of:=CHAR( IF(ROW([.M8]) + COLUMN([.M8]) + 63&gt;90;(ROW([.M8]) + COLUMN([.M8]) + 63)-26 ;ROW([.M8]) + COLUMN([.M8]) + 63))" office:value-type="string" office:string-value="T" calcext:value-type="string">
            <text:p>T</text:p>
          </table:table-cell>
          <table:table-cell table:formula="of:=CHAR( IF(ROW([.N8]) + COLUMN([.N8]) + 63&gt;90;(ROW([.N8]) + COLUMN([.N8]) + 63)-26 ;ROW([.N8]) + COLUMN([.N8]) + 63))" office:value-type="string" office:string-value="U" calcext:value-type="string">
            <text:p>U</text:p>
          </table:table-cell>
          <table:table-cell table:formula="of:=CHAR( IF(ROW([.O8]) + COLUMN([.O8]) + 63&gt;90;(ROW([.O8]) + COLUMN([.O8]) + 63)-26 ;ROW([.O8]) + COLUMN([.O8]) + 63))" office:value-type="string" office:string-value="V" calcext:value-type="string">
            <text:p>V</text:p>
          </table:table-cell>
          <table:table-cell table:formula="of:=CHAR( IF(ROW([.P8]) + COLUMN([.P8]) + 63&gt;90;(ROW([.P8]) + COLUMN([.P8]) + 63)-26 ;ROW([.P8]) + COLUMN([.P8]) + 63))" office:value-type="string" office:string-value="W" calcext:value-type="string">
            <text:p>W</text:p>
          </table:table-cell>
          <table:table-cell table:formula="of:=CHAR( IF(ROW([.Q8]) + COLUMN([.Q8]) + 63&gt;90;(ROW([.Q8]) + COLUMN([.Q8]) + 63)-26 ;ROW([.Q8]) + COLUMN([.Q8]) + 63))" office:value-type="string" office:string-value="X" calcext:value-type="string">
            <text:p>X</text:p>
          </table:table-cell>
          <table:table-cell table:formula="of:=CHAR( IF(ROW([.R8]) + COLUMN([.R8]) + 63&gt;90;(ROW([.R8]) + COLUMN([.R8]) + 63)-26 ;ROW([.R8]) + COLUMN([.R8]) + 63))" office:value-type="string" office:string-value="Y" calcext:value-type="string">
            <text:p>Y</text:p>
          </table:table-cell>
          <table:table-cell table:formula="of:=CHAR( IF(ROW([.S8]) + COLUMN([.S8]) + 63&gt;90;(ROW([.S8]) + COLUMN([.S8]) + 63)-26 ;ROW([.S8]) + COLUMN([.S8]) + 63))" office:value-type="string" office:string-value="Z" calcext:value-type="string">
            <text:p>Z</text:p>
          </table:table-cell>
          <table:table-cell table:formula="of:=CHAR( IF(ROW([.T8]) + COLUMN([.T8]) + 63&gt;90;(ROW([.T8]) + COLUMN([.T8]) + 63)-26 ;ROW([.T8]) + COLUMN([.T8]) + 63))" office:value-type="string" office:string-value="A" calcext:value-type="string">
            <text:p>A</text:p>
          </table:table-cell>
          <table:table-cell table:formula="of:=CHAR( IF(ROW([.U8]) + COLUMN([.U8]) + 63&gt;90;(ROW([.U8]) + COLUMN([.U8]) + 63)-26 ;ROW([.U8]) + COLUMN([.U8]) + 63))" office:value-type="string" office:string-value="B" calcext:value-type="string">
            <text:p>B</text:p>
          </table:table-cell>
          <table:table-cell table:formula="of:=CHAR( IF(ROW([.V8]) + COLUMN([.V8]) + 63&gt;90;(ROW([.V8]) + COLUMN([.V8]) + 63)-26 ;ROW([.V8]) + COLUMN([.V8]) + 63))" office:value-type="string" office:string-value="C" calcext:value-type="string">
            <text:p>C</text:p>
          </table:table-cell>
          <table:table-cell table:formula="of:=CHAR( IF(ROW([.W8]) + COLUMN([.W8]) + 63&gt;90;(ROW([.W8]) + COLUMN([.W8]) + 63)-26 ;ROW([.W8]) + COLUMN([.W8]) + 63))" office:value-type="string" office:string-value="D" calcext:value-type="string">
            <text:p>D</text:p>
          </table:table-cell>
          <table:table-cell table:formula="of:=CHAR( IF(ROW([.X8]) + COLUMN([.X8]) + 63&gt;90;(ROW([.X8]) + COLUMN([.X8]) + 63)-26 ;ROW([.X8]) + COLUMN([.X8]) + 63))" office:value-type="string" office:string-value="E" calcext:value-type="string">
            <text:p>E</text:p>
          </table:table-cell>
          <table:table-cell table:formula="of:=CHAR( IF(ROW([.Y8]) + COLUMN([.Y8]) + 63&gt;90;(ROW([.Y8]) + COLUMN([.Y8]) + 63)-26 ;ROW([.Y8]) + COLUMN([.Y8]) + 63))" office:value-type="string" office:string-value="F" calcext:value-type="string">
            <text:p>F</text:p>
          </table:table-cell>
          <table:table-cell table:formula="of:=CHAR( IF(ROW([.Z8]) + COLUMN([.Z8]) + 63&gt;90;(ROW([.Z8]) + COLUMN([.Z8]) + 63)-26 ;ROW([.Z8]) + COLUMN([.Z8]) + 63))" office:value-type="string" office:string-value="G" calcext:value-type="string">
            <text:p>G</text:p>
          </table:table-cell>
          <table:table-cell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number-columns-repeated="67"/>
        </table:table-row>
        <table:table-row table:style-name="ro1">
          <table:table-cell table:formula="of:=CHAR( IF(ROW([.A9]) + COLUMN([.A9]) + 63&gt;90;(ROW([.A9]) + COLUMN([.A9]) + 63)-26 ;ROW([.A9]) + COLUMN([.A9]) + 63))" office:value-type="string" office:string-value="I" calcext:value-type="string">
            <text:p>I</text:p>
          </table:table-cell>
          <table:table-cell table:formula="of:=CHAR( IF(ROW([.B9]) + COLUMN([.B9]) + 63&gt;90;(ROW([.B9]) + COLUMN([.B9]) + 63)-26 ;ROW([.B9]) + COLUMN([.B9]) + 63))" office:value-type="string" office:string-value="J" calcext:value-type="string">
            <text:p>J</text:p>
          </table:table-cell>
          <table:table-cell table:formula="of:=CHAR( IF(ROW([.C9]) + COLUMN([.C9]) + 63&gt;90;(ROW([.C9]) + COLUMN([.C9]) + 63)-26 ;ROW([.C9]) + COLUMN([.C9]) + 63))" office:value-type="string" office:string-value="K" calcext:value-type="string">
            <text:p>K</text:p>
          </table:table-cell>
          <table:table-cell table:formula="of:=CHAR( IF(ROW([.D9]) + COLUMN([.D9]) + 63&gt;90;(ROW([.D9]) + COLUMN([.D9]) + 63)-26 ;ROW([.D9]) + COLUMN([.D9]) + 63))" office:value-type="string" office:string-value="L" calcext:value-type="string">
            <text:p>L</text:p>
          </table:table-cell>
          <table:table-cell table:formula="of:=CHAR( IF(ROW([.E9]) + COLUMN([.E9]) + 63&gt;90;(ROW([.E9]) + COLUMN([.E9]) + 63)-26 ;ROW([.E9]) + COLUMN([.E9]) + 63))" office:value-type="string" office:string-value="M" calcext:value-type="string">
            <text:p>M</text:p>
          </table:table-cell>
          <table:table-cell table:formula="of:=CHAR( IF(ROW([.F9]) + COLUMN([.F9]) + 63&gt;90;(ROW([.F9]) + COLUMN([.F9]) + 63)-26 ;ROW([.F9]) + COLUMN([.F9]) + 63))" office:value-type="string" office:string-value="N" calcext:value-type="string">
            <text:p>N</text:p>
          </table:table-cell>
          <table:table-cell table:formula="of:=CHAR( IF(ROW([.G9]) + COLUMN([.G9]) + 63&gt;90;(ROW([.G9]) + COLUMN([.G9]) + 63)-26 ;ROW([.G9]) + COLUMN([.G9]) + 63))" office:value-type="string" office:string-value="O" calcext:value-type="string">
            <text:p>O</text:p>
          </table:table-cell>
          <table:table-cell table:formula="of:=CHAR( IF(ROW([.H9]) + COLUMN([.H9]) + 63&gt;90;(ROW([.H9]) + COLUMN([.H9]) + 63)-26 ;ROW([.H9]) + COLUMN([.H9]) + 63))" office:value-type="string" office:string-value="P" calcext:value-type="string">
            <text:p>P</text:p>
          </table:table-cell>
          <table:table-cell table:formula="of:=CHAR( IF(ROW([.I9]) + COLUMN([.I9]) + 63&gt;90;(ROW([.I9]) + COLUMN([.I9]) + 63)-26 ;ROW([.I9]) + COLUMN([.I9]) + 63))" office:value-type="string" office:string-value="Q" calcext:value-type="string">
            <text:p>Q</text:p>
          </table:table-cell>
          <table:table-cell table:formula="of:=CHAR( IF(ROW([.J9]) + COLUMN([.J9]) + 63&gt;90;(ROW([.J9]) + COLUMN([.J9]) + 63)-26 ;ROW([.J9]) + COLUMN([.J9]) + 63))" office:value-type="string" office:string-value="R" calcext:value-type="string">
            <text:p>R</text:p>
          </table:table-cell>
          <table:table-cell table:formula="of:=CHAR( IF(ROW([.K9]) + COLUMN([.K9]) + 63&gt;90;(ROW([.K9]) + COLUMN([.K9]) + 63)-26 ;ROW([.K9]) + COLUMN([.K9]) + 63))" office:value-type="string" office:string-value="S" calcext:value-type="string">
            <text:p>S</text:p>
          </table:table-cell>
          <table:table-cell table:formula="of:=CHAR( IF(ROW([.L9]) + COLUMN([.L9]) + 63&gt;90;(ROW([.L9]) + COLUMN([.L9]) + 63)-26 ;ROW([.L9]) + COLUMN([.L9]) + 63))" office:value-type="string" office:string-value="T" calcext:value-type="string">
            <text:p>T</text:p>
          </table:table-cell>
          <table:table-cell table:formula="of:=CHAR( IF(ROW([.M9]) + COLUMN([.M9]) + 63&gt;90;(ROW([.M9]) + COLUMN([.M9]) + 63)-26 ;ROW([.M9]) + COLUMN([.M9]) + 63))" office:value-type="string" office:string-value="U" calcext:value-type="string">
            <text:p>U</text:p>
          </table:table-cell>
          <table:table-cell table:formula="of:=CHAR( IF(ROW([.N9]) + COLUMN([.N9]) + 63&gt;90;(ROW([.N9]) + COLUMN([.N9]) + 63)-26 ;ROW([.N9]) + COLUMN([.N9]) + 63))" office:value-type="string" office:string-value="V" calcext:value-type="string">
            <text:p>V</text:p>
          </table:table-cell>
          <table:table-cell table:formula="of:=CHAR( IF(ROW([.O9]) + COLUMN([.O9]) + 63&gt;90;(ROW([.O9]) + COLUMN([.O9]) + 63)-26 ;ROW([.O9]) + COLUMN([.O9]) + 63))" office:value-type="string" office:string-value="W" calcext:value-type="string">
            <text:p>W</text:p>
          </table:table-cell>
          <table:table-cell table:formula="of:=CHAR( IF(ROW([.P9]) + COLUMN([.P9]) + 63&gt;90;(ROW([.P9]) + COLUMN([.P9]) + 63)-26 ;ROW([.P9]) + COLUMN([.P9]) + 63))" office:value-type="string" office:string-value="X" calcext:value-type="string">
            <text:p>X</text:p>
          </table:table-cell>
          <table:table-cell table:formula="of:=CHAR( IF(ROW([.Q9]) + COLUMN([.Q9]) + 63&gt;90;(ROW([.Q9]) + COLUMN([.Q9]) + 63)-26 ;ROW([.Q9]) + COLUMN([.Q9]) + 63))" office:value-type="string" office:string-value="Y" calcext:value-type="string">
            <text:p>Y</text:p>
          </table:table-cell>
          <table:table-cell table:formula="of:=CHAR( IF(ROW([.R9]) + COLUMN([.R9]) + 63&gt;90;(ROW([.R9]) + COLUMN([.R9]) + 63)-26 ;ROW([.R9]) + COLUMN([.R9]) + 63))" office:value-type="string" office:string-value="Z" calcext:value-type="string">
            <text:p>Z</text:p>
          </table:table-cell>
          <table:table-cell table:formula="of:=CHAR( IF(ROW([.S9]) + COLUMN([.S9]) + 63&gt;90;(ROW([.S9]) + COLUMN([.S9]) + 63)-26 ;ROW([.S9]) + COLUMN([.S9]) + 63))" office:value-type="string" office:string-value="A" calcext:value-type="string">
            <text:p>A</text:p>
          </table:table-cell>
          <table:table-cell table:formula="of:=CHAR( IF(ROW([.T9]) + COLUMN([.T9]) + 63&gt;90;(ROW([.T9]) + COLUMN([.T9]) + 63)-26 ;ROW([.T9]) + COLUMN([.T9]) + 63))" office:value-type="string" office:string-value="B" calcext:value-type="string">
            <text:p>B</text:p>
          </table:table-cell>
          <table:table-cell table:formula="of:=CHAR( IF(ROW([.U9]) + COLUMN([.U9]) + 63&gt;90;(ROW([.U9]) + COLUMN([.U9]) + 63)-26 ;ROW([.U9]) + COLUMN([.U9]) + 63))" office:value-type="string" office:string-value="C" calcext:value-type="string">
            <text:p>C</text:p>
          </table:table-cell>
          <table:table-cell table:formula="of:=CHAR( IF(ROW([.V9]) + COLUMN([.V9]) + 63&gt;90;(ROW([.V9]) + COLUMN([.V9]) + 63)-26 ;ROW([.V9]) + COLUMN([.V9]) + 63))" office:value-type="string" office:string-value="D" calcext:value-type="string">
            <text:p>D</text:p>
          </table:table-cell>
          <table:table-cell table:formula="of:=CHAR( IF(ROW([.W9]) + COLUMN([.W9]) + 63&gt;90;(ROW([.W9]) + COLUMN([.W9]) + 63)-26 ;ROW([.W9]) + COLUMN([.W9]) + 63))" office:value-type="string" office:string-value="E" calcext:value-type="string">
            <text:p>E</text:p>
          </table:table-cell>
          <table:table-cell table:formula="of:=CHAR( IF(ROW([.X9]) + COLUMN([.X9]) + 63&gt;90;(ROW([.X9]) + COLUMN([.X9]) + 63)-26 ;ROW([.X9]) + COLUMN([.X9]) + 63))" office:value-type="string" office:string-value="F" calcext:value-type="string">
            <text:p>F</text:p>
          </table:table-cell>
          <table:table-cell table:formula="of:=CHAR( IF(ROW([.Y9]) + COLUMN([.Y9]) + 63&gt;90;(ROW([.Y9]) + COLUMN([.Y9]) + 63)-26 ;ROW([.Y9]) + COLUMN([.Y9]) + 63))" office:value-type="string" office:string-value="G" calcext:value-type="string">
            <text:p>G</text:p>
          </table:table-cell>
          <table:table-cell table:formula="of:=CHAR( IF(ROW([.Z9]) + COLUMN([.Z9]) + 63&gt;90;(ROW([.Z9]) + COLUMN([.Z9]) + 63)-26 ;ROW([.Z9]) + COLUMN([.Z9]) + 63))" office:value-type="string" office:string-value="H" calcext:value-type="string">
            <text:p>H</text:p>
          </table:table-cell>
          <table:table-cell table:number-columns-repeated="81"/>
        </table:table-row>
        <table:table-row table:style-name="ro1">
          <table:table-cell table:formula="of:=CHAR( IF(ROW([.A10]) + COLUMN([.A10]) + 63&gt;90;(ROW([.A10]) + COLUMN([.A10]) + 63)-26 ;ROW([.A10]) + COLUMN([.A10]) + 63))" office:value-type="string" office:string-value="J" calcext:value-type="string">
            <text:p>J</text:p>
          </table:table-cell>
          <table:table-cell table:formula="of:=CHAR( IF(ROW([.B10]) + COLUMN([.B10]) + 63&gt;90;(ROW([.B10]) + COLUMN([.B10]) + 63)-26 ;ROW([.B10]) + COLUMN([.B10]) + 63))" office:value-type="string" office:string-value="K" calcext:value-type="string">
            <text:p>K</text:p>
          </table:table-cell>
          <table:table-cell table:formula="of:=CHAR( IF(ROW([.C10]) + COLUMN([.C10]) + 63&gt;90;(ROW([.C10]) + COLUMN([.C10]) + 63)-26 ;ROW([.C10]) + COLUMN([.C10]) + 63))" office:value-type="string" office:string-value="L" calcext:value-type="string">
            <text:p>L</text:p>
          </table:table-cell>
          <table:table-cell table:formula="of:=CHAR( IF(ROW([.D10]) + COLUMN([.D10]) + 63&gt;90;(ROW([.D10]) + COLUMN([.D10]) + 63)-26 ;ROW([.D10]) + COLUMN([.D10]) + 63))" office:value-type="string" office:string-value="M" calcext:value-type="string">
            <text:p>M</text:p>
          </table:table-cell>
          <table:table-cell table:formula="of:=CHAR( IF(ROW([.E10]) + COLUMN([.E10]) + 63&gt;90;(ROW([.E10]) + COLUMN([.E10]) + 63)-26 ;ROW([.E10]) + COLUMN([.E10]) + 63))" office:value-type="string" office:string-value="N" calcext:value-type="string">
            <text:p>N</text:p>
          </table:table-cell>
          <table:table-cell table:formula="of:=CHAR( IF(ROW([.F10]) + COLUMN([.F10]) + 63&gt;90;(ROW([.F10]) + COLUMN([.F10]) + 63)-26 ;ROW([.F10]) + COLUMN([.F10]) + 63))" office:value-type="string" office:string-value="O" calcext:value-type="string">
            <text:p>O</text:p>
          </table:table-cell>
          <table:table-cell table:formula="of:=CHAR( IF(ROW([.G10]) + COLUMN([.G10]) + 63&gt;90;(ROW([.G10]) + COLUMN([.G10]) + 63)-26 ;ROW([.G10]) + COLUMN([.G10]) + 63))" office:value-type="string" office:string-value="P" calcext:value-type="string">
            <text:p>P</text:p>
          </table:table-cell>
          <table:table-cell table:formula="of:=CHAR( IF(ROW([.H10]) + COLUMN([.H10]) + 63&gt;90;(ROW([.H10]) + COLUMN([.H10]) + 63)-26 ;ROW([.H10]) + COLUMN([.H10]) + 63))" office:value-type="string" office:string-value="Q" calcext:value-type="string">
            <text:p>Q</text:p>
          </table:table-cell>
          <table:table-cell table:formula="of:=CHAR( IF(ROW([.I10]) + COLUMN([.I10]) + 63&gt;90;(ROW([.I10]) + COLUMN([.I10]) + 63)-26 ;ROW([.I10]) + COLUMN([.I10]) + 63))" office:value-type="string" office:string-value="R" calcext:value-type="string">
            <text:p>R</text:p>
          </table:table-cell>
          <table:table-cell table:formula="of:=CHAR( IF(ROW([.J10]) + COLUMN([.J10]) + 63&gt;90;(ROW([.J10]) + COLUMN([.J10]) + 63)-26 ;ROW([.J10]) + COLUMN([.J10]) + 63))" office:value-type="string" office:string-value="S" calcext:value-type="string">
            <text:p>S</text:p>
          </table:table-cell>
          <table:table-cell table:formula="of:=CHAR( IF(ROW([.K10]) + COLUMN([.K10]) + 63&gt;90;(ROW([.K10]) + COLUMN([.K10]) + 63)-26 ;ROW([.K10]) + COLUMN([.K10]) + 63))" office:value-type="string" office:string-value="T" calcext:value-type="string">
            <text:p>T</text:p>
          </table:table-cell>
          <table:table-cell table:formula="of:=CHAR( IF(ROW([.L10]) + COLUMN([.L10]) + 63&gt;90;(ROW([.L10]) + COLUMN([.L10]) + 63)-26 ;ROW([.L10]) + COLUMN([.L10]) + 63))" office:value-type="string" office:string-value="U" calcext:value-type="string">
            <text:p>U</text:p>
          </table:table-cell>
          <table:table-cell table:formula="of:=CHAR( IF(ROW([.M10]) + COLUMN([.M10]) + 63&gt;90;(ROW([.M10]) + COLUMN([.M10]) + 63)-26 ;ROW([.M10]) + COLUMN([.M10]) + 63))" office:value-type="string" office:string-value="V" calcext:value-type="string">
            <text:p>V</text:p>
          </table:table-cell>
          <table:table-cell table:formula="of:=CHAR( IF(ROW([.N10]) + COLUMN([.N10]) + 63&gt;90;(ROW([.N10]) + COLUMN([.N10]) + 63)-26 ;ROW([.N10]) + COLUMN([.N10]) + 63))" office:value-type="string" office:string-value="W" calcext:value-type="string">
            <text:p>W</text:p>
          </table:table-cell>
          <table:table-cell table:formula="of:=CHAR( IF(ROW([.O10]) + COLUMN([.O10]) + 63&gt;90;(ROW([.O10]) + COLUMN([.O10]) + 63)-26 ;ROW([.O10]) + COLUMN([.O10]) + 63))" office:value-type="string" office:string-value="X" calcext:value-type="string">
            <text:p>X</text:p>
          </table:table-cell>
          <table:table-cell table:formula="of:=CHAR( IF(ROW([.P10]) + COLUMN([.P10]) + 63&gt;90;(ROW([.P10]) + COLUMN([.P10]) + 63)-26 ;ROW([.P10]) + COLUMN([.P10]) + 63))" office:value-type="string" office:string-value="Y" calcext:value-type="string">
            <text:p>Y</text:p>
          </table:table-cell>
          <table:table-cell table:formula="of:=CHAR( IF(ROW([.Q10]) + COLUMN([.Q10]) + 63&gt;90;(ROW([.Q10]) + COLUMN([.Q10]) + 63)-26 ;ROW([.Q10]) + COLUMN([.Q10]) + 63))" office:value-type="string" office:string-value="Z" calcext:value-type="string">
            <text:p>Z</text:p>
          </table:table-cell>
          <table:table-cell table:formula="of:=CHAR( IF(ROW([.R10]) + COLUMN([.R10]) + 63&gt;90;(ROW([.R10]) + COLUMN([.R10]) + 63)-26 ;ROW([.R10]) + COLUMN([.R10]) + 63))" office:value-type="string" office:string-value="A" calcext:value-type="string">
            <text:p>A</text:p>
          </table:table-cell>
          <table:table-cell table:formula="of:=CHAR( IF(ROW([.S10]) + COLUMN([.S10]) + 63&gt;90;(ROW([.S10]) + COLUMN([.S10]) + 63)-26 ;ROW([.S10]) + COLUMN([.S10]) + 63))" office:value-type="string" office:string-value="B" calcext:value-type="string">
            <text:p>B</text:p>
          </table:table-cell>
          <table:table-cell table:formula="of:=CHAR( IF(ROW([.T10]) + COLUMN([.T10]) + 63&gt;90;(ROW([.T10]) + COLUMN([.T10]) + 63)-26 ;ROW([.T10]) + COLUMN([.T10]) + 63))" office:value-type="string" office:string-value="C" calcext:value-type="string">
            <text:p>C</text:p>
          </table:table-cell>
          <table:table-cell table:formula="of:=CHAR( IF(ROW([.U10]) + COLUMN([.U10]) + 63&gt;90;(ROW([.U10]) + COLUMN([.U10]) + 63)-26 ;ROW([.U10]) + COLUMN([.U10]) + 63))" office:value-type="string" office:string-value="D" calcext:value-type="string">
            <text:p>D</text:p>
          </table:table-cell>
          <table:table-cell table:formula="of:=CHAR( IF(ROW([.V10]) + COLUMN([.V10]) + 63&gt;90;(ROW([.V10]) + COLUMN([.V10]) + 63)-26 ;ROW([.V10]) + COLUMN([.V10]) + 63))" office:value-type="string" office:string-value="E" calcext:value-type="string">
            <text:p>E</text:p>
          </table:table-cell>
          <table:table-cell table:formula="of:=CHAR( IF(ROW([.W10]) + COLUMN([.W10]) + 63&gt;90;(ROW([.W10]) + COLUMN([.W10]) + 63)-26 ;ROW([.W10]) + COLUMN([.W10]) + 63))" office:value-type="string" office:string-value="F" calcext:value-type="string">
            <text:p>F</text:p>
          </table:table-cell>
          <table:table-cell table:formula="of:=CHAR( IF(ROW([.X10]) + COLUMN([.X10]) + 63&gt;90;(ROW([.X10]) + COLUMN([.X10]) + 63)-26 ;ROW([.X10]) + COLUMN([.X10]) + 63))" office:value-type="string" office:string-value="G" calcext:value-type="string">
            <text:p>G</text:p>
          </table:table-cell>
          <table:table-cell table:formula="of:=CHAR( IF(ROW([.Y10]) + COLUMN([.Y10]) + 63&gt;90;(ROW([.Y10]) + COLUMN([.Y10]) + 63)-26 ;ROW([.Y10]) + COLUMN([.Y10]) + 63))" office:value-type="string" office:string-value="H" calcext:value-type="string">
            <text:p>H</text:p>
          </table:table-cell>
          <table:table-cell table:formula="of:=CHAR( IF(ROW([.Z10]) + COLUMN([.Z10]) + 63&gt;90;(ROW([.Z10]) + COLUMN([.Z10]) + 63)-26 ;ROW([.Z10]) + COLUMN([.Z10]) + 63))" office:value-type="string" office:string-value="I" calcext:value-type="string">
            <text:p>I</text:p>
          </table:table-cell>
          <table:table-cell table:style-name="Default"/>
          <table:table-cell table:number-columns-repeated="80"/>
        </table:table-row>
        <table:table-row table:style-name="ro1">
          <table:table-cell table:formula="of:=CHAR( IF(ROW([.A11]) + COLUMN([.A11]) + 63&gt;90;(ROW([.A11]) + COLUMN([.A11]) + 63)-26 ;ROW([.A11]) + COLUMN([.A11]) + 63))" office:value-type="string" office:string-value="K" calcext:value-type="string">
            <text:p>K</text:p>
          </table:table-cell>
          <table:table-cell table:formula="of:=CHAR( IF(ROW([.B11]) + COLUMN([.B11]) + 63&gt;90;(ROW([.B11]) + COLUMN([.B11]) + 63)-26 ;ROW([.B11]) + COLUMN([.B11]) + 63))" office:value-type="string" office:string-value="L" calcext:value-type="string">
            <text:p>L</text:p>
          </table:table-cell>
          <table:table-cell table:formula="of:=CHAR( IF(ROW([.C11]) + COLUMN([.C11]) + 63&gt;90;(ROW([.C11]) + COLUMN([.C11]) + 63)-26 ;ROW([.C11]) + COLUMN([.C11]) + 63))" office:value-type="string" office:string-value="M" calcext:value-type="string">
            <text:p>M</text:p>
          </table:table-cell>
          <table:table-cell table:formula="of:=CHAR( IF(ROW([.D11]) + COLUMN([.D11]) + 63&gt;90;(ROW([.D11]) + COLUMN([.D11]) + 63)-26 ;ROW([.D11]) + COLUMN([.D11]) + 63))" office:value-type="string" office:string-value="N" calcext:value-type="string">
            <text:p>N</text:p>
          </table:table-cell>
          <table:table-cell table:formula="of:=CHAR( IF(ROW([.E11]) + COLUMN([.E11]) + 63&gt;90;(ROW([.E11]) + COLUMN([.E11]) + 63)-26 ;ROW([.E11]) + COLUMN([.E11]) + 63))" office:value-type="string" office:string-value="O" calcext:value-type="string">
            <text:p>O</text:p>
          </table:table-cell>
          <table:table-cell table:formula="of:=CHAR( IF(ROW([.F11]) + COLUMN([.F11]) + 63&gt;90;(ROW([.F11]) + COLUMN([.F11]) + 63)-26 ;ROW([.F11]) + COLUMN([.F11]) + 63))" office:value-type="string" office:string-value="P" calcext:value-type="string">
            <text:p>P</text:p>
          </table:table-cell>
          <table:table-cell table:formula="of:=CHAR( IF(ROW([.G11]) + COLUMN([.G11]) + 63&gt;90;(ROW([.G11]) + COLUMN([.G11]) + 63)-26 ;ROW([.G11]) + COLUMN([.G11]) + 63))" office:value-type="string" office:string-value="Q" calcext:value-type="string">
            <text:p>Q</text:p>
          </table:table-cell>
          <table:table-cell table:formula="of:=CHAR( IF(ROW([.H11]) + COLUMN([.H11]) + 63&gt;90;(ROW([.H11]) + COLUMN([.H11]) + 63)-26 ;ROW([.H11]) + COLUMN([.H11]) + 63))" office:value-type="string" office:string-value="R" calcext:value-type="string">
            <text:p>R</text:p>
          </table:table-cell>
          <table:table-cell table:formula="of:=CHAR( IF(ROW([.I11]) + COLUMN([.I11]) + 63&gt;90;(ROW([.I11]) + COLUMN([.I11]) + 63)-26 ;ROW([.I11]) + COLUMN([.I11]) + 63))" office:value-type="string" office:string-value="S" calcext:value-type="string">
            <text:p>S</text:p>
          </table:table-cell>
          <table:table-cell table:formula="of:=CHAR( IF(ROW([.J11]) + COLUMN([.J11]) + 63&gt;90;(ROW([.J11]) + COLUMN([.J11]) + 63)-26 ;ROW([.J11]) + COLUMN([.J11]) + 63))" office:value-type="string" office:string-value="T" calcext:value-type="string">
            <text:p>T</text:p>
          </table:table-cell>
          <table:table-cell table:formula="of:=CHAR( IF(ROW([.K11]) + COLUMN([.K11]) + 63&gt;90;(ROW([.K11]) + COLUMN([.K11]) + 63)-26 ;ROW([.K11]) + COLUMN([.K11]) + 63))" office:value-type="string" office:string-value="U" calcext:value-type="string">
            <text:p>U</text:p>
          </table:table-cell>
          <table:table-cell table:formula="of:=CHAR( IF(ROW([.L11]) + COLUMN([.L11]) + 63&gt;90;(ROW([.L11]) + COLUMN([.L11]) + 63)-26 ;ROW([.L11]) + COLUMN([.L11]) + 63))" office:value-type="string" office:string-value="V" calcext:value-type="string">
            <text:p>V</text:p>
          </table:table-cell>
          <table:table-cell table:formula="of:=CHAR( IF(ROW([.M11]) + COLUMN([.M11]) + 63&gt;90;(ROW([.M11]) + COLUMN([.M11]) + 63)-26 ;ROW([.M11]) + COLUMN([.M11]) + 63))" office:value-type="string" office:string-value="W" calcext:value-type="string">
            <text:p>W</text:p>
          </table:table-cell>
          <table:table-cell table:formula="of:=CHAR( IF(ROW([.N11]) + COLUMN([.N11]) + 63&gt;90;(ROW([.N11]) + COLUMN([.N11]) + 63)-26 ;ROW([.N11]) + COLUMN([.N11]) + 63))" office:value-type="string" office:string-value="X" calcext:value-type="string">
            <text:p>X</text:p>
          </table:table-cell>
          <table:table-cell table:formula="of:=CHAR( IF(ROW([.O11]) + COLUMN([.O11]) + 63&gt;90;(ROW([.O11]) + COLUMN([.O11]) + 63)-26 ;ROW([.O11]) + COLUMN([.O11]) + 63))" office:value-type="string" office:string-value="Y" calcext:value-type="string">
            <text:p>Y</text:p>
          </table:table-cell>
          <table:table-cell table:formula="of:=CHAR( IF(ROW([.P11]) + COLUMN([.P11]) + 63&gt;90;(ROW([.P11]) + COLUMN([.P11]) + 63)-26 ;ROW([.P11]) + COLUMN([.P11]) + 63))" office:value-type="string" office:string-value="Z" calcext:value-type="string">
            <text:p>Z</text:p>
          </table:table-cell>
          <table:table-cell table:formula="of:=CHAR( IF(ROW([.Q11]) + COLUMN([.Q11]) + 63&gt;90;(ROW([.Q11]) + COLUMN([.Q11]) + 63)-26 ;ROW([.Q11]) + COLUMN([.Q11]) + 63))" office:value-type="string" office:string-value="A" calcext:value-type="string">
            <text:p>A</text:p>
          </table:table-cell>
          <table:table-cell table:formula="of:=CHAR( IF(ROW([.R11]) + COLUMN([.R11]) + 63&gt;90;(ROW([.R11]) + COLUMN([.R11]) + 63)-26 ;ROW([.R11]) + COLUMN([.R11]) + 63))" office:value-type="string" office:string-value="B" calcext:value-type="string">
            <text:p>B</text:p>
          </table:table-cell>
          <table:table-cell table:formula="of:=CHAR( IF(ROW([.S11]) + COLUMN([.S11]) + 63&gt;90;(ROW([.S11]) + COLUMN([.S11]) + 63)-26 ;ROW([.S11]) + COLUMN([.S11]) + 63))" office:value-type="string" office:string-value="C" calcext:value-type="string">
            <text:p>C</text:p>
          </table:table-cell>
          <table:table-cell table:formula="of:=CHAR( IF(ROW([.T11]) + COLUMN([.T11]) + 63&gt;90;(ROW([.T11]) + COLUMN([.T11]) + 63)-26 ;ROW([.T11]) + COLUMN([.T11]) + 63))" office:value-type="string" office:string-value="D" calcext:value-type="string">
            <text:p>D</text:p>
          </table:table-cell>
          <table:table-cell table:formula="of:=CHAR( IF(ROW([.U11]) + COLUMN([.U11]) + 63&gt;90;(ROW([.U11]) + COLUMN([.U11]) + 63)-26 ;ROW([.U11]) + COLUMN([.U11]) + 63))" office:value-type="string" office:string-value="E" calcext:value-type="string">
            <text:p>E</text:p>
          </table:table-cell>
          <table:table-cell table:formula="of:=CHAR( IF(ROW([.V11]) + COLUMN([.V11]) + 63&gt;90;(ROW([.V11]) + COLUMN([.V11]) + 63)-26 ;ROW([.V11]) + COLUMN([.V11]) + 63))" office:value-type="string" office:string-value="F" calcext:value-type="string">
            <text:p>F</text:p>
          </table:table-cell>
          <table:table-cell table:formula="of:=CHAR( IF(ROW([.W11]) + COLUMN([.W11]) + 63&gt;90;(ROW([.W11]) + COLUMN([.W11]) + 63)-26 ;ROW([.W11]) + COLUMN([.W11]) + 63))" office:value-type="string" office:string-value="G" calcext:value-type="string">
            <text:p>G</text:p>
          </table:table-cell>
          <table:table-cell table:formula="of:=CHAR( IF(ROW([.X11]) + COLUMN([.X11]) + 63&gt;90;(ROW([.X11]) + COLUMN([.X11]) + 63)-26 ;ROW([.X11]) + COLUMN([.X11]) + 63))" office:value-type="string" office:string-value="H" calcext:value-type="string">
            <text:p>H</text:p>
          </table:table-cell>
          <table:table-cell table:formula="of:=CHAR( IF(ROW([.Y11]) + COLUMN([.Y11]) + 63&gt;90;(ROW([.Y11]) + COLUMN([.Y11]) + 63)-26 ;ROW([.Y11]) + COLUMN([.Y11]) + 63))" office:value-type="string" office:string-value="I" calcext:value-type="string">
            <text:p>I</text:p>
          </table:table-cell>
          <table:table-cell table:formula="of:=CHAR( IF(ROW([.Z11]) + COLUMN([.Z11]) + 63&gt;90;(ROW([.Z11]) + COLUMN([.Z11]) + 63)-26 ;ROW([.Z11]) + COLUMN([.Z11]) + 63))" office:value-type="string" office:string-value="J" calcext:value-type="string">
            <text:p>J</text:p>
          </table:table-cell>
          <table:table-cell table:number-columns-repeated="81"/>
        </table:table-row>
        <table:table-row table:style-name="ro1">
          <table:table-cell table:formula="of:=CHAR( IF(ROW([.A12]) + COLUMN([.A12]) + 63&gt;90;(ROW([.A12]) + COLUMN([.A12]) + 63)-26 ;ROW([.A12]) + COLUMN([.A12]) + 63))" office:value-type="string" office:string-value="L" calcext:value-type="string">
            <text:p>L</text:p>
          </table:table-cell>
          <table:table-cell table:formula="of:=CHAR( IF(ROW([.B12]) + COLUMN([.B12]) + 63&gt;90;(ROW([.B12]) + COLUMN([.B12]) + 63)-26 ;ROW([.B12]) + COLUMN([.B12]) + 63))" office:value-type="string" office:string-value="M" calcext:value-type="string">
            <text:p>M</text:p>
          </table:table-cell>
          <table:table-cell table:formula="of:=CHAR( IF(ROW([.C12]) + COLUMN([.C12]) + 63&gt;90;(ROW([.C12]) + COLUMN([.C12]) + 63)-26 ;ROW([.C12]) + COLUMN([.C12]) + 63))" office:value-type="string" office:string-value="N" calcext:value-type="string">
            <text:p>N</text:p>
          </table:table-cell>
          <table:table-cell table:formula="of:=CHAR( IF(ROW([.D12]) + COLUMN([.D12]) + 63&gt;90;(ROW([.D12]) + COLUMN([.D12]) + 63)-26 ;ROW([.D12]) + COLUMN([.D12]) + 63))" office:value-type="string" office:string-value="O" calcext:value-type="string">
            <text:p>O</text:p>
          </table:table-cell>
          <table:table-cell table:formula="of:=CHAR( IF(ROW([.E12]) + COLUMN([.E12]) + 63&gt;90;(ROW([.E12]) + COLUMN([.E12]) + 63)-26 ;ROW([.E12]) + COLUMN([.E12]) + 63))" office:value-type="string" office:string-value="P" calcext:value-type="string">
            <text:p>P</text:p>
          </table:table-cell>
          <table:table-cell table:formula="of:=CHAR( IF(ROW([.F12]) + COLUMN([.F12]) + 63&gt;90;(ROW([.F12]) + COLUMN([.F12]) + 63)-26 ;ROW([.F12]) + COLUMN([.F12]) + 63))" office:value-type="string" office:string-value="Q" calcext:value-type="string">
            <text:p>Q</text:p>
          </table:table-cell>
          <table:table-cell table:formula="of:=CHAR( IF(ROW([.G12]) + COLUMN([.G12]) + 63&gt;90;(ROW([.G12]) + COLUMN([.G12]) + 63)-26 ;ROW([.G12]) + COLUMN([.G12]) + 63))" office:value-type="string" office:string-value="R" calcext:value-type="string">
            <text:p>R</text:p>
          </table:table-cell>
          <table:table-cell table:formula="of:=CHAR( IF(ROW([.H12]) + COLUMN([.H12]) + 63&gt;90;(ROW([.H12]) + COLUMN([.H12]) + 63)-26 ;ROW([.H12]) + COLUMN([.H12]) + 63))" office:value-type="string" office:string-value="S" calcext:value-type="string">
            <text:p>S</text:p>
          </table:table-cell>
          <table:table-cell table:formula="of:=CHAR( IF(ROW([.I12]) + COLUMN([.I12]) + 63&gt;90;(ROW([.I12]) + COLUMN([.I12]) + 63)-26 ;ROW([.I12]) + COLUMN([.I12]) + 63))" office:value-type="string" office:string-value="T" calcext:value-type="string">
            <text:p>T</text:p>
          </table:table-cell>
          <table:table-cell table:formula="of:=CHAR( IF(ROW([.J12]) + COLUMN([.J12]) + 63&gt;90;(ROW([.J12]) + COLUMN([.J12]) + 63)-26 ;ROW([.J12]) + COLUMN([.J12]) + 63))" office:value-type="string" office:string-value="U" calcext:value-type="string">
            <text:p>U</text:p>
          </table:table-cell>
          <table:table-cell table:formula="of:=CHAR( IF(ROW([.K12]) + COLUMN([.K12]) + 63&gt;90;(ROW([.K12]) + COLUMN([.K12]) + 63)-26 ;ROW([.K12]) + COLUMN([.K12]) + 63))" office:value-type="string" office:string-value="V" calcext:value-type="string">
            <text:p>V</text:p>
          </table:table-cell>
          <table:table-cell table:formula="of:=CHAR( IF(ROW([.L12]) + COLUMN([.L12]) + 63&gt;90;(ROW([.L12]) + COLUMN([.L12]) + 63)-26 ;ROW([.L12]) + COLUMN([.L12]) + 63))" office:value-type="string" office:string-value="W" calcext:value-type="string">
            <text:p>W</text:p>
          </table:table-cell>
          <table:table-cell table:formula="of:=CHAR( IF(ROW([.M12]) + COLUMN([.M12]) + 63&gt;90;(ROW([.M12]) + COLUMN([.M12]) + 63)-26 ;ROW([.M12]) + COLUMN([.M12]) + 63))" office:value-type="string" office:string-value="X" calcext:value-type="string">
            <text:p>X</text:p>
          </table:table-cell>
          <table:table-cell table:formula="of:=CHAR( IF(ROW([.N12]) + COLUMN([.N12]) + 63&gt;90;(ROW([.N12]) + COLUMN([.N12]) + 63)-26 ;ROW([.N12]) + COLUMN([.N12]) + 63))" office:value-type="string" office:string-value="Y" calcext:value-type="string">
            <text:p>Y</text:p>
          </table:table-cell>
          <table:table-cell table:formula="of:=CHAR( IF(ROW([.O12]) + COLUMN([.O12]) + 63&gt;90;(ROW([.O12]) + COLUMN([.O12]) + 63)-26 ;ROW([.O12]) + COLUMN([.O12]) + 63))" office:value-type="string" office:string-value="Z" calcext:value-type="string">
            <text:p>Z</text:p>
          </table:table-cell>
          <table:table-cell table:formula="of:=CHAR( IF(ROW([.P12]) + COLUMN([.P12]) + 63&gt;90;(ROW([.P12]) + COLUMN([.P12]) + 63)-26 ;ROW([.P12]) + COLUMN([.P12]) + 63))" office:value-type="string" office:string-value="A" calcext:value-type="string">
            <text:p>A</text:p>
          </table:table-cell>
          <table:table-cell table:formula="of:=CHAR( IF(ROW([.Q12]) + COLUMN([.Q12]) + 63&gt;90;(ROW([.Q12]) + COLUMN([.Q12]) + 63)-26 ;ROW([.Q12]) + COLUMN([.Q12]) + 63))" office:value-type="string" office:string-value="B" calcext:value-type="string">
            <text:p>B</text:p>
          </table:table-cell>
          <table:table-cell table:formula="of:=CHAR( IF(ROW([.R12]) + COLUMN([.R12]) + 63&gt;90;(ROW([.R12]) + COLUMN([.R12]) + 63)-26 ;ROW([.R12]) + COLUMN([.R12]) + 63))" office:value-type="string" office:string-value="C" calcext:value-type="string">
            <text:p>C</text:p>
          </table:table-cell>
          <table:table-cell table:formula="of:=CHAR( IF(ROW([.S12]) + COLUMN([.S12]) + 63&gt;90;(ROW([.S12]) + COLUMN([.S12]) + 63)-26 ;ROW([.S12]) + COLUMN([.S12]) + 63))" office:value-type="string" office:string-value="D" calcext:value-type="string">
            <text:p>D</text:p>
          </table:table-cell>
          <table:table-cell table:formula="of:=CHAR( IF(ROW([.T12]) + COLUMN([.T12]) + 63&gt;90;(ROW([.T12]) + COLUMN([.T12]) + 63)-26 ;ROW([.T12]) + COLUMN([.T12]) + 63))" office:value-type="string" office:string-value="E" calcext:value-type="string">
            <text:p>E</text:p>
          </table:table-cell>
          <table:table-cell table:formula="of:=CHAR( IF(ROW([.U12]) + COLUMN([.U12]) + 63&gt;90;(ROW([.U12]) + COLUMN([.U12]) + 63)-26 ;ROW([.U12]) + COLUMN([.U12]) + 63))" office:value-type="string" office:string-value="F" calcext:value-type="string">
            <text:p>F</text:p>
          </table:table-cell>
          <table:table-cell table:formula="of:=CHAR( IF(ROW([.V12]) + COLUMN([.V12]) + 63&gt;90;(ROW([.V12]) + COLUMN([.V12]) + 63)-26 ;ROW([.V12]) + COLUMN([.V12]) + 63))" office:value-type="string" office:string-value="G" calcext:value-type="string">
            <text:p>G</text:p>
          </table:table-cell>
          <table:table-cell table:formula="of:=CHAR( IF(ROW([.W12]) + COLUMN([.W12]) + 63&gt;90;(ROW([.W12]) + COLUMN([.W12]) + 63)-26 ;ROW([.W12]) + COLUMN([.W12]) + 63))" office:value-type="string" office:string-value="H" calcext:value-type="string">
            <text:p>H</text:p>
          </table:table-cell>
          <table:table-cell table:formula="of:=CHAR( IF(ROW([.X12]) + COLUMN([.X12]) + 63&gt;90;(ROW([.X12]) + COLUMN([.X12]) + 63)-26 ;ROW([.X12]) + COLUMN([.X12]) + 63))" office:value-type="string" office:string-value="I" calcext:value-type="string">
            <text:p>I</text:p>
          </table:table-cell>
          <table:table-cell table:formula="of:=CHAR( IF(ROW([.Y12]) + COLUMN([.Y12]) + 63&gt;90;(ROW([.Y12]) + COLUMN([.Y12]) + 63)-26 ;ROW([.Y12]) + COLUMN([.Y12]) + 63))" office:value-type="string" office:string-value="J" calcext:value-type="string">
            <text:p>J</text:p>
          </table:table-cell>
          <table:table-cell table:formula="of:=CHAR( IF(ROW([.Z12]) + COLUMN([.Z12]) + 63&gt;90;(ROW([.Z12]) + COLUMN([.Z12]) + 63)-26 ;ROW([.Z12]) + COLUMN([.Z12]) + 63))" office:value-type="string" office:string-value="K" calcext:value-type="string">
            <text:p>K</text:p>
          </table:table-cell>
          <table:table-cell table:number-columns-repeated="81"/>
        </table:table-row>
        <table:table-row table:style-name="ro1">
          <table:table-cell table:formula="of:=CHAR( IF(ROW([.A13]) + COLUMN([.A13]) + 63&gt;90;(ROW([.A13]) + COLUMN([.A13]) + 63)-26 ;ROW([.A13]) + COLUMN([.A13]) + 63))" office:value-type="string" office:string-value="M" calcext:value-type="string">
            <text:p>M</text:p>
          </table:table-cell>
          <table:table-cell table:formula="of:=CHAR( IF(ROW([.B13]) + COLUMN([.B13]) + 63&gt;90;(ROW([.B13]) + COLUMN([.B13]) + 63)-26 ;ROW([.B13]) + COLUMN([.B13]) + 63))" office:value-type="string" office:string-value="N" calcext:value-type="string">
            <text:p>N</text:p>
          </table:table-cell>
          <table:table-cell table:formula="of:=CHAR( IF(ROW([.C13]) + COLUMN([.C13]) + 63&gt;90;(ROW([.C13]) + COLUMN([.C13]) + 63)-26 ;ROW([.C13]) + COLUMN([.C13]) + 63))" office:value-type="string" office:string-value="O" calcext:value-type="string">
            <text:p>O</text:p>
          </table:table-cell>
          <table:table-cell table:formula="of:=CHAR( IF(ROW([.D13]) + COLUMN([.D13]) + 63&gt;90;(ROW([.D13]) + COLUMN([.D13]) + 63)-26 ;ROW([.D13]) + COLUMN([.D13]) + 63))" office:value-type="string" office:string-value="P" calcext:value-type="string">
            <text:p>P</text:p>
          </table:table-cell>
          <table:table-cell table:formula="of:=CHAR( IF(ROW([.E13]) + COLUMN([.E13]) + 63&gt;90;(ROW([.E13]) + COLUMN([.E13]) + 63)-26 ;ROW([.E13]) + COLUMN([.E13]) + 63))" office:value-type="string" office:string-value="Q" calcext:value-type="string">
            <text:p>Q</text:p>
          </table:table-cell>
          <table:table-cell table:formula="of:=CHAR( IF(ROW([.F13]) + COLUMN([.F13]) + 63&gt;90;(ROW([.F13]) + COLUMN([.F13]) + 63)-26 ;ROW([.F13]) + COLUMN([.F13]) + 63))" office:value-type="string" office:string-value="R" calcext:value-type="string">
            <text:p>R</text:p>
          </table:table-cell>
          <table:table-cell table:formula="of:=CHAR( IF(ROW([.G13]) + COLUMN([.G13]) + 63&gt;90;(ROW([.G13]) + COLUMN([.G13]) + 63)-26 ;ROW([.G13]) + COLUMN([.G13]) + 63))" office:value-type="string" office:string-value="S" calcext:value-type="string">
            <text:p>S</text:p>
          </table:table-cell>
          <table:table-cell table:formula="of:=CHAR( IF(ROW([.H13]) + COLUMN([.H13]) + 63&gt;90;(ROW([.H13]) + COLUMN([.H13]) + 63)-26 ;ROW([.H13]) + COLUMN([.H13]) + 63))" office:value-type="string" office:string-value="T" calcext:value-type="string">
            <text:p>T</text:p>
          </table:table-cell>
          <table:table-cell table:formula="of:=CHAR( IF(ROW([.I13]) + COLUMN([.I13]) + 63&gt;90;(ROW([.I13]) + COLUMN([.I13]) + 63)-26 ;ROW([.I13]) + COLUMN([.I13]) + 63))" office:value-type="string" office:string-value="U" calcext:value-type="string">
            <text:p>U</text:p>
          </table:table-cell>
          <table:table-cell table:formula="of:=CHAR( IF(ROW([.J13]) + COLUMN([.J13]) + 63&gt;90;(ROW([.J13]) + COLUMN([.J13]) + 63)-26 ;ROW([.J13]) + COLUMN([.J13]) + 63))" office:value-type="string" office:string-value="V" calcext:value-type="string">
            <text:p>V</text:p>
          </table:table-cell>
          <table:table-cell table:formula="of:=CHAR( IF(ROW([.K13]) + COLUMN([.K13]) + 63&gt;90;(ROW([.K13]) + COLUMN([.K13]) + 63)-26 ;ROW([.K13]) + COLUMN([.K13]) + 63))" office:value-type="string" office:string-value="W" calcext:value-type="string">
            <text:p>W</text:p>
          </table:table-cell>
          <table:table-cell table:formula="of:=CHAR( IF(ROW([.L13]) + COLUMN([.L13]) + 63&gt;90;(ROW([.L13]) + COLUMN([.L13]) + 63)-26 ;ROW([.L13]) + COLUMN([.L13]) + 63))" office:value-type="string" office:string-value="X" calcext:value-type="string">
            <text:p>X</text:p>
          </table:table-cell>
          <table:table-cell table:formula="of:=CHAR( IF(ROW([.M13]) + COLUMN([.M13]) + 63&gt;90;(ROW([.M13]) + COLUMN([.M13]) + 63)-26 ;ROW([.M13]) + COLUMN([.M13]) + 63))" office:value-type="string" office:string-value="Y" calcext:value-type="string">
            <text:p>Y</text:p>
          </table:table-cell>
          <table:table-cell table:formula="of:=CHAR( IF(ROW([.N13]) + COLUMN([.N13]) + 63&gt;90;(ROW([.N13]) + COLUMN([.N13]) + 63)-26 ;ROW([.N13]) + COLUMN([.N13]) + 63))" office:value-type="string" office:string-value="Z" calcext:value-type="string">
            <text:p>Z</text:p>
          </table:table-cell>
          <table:table-cell table:formula="of:=CHAR( IF(ROW([.O13]) + COLUMN([.O13]) + 63&gt;90;(ROW([.O13]) + COLUMN([.O13]) + 63)-26 ;ROW([.O13]) + COLUMN([.O13]) + 63))" office:value-type="string" office:string-value="A" calcext:value-type="string">
            <text:p>A</text:p>
          </table:table-cell>
          <table:table-cell table:formula="of:=CHAR( IF(ROW([.P13]) + COLUMN([.P13]) + 63&gt;90;(ROW([.P13]) + COLUMN([.P13]) + 63)-26 ;ROW([.P13]) + COLUMN([.P13]) + 63))" office:value-type="string" office:string-value="B" calcext:value-type="string">
            <text:p>B</text:p>
          </table:table-cell>
          <table:table-cell table:formula="of:=CHAR( IF(ROW([.Q13]) + COLUMN([.Q13]) + 63&gt;90;(ROW([.Q13]) + COLUMN([.Q13]) + 63)-26 ;ROW([.Q13]) + COLUMN([.Q13]) + 63))" office:value-type="string" office:string-value="C" calcext:value-type="string">
            <text:p>C</text:p>
          </table:table-cell>
          <table:table-cell table:formula="of:=CHAR( IF(ROW([.R13]) + COLUMN([.R13]) + 63&gt;90;(ROW([.R13]) + COLUMN([.R13]) + 63)-26 ;ROW([.R13]) + COLUMN([.R13]) + 63))" office:value-type="string" office:string-value="D" calcext:value-type="string">
            <text:p>D</text:p>
          </table:table-cell>
          <table:table-cell table:formula="of:=CHAR( IF(ROW([.S13]) + COLUMN([.S13]) + 63&gt;90;(ROW([.S13]) + COLUMN([.S13]) + 63)-26 ;ROW([.S13]) + COLUMN([.S13]) + 63))" office:value-type="string" office:string-value="E" calcext:value-type="string">
            <text:p>E</text:p>
          </table:table-cell>
          <table:table-cell table:formula="of:=CHAR( IF(ROW([.T13]) + COLUMN([.T13]) + 63&gt;90;(ROW([.T13]) + COLUMN([.T13]) + 63)-26 ;ROW([.T13]) + COLUMN([.T13]) + 63))" office:value-type="string" office:string-value="F" calcext:value-type="string">
            <text:p>F</text:p>
          </table:table-cell>
          <table:table-cell table:formula="of:=CHAR( IF(ROW([.U13]) + COLUMN([.U13]) + 63&gt;90;(ROW([.U13]) + COLUMN([.U13]) + 63)-26 ;ROW([.U13]) + COLUMN([.U13]) + 63))" office:value-type="string" office:string-value="G" calcext:value-type="string">
            <text:p>G</text:p>
          </table:table-cell>
          <table:table-cell table:formula="of:=CHAR( IF(ROW([.V13]) + COLUMN([.V13]) + 63&gt;90;(ROW([.V13]) + COLUMN([.V13]) + 63)-26 ;ROW([.V13]) + COLUMN([.V13]) + 63))" office:value-type="string" office:string-value="H" calcext:value-type="string">
            <text:p>H</text:p>
          </table:table-cell>
          <table:table-cell table:formula="of:=CHAR( IF(ROW([.W13]) + COLUMN([.W13]) + 63&gt;90;(ROW([.W13]) + COLUMN([.W13]) + 63)-26 ;ROW([.W13]) + COLUMN([.W13]) + 63))" office:value-type="string" office:string-value="I" calcext:value-type="string">
            <text:p>I</text:p>
          </table:table-cell>
          <table:table-cell table:formula="of:=CHAR( IF(ROW([.X13]) + COLUMN([.X13]) + 63&gt;90;(ROW([.X13]) + COLUMN([.X13]) + 63)-26 ;ROW([.X13]) + COLUMN([.X13]) + 63))" office:value-type="string" office:string-value="J" calcext:value-type="string">
            <text:p>J</text:p>
          </table:table-cell>
          <table:table-cell table:formula="of:=CHAR( IF(ROW([.Y13]) + COLUMN([.Y13]) + 63&gt;90;(ROW([.Y13]) + COLUMN([.Y13]) + 63)-26 ;ROW([.Y13]) + COLUMN([.Y13]) + 63))" office:value-type="string" office:string-value="K" calcext:value-type="string">
            <text:p>K</text:p>
          </table:table-cell>
          <table:table-cell table:formula="of:=CHAR( IF(ROW([.Z13]) + COLUMN([.Z13]) + 63&gt;90;(ROW([.Z13]) + COLUMN([.Z13]) + 63)-26 ;ROW([.Z13]) + COLUMN([.Z13]) + 63))" office:value-type="string" office:string-value="L" calcext:value-type="string">
            <text:p>L</text:p>
          </table:table-cell>
          <table:table-cell table:number-columns-repeated="81"/>
        </table:table-row>
        <table:table-row table:style-name="ro1">
          <table:table-cell table:formula="of:=CHAR( IF(ROW([.A14]) + COLUMN([.A14]) + 63&gt;90;(ROW([.A14]) + COLUMN([.A14]) + 63)-26 ;ROW([.A14]) + COLUMN([.A14]) + 63))" office:value-type="string" office:string-value="N" calcext:value-type="string">
            <text:p>N</text:p>
          </table:table-cell>
          <table:table-cell table:formula="of:=CHAR( IF(ROW([.B14]) + COLUMN([.B14]) + 63&gt;90;(ROW([.B14]) + COLUMN([.B14]) + 63)-26 ;ROW([.B14]) + COLUMN([.B14]) + 63))" office:value-type="string" office:string-value="O" calcext:value-type="string">
            <text:p>O</text:p>
          </table:table-cell>
          <table:table-cell table:formula="of:=CHAR( IF(ROW([.C14]) + COLUMN([.C14]) + 63&gt;90;(ROW([.C14]) + COLUMN([.C14]) + 63)-26 ;ROW([.C14]) + COLUMN([.C14]) + 63))" office:value-type="string" office:string-value="P" calcext:value-type="string">
            <text:p>P</text:p>
          </table:table-cell>
          <table:table-cell table:formula="of:=CHAR( IF(ROW([.D14]) + COLUMN([.D14]) + 63&gt;90;(ROW([.D14]) + COLUMN([.D14]) + 63)-26 ;ROW([.D14]) + COLUMN([.D14]) + 63))" office:value-type="string" office:string-value="Q" calcext:value-type="string">
            <text:p>Q</text:p>
          </table:table-cell>
          <table:table-cell table:formula="of:=CHAR( IF(ROW([.E14]) + COLUMN([.E14]) + 63&gt;90;(ROW([.E14]) + COLUMN([.E14]) + 63)-26 ;ROW([.E14]) + COLUMN([.E14]) + 63))" office:value-type="string" office:string-value="R" calcext:value-type="string">
            <text:p>R</text:p>
          </table:table-cell>
          <table:table-cell table:formula="of:=CHAR( IF(ROW([.F14]) + COLUMN([.F14]) + 63&gt;90;(ROW([.F14]) + COLUMN([.F14]) + 63)-26 ;ROW([.F14]) + COLUMN([.F14]) + 63))" office:value-type="string" office:string-value="S" calcext:value-type="string">
            <text:p>S</text:p>
          </table:table-cell>
          <table:table-cell table:formula="of:=CHAR( IF(ROW([.G14]) + COLUMN([.G14]) + 63&gt;90;(ROW([.G14]) + COLUMN([.G14]) + 63)-26 ;ROW([.G14]) + COLUMN([.G14]) + 63))" office:value-type="string" office:string-value="T" calcext:value-type="string">
            <text:p>T</text:p>
          </table:table-cell>
          <table:table-cell table:formula="of:=CHAR( IF(ROW([.H14]) + COLUMN([.H14]) + 63&gt;90;(ROW([.H14]) + COLUMN([.H14]) + 63)-26 ;ROW([.H14]) + COLUMN([.H14]) + 63))" office:value-type="string" office:string-value="U" calcext:value-type="string">
            <text:p>U</text:p>
          </table:table-cell>
          <table:table-cell table:formula="of:=CHAR( IF(ROW([.I14]) + COLUMN([.I14]) + 63&gt;90;(ROW([.I14]) + COLUMN([.I14]) + 63)-26 ;ROW([.I14]) + COLUMN([.I14]) + 63))" office:value-type="string" office:string-value="V" calcext:value-type="string">
            <text:p>V</text:p>
          </table:table-cell>
          <table:table-cell table:formula="of:=CHAR( IF(ROW([.J14]) + COLUMN([.J14]) + 63&gt;90;(ROW([.J14]) + COLUMN([.J14]) + 63)-26 ;ROW([.J14]) + COLUMN([.J14]) + 63))" office:value-type="string" office:string-value="W" calcext:value-type="string">
            <text:p>W</text:p>
          </table:table-cell>
          <table:table-cell table:formula="of:=CHAR( IF(ROW([.K14]) + COLUMN([.K14]) + 63&gt;90;(ROW([.K14]) + COLUMN([.K14]) + 63)-26 ;ROW([.K14]) + COLUMN([.K14]) + 63))" office:value-type="string" office:string-value="X" calcext:value-type="string">
            <text:p>X</text:p>
          </table:table-cell>
          <table:table-cell table:formula="of:=CHAR( IF(ROW([.L14]) + COLUMN([.L14]) + 63&gt;90;(ROW([.L14]) + COLUMN([.L14]) + 63)-26 ;ROW([.L14]) + COLUMN([.L14]) + 63))" office:value-type="string" office:string-value="Y" calcext:value-type="string">
            <text:p>Y</text:p>
          </table:table-cell>
          <table:table-cell table:formula="of:=CHAR( IF(ROW([.M14]) + COLUMN([.M14]) + 63&gt;90;(ROW([.M14]) + COLUMN([.M14]) + 63)-26 ;ROW([.M14]) + COLUMN([.M14]) + 63))" office:value-type="string" office:string-value="Z" calcext:value-type="string">
            <text:p>Z</text:p>
          </table:table-cell>
          <table:table-cell table:formula="of:=CHAR( IF(ROW([.N14]) + COLUMN([.N14]) + 63&gt;90;(ROW([.N14]) + COLUMN([.N14]) + 63)-26 ;ROW([.N14]) + COLUMN([.N14]) + 63))" office:value-type="string" office:string-value="A" calcext:value-type="string">
            <text:p>A</text:p>
          </table:table-cell>
          <table:table-cell table:formula="of:=CHAR( IF(ROW([.O14]) + COLUMN([.O14]) + 63&gt;90;(ROW([.O14]) + COLUMN([.O14]) + 63)-26 ;ROW([.O14]) + COLUMN([.O14]) + 63))" office:value-type="string" office:string-value="B" calcext:value-type="string">
            <text:p>B</text:p>
          </table:table-cell>
          <table:table-cell table:formula="of:=CHAR( IF(ROW([.P14]) + COLUMN([.P14]) + 63&gt;90;(ROW([.P14]) + COLUMN([.P14]) + 63)-26 ;ROW([.P14]) + COLUMN([.P14]) + 63))" office:value-type="string" office:string-value="C" calcext:value-type="string">
            <text:p>C</text:p>
          </table:table-cell>
          <table:table-cell table:formula="of:=CHAR( IF(ROW([.Q14]) + COLUMN([.Q14]) + 63&gt;90;(ROW([.Q14]) + COLUMN([.Q14]) + 63)-26 ;ROW([.Q14]) + COLUMN([.Q14]) + 63))" office:value-type="string" office:string-value="D" calcext:value-type="string">
            <text:p>D</text:p>
          </table:table-cell>
          <table:table-cell table:formula="of:=CHAR( IF(ROW([.R14]) + COLUMN([.R14]) + 63&gt;90;(ROW([.R14]) + COLUMN([.R14]) + 63)-26 ;ROW([.R14]) + COLUMN([.R14]) + 63))" office:value-type="string" office:string-value="E" calcext:value-type="string">
            <text:p>E</text:p>
          </table:table-cell>
          <table:table-cell table:formula="of:=CHAR( IF(ROW([.S14]) + COLUMN([.S14]) + 63&gt;90;(ROW([.S14]) + COLUMN([.S14]) + 63)-26 ;ROW([.S14]) + COLUMN([.S14]) + 63))" office:value-type="string" office:string-value="F" calcext:value-type="string">
            <text:p>F</text:p>
          </table:table-cell>
          <table:table-cell table:formula="of:=CHAR( IF(ROW([.T14]) + COLUMN([.T14]) + 63&gt;90;(ROW([.T14]) + COLUMN([.T14]) + 63)-26 ;ROW([.T14]) + COLUMN([.T14]) + 63))" office:value-type="string" office:string-value="G" calcext:value-type="string">
            <text:p>G</text:p>
          </table:table-cell>
          <table:table-cell table:formula="of:=CHAR( IF(ROW([.U14]) + COLUMN([.U14]) + 63&gt;90;(ROW([.U14]) + COLUMN([.U14]) + 63)-26 ;ROW([.U14]) + COLUMN([.U14]) + 63))" office:value-type="string" office:string-value="H" calcext:value-type="string">
            <text:p>H</text:p>
          </table:table-cell>
          <table:table-cell table:formula="of:=CHAR( IF(ROW([.V14]) + COLUMN([.V14]) + 63&gt;90;(ROW([.V14]) + COLUMN([.V14]) + 63)-26 ;ROW([.V14]) + COLUMN([.V14]) + 63))" office:value-type="string" office:string-value="I" calcext:value-type="string">
            <text:p>I</text:p>
          </table:table-cell>
          <table:table-cell table:formula="of:=CHAR( IF(ROW([.W14]) + COLUMN([.W14]) + 63&gt;90;(ROW([.W14]) + COLUMN([.W14]) + 63)-26 ;ROW([.W14]) + COLUMN([.W14]) + 63))" office:value-type="string" office:string-value="J" calcext:value-type="string">
            <text:p>J</text:p>
          </table:table-cell>
          <table:table-cell table:formula="of:=CHAR( IF(ROW([.X14]) + COLUMN([.X14]) + 63&gt;90;(ROW([.X14]) + COLUMN([.X14]) + 63)-26 ;ROW([.X14]) + COLUMN([.X14]) + 63))" office:value-type="string" office:string-value="K" calcext:value-type="string">
            <text:p>K</text:p>
          </table:table-cell>
          <table:table-cell table:formula="of:=CHAR( IF(ROW([.Y14]) + COLUMN([.Y14]) + 63&gt;90;(ROW([.Y14]) + COLUMN([.Y14]) + 63)-26 ;ROW([.Y14]) + COLUMN([.Y14]) + 63))" office:value-type="string" office:string-value="L" calcext:value-type="string">
            <text:p>L</text:p>
          </table:table-cell>
          <table:table-cell table:formula="of:=CHAR( IF(ROW([.Z14]) + COLUMN([.Z14]) + 63&gt;90;(ROW([.Z14]) + COLUMN([.Z14]) + 63)-26 ;ROW([.Z14]) + COLUMN([.Z14]) + 63))" office:value-type="string" office:string-value="M" calcext:value-type="string">
            <text:p>M</text:p>
          </table:table-cell>
          <table:table-cell table:number-columns-repeated="81"/>
        </table:table-row>
        <table:table-row table:style-name="ro1">
          <table:table-cell table:formula="of:=CHAR( IF(ROW([.A15]) + COLUMN([.A15]) + 63&gt;90;(ROW([.A15]) + COLUMN([.A15]) + 63)-26 ;ROW([.A15]) + COLUMN([.A15]) + 63))" office:value-type="string" office:string-value="O" calcext:value-type="string">
            <text:p>O</text:p>
          </table:table-cell>
          <table:table-cell table:formula="of:=CHAR( IF(ROW([.B15]) + COLUMN([.B15]) + 63&gt;90;(ROW([.B15]) + COLUMN([.B15]) + 63)-26 ;ROW([.B15]) + COLUMN([.B15]) + 63))" office:value-type="string" office:string-value="P" calcext:value-type="string">
            <text:p>P</text:p>
          </table:table-cell>
          <table:table-cell table:formula="of:=CHAR( IF(ROW([.C15]) + COLUMN([.C15]) + 63&gt;90;(ROW([.C15]) + COLUMN([.C15]) + 63)-26 ;ROW([.C15]) + COLUMN([.C15]) + 63))" office:value-type="string" office:string-value="Q" calcext:value-type="string">
            <text:p>Q</text:p>
          </table:table-cell>
          <table:table-cell table:formula="of:=CHAR( IF(ROW([.D15]) + COLUMN([.D15]) + 63&gt;90;(ROW([.D15]) + COLUMN([.D15]) + 63)-26 ;ROW([.D15]) + COLUMN([.D15]) + 63))" office:value-type="string" office:string-value="R" calcext:value-type="string">
            <text:p>R</text:p>
          </table:table-cell>
          <table:table-cell table:formula="of:=CHAR( IF(ROW([.E15]) + COLUMN([.E15]) + 63&gt;90;(ROW([.E15]) + COLUMN([.E15]) + 63)-26 ;ROW([.E15]) + COLUMN([.E15]) + 63))" office:value-type="string" office:string-value="S" calcext:value-type="string">
            <text:p>S</text:p>
          </table:table-cell>
          <table:table-cell table:formula="of:=CHAR( IF(ROW([.F15]) + COLUMN([.F15]) + 63&gt;90;(ROW([.F15]) + COLUMN([.F15]) + 63)-26 ;ROW([.F15]) + COLUMN([.F15]) + 63))" office:value-type="string" office:string-value="T" calcext:value-type="string">
            <text:p>T</text:p>
          </table:table-cell>
          <table:table-cell table:formula="of:=CHAR( IF(ROW([.G15]) + COLUMN([.G15]) + 63&gt;90;(ROW([.G15]) + COLUMN([.G15]) + 63)-26 ;ROW([.G15]) + COLUMN([.G15]) + 63))" office:value-type="string" office:string-value="U" calcext:value-type="string">
            <text:p>U</text:p>
          </table:table-cell>
          <table:table-cell table:formula="of:=CHAR( IF(ROW([.H15]) + COLUMN([.H15]) + 63&gt;90;(ROW([.H15]) + COLUMN([.H15]) + 63)-26 ;ROW([.H15]) + COLUMN([.H15]) + 63))" office:value-type="string" office:string-value="V" calcext:value-type="string">
            <text:p>V</text:p>
          </table:table-cell>
          <table:table-cell table:formula="of:=CHAR( IF(ROW([.I15]) + COLUMN([.I15]) + 63&gt;90;(ROW([.I15]) + COLUMN([.I15]) + 63)-26 ;ROW([.I15]) + COLUMN([.I15]) + 63))" office:value-type="string" office:string-value="W" calcext:value-type="string">
            <text:p>W</text:p>
          </table:table-cell>
          <table:table-cell table:formula="of:=CHAR( IF(ROW([.J15]) + COLUMN([.J15]) + 63&gt;90;(ROW([.J15]) + COLUMN([.J15]) + 63)-26 ;ROW([.J15]) + COLUMN([.J15]) + 63))" office:value-type="string" office:string-value="X" calcext:value-type="string">
            <text:p>X</text:p>
          </table:table-cell>
          <table:table-cell table:formula="of:=CHAR( IF(ROW([.K15]) + COLUMN([.K15]) + 63&gt;90;(ROW([.K15]) + COLUMN([.K15]) + 63)-26 ;ROW([.K15]) + COLUMN([.K15]) + 63))" office:value-type="string" office:string-value="Y" calcext:value-type="string">
            <text:p>Y</text:p>
          </table:table-cell>
          <table:table-cell table:formula="of:=CHAR( IF(ROW([.L15]) + COLUMN([.L15]) + 63&gt;90;(ROW([.L15]) + COLUMN([.L15]) + 63)-26 ;ROW([.L15]) + COLUMN([.L15]) + 63))" office:value-type="string" office:string-value="Z" calcext:value-type="string">
            <text:p>Z</text:p>
          </table:table-cell>
          <table:table-cell table:formula="of:=CHAR( IF(ROW([.M15]) + COLUMN([.M15]) + 63&gt;90;(ROW([.M15]) + COLUMN([.M15]) + 63)-26 ;ROW([.M15]) + COLUMN([.M15]) + 63))" office:value-type="string" office:string-value="A" calcext:value-type="string">
            <text:p>A</text:p>
          </table:table-cell>
          <table:table-cell table:formula="of:=CHAR( IF(ROW([.N15]) + COLUMN([.N15]) + 63&gt;90;(ROW([.N15]) + COLUMN([.N15]) + 63)-26 ;ROW([.N15]) + COLUMN([.N15]) + 63))" office:value-type="string" office:string-value="B" calcext:value-type="string">
            <text:p>B</text:p>
          </table:table-cell>
          <table:table-cell table:formula="of:=CHAR( IF(ROW([.O15]) + COLUMN([.O15]) + 63&gt;90;(ROW([.O15]) + COLUMN([.O15]) + 63)-26 ;ROW([.O15]) + COLUMN([.O15]) + 63))" office:value-type="string" office:string-value="C" calcext:value-type="string">
            <text:p>C</text:p>
          </table:table-cell>
          <table:table-cell table:formula="of:=CHAR( IF(ROW([.P15]) + COLUMN([.P15]) + 63&gt;90;(ROW([.P15]) + COLUMN([.P15]) + 63)-26 ;ROW([.P15]) + COLUMN([.P15]) + 63))" office:value-type="string" office:string-value="D" calcext:value-type="string">
            <text:p>D</text:p>
          </table:table-cell>
          <table:table-cell table:formula="of:=CHAR( IF(ROW([.Q15]) + COLUMN([.Q15]) + 63&gt;90;(ROW([.Q15]) + COLUMN([.Q15]) + 63)-26 ;ROW([.Q15]) + COLUMN([.Q15]) + 63))" office:value-type="string" office:string-value="E" calcext:value-type="string">
            <text:p>E</text:p>
          </table:table-cell>
          <table:table-cell table:formula="of:=CHAR( IF(ROW([.R15]) + COLUMN([.R15]) + 63&gt;90;(ROW([.R15]) + COLUMN([.R15]) + 63)-26 ;ROW([.R15]) + COLUMN([.R15]) + 63))" office:value-type="string" office:string-value="F" calcext:value-type="string">
            <text:p>F</text:p>
          </table:table-cell>
          <table:table-cell table:formula="of:=CHAR( IF(ROW([.S15]) + COLUMN([.S15]) + 63&gt;90;(ROW([.S15]) + COLUMN([.S15]) + 63)-26 ;ROW([.S15]) + COLUMN([.S15]) + 63))" office:value-type="string" office:string-value="G" calcext:value-type="string">
            <text:p>G</text:p>
          </table:table-cell>
          <table:table-cell table:formula="of:=CHAR( IF(ROW([.T15]) + COLUMN([.T15]) + 63&gt;90;(ROW([.T15]) + COLUMN([.T15]) + 63)-26 ;ROW([.T15]) + COLUMN([.T15]) + 63))" office:value-type="string" office:string-value="H" calcext:value-type="string">
            <text:p>H</text:p>
          </table:table-cell>
          <table:table-cell table:formula="of:=CHAR( IF(ROW([.U15]) + COLUMN([.U15]) + 63&gt;90;(ROW([.U15]) + COLUMN([.U15]) + 63)-26 ;ROW([.U15]) + COLUMN([.U15]) + 63))" office:value-type="string" office:string-value="I" calcext:value-type="string">
            <text:p>I</text:p>
          </table:table-cell>
          <table:table-cell table:formula="of:=CHAR( IF(ROW([.V15]) + COLUMN([.V15]) + 63&gt;90;(ROW([.V15]) + COLUMN([.V15]) + 63)-26 ;ROW([.V15]) + COLUMN([.V15]) + 63))" office:value-type="string" office:string-value="J" calcext:value-type="string">
            <text:p>J</text:p>
          </table:table-cell>
          <table:table-cell table:formula="of:=CHAR( IF(ROW([.W15]) + COLUMN([.W15]) + 63&gt;90;(ROW([.W15]) + COLUMN([.W15]) + 63)-26 ;ROW([.W15]) + COLUMN([.W15]) + 63))" office:value-type="string" office:string-value="K" calcext:value-type="string">
            <text:p>K</text:p>
          </table:table-cell>
          <table:table-cell table:formula="of:=CHAR( IF(ROW([.X15]) + COLUMN([.X15]) + 63&gt;90;(ROW([.X15]) + COLUMN([.X15]) + 63)-26 ;ROW([.X15]) + COLUMN([.X15]) + 63))" office:value-type="string" office:string-value="L" calcext:value-type="string">
            <text:p>L</text:p>
          </table:table-cell>
          <table:table-cell table:formula="of:=CHAR( IF(ROW([.Y15]) + COLUMN([.Y15]) + 63&gt;90;(ROW([.Y15]) + COLUMN([.Y15]) + 63)-26 ;ROW([.Y15]) + COLUMN([.Y15]) + 63))" office:value-type="string" office:string-value="M" calcext:value-type="string">
            <text:p>M</text:p>
          </table:table-cell>
          <table:table-cell table:formula="of:=CHAR( IF(ROW([.Z15]) + COLUMN([.Z15]) + 63&gt;90;(ROW([.Z15]) + COLUMN([.Z15]) + 63)-26 ;ROW([.Z15]) + COLUMN([.Z15]) + 63))" office:value-type="string" office:string-value="N" calcext:value-type="string">
            <text:p>N</text:p>
          </table:table-cell>
          <table:table-cell table:number-columns-repeated="81"/>
        </table:table-row>
        <table:table-row table:style-name="ro1">
          <table:table-cell table:formula="of:=CHAR( IF(ROW([.A16]) + COLUMN([.A16]) + 63&gt;90;(ROW([.A16]) + COLUMN([.A16]) + 63)-26 ;ROW([.A16]) + COLUMN([.A16]) + 63))" office:value-type="string" office:string-value="P" calcext:value-type="string">
            <text:p>P</text:p>
          </table:table-cell>
          <table:table-cell table:formula="of:=CHAR( IF(ROW([.B16]) + COLUMN([.B16]) + 63&gt;90;(ROW([.B16]) + COLUMN([.B16]) + 63)-26 ;ROW([.B16]) + COLUMN([.B16]) + 63))" office:value-type="string" office:string-value="Q" calcext:value-type="string">
            <text:p>Q</text:p>
          </table:table-cell>
          <table:table-cell table:formula="of:=CHAR( IF(ROW([.C16]) + COLUMN([.C16]) + 63&gt;90;(ROW([.C16]) + COLUMN([.C16]) + 63)-26 ;ROW([.C16]) + COLUMN([.C16]) + 63))" office:value-type="string" office:string-value="R" calcext:value-type="string">
            <text:p>R</text:p>
          </table:table-cell>
          <table:table-cell table:formula="of:=CHAR( IF(ROW([.D16]) + COLUMN([.D16]) + 63&gt;90;(ROW([.D16]) + COLUMN([.D16]) + 63)-26 ;ROW([.D16]) + COLUMN([.D16]) + 63))" office:value-type="string" office:string-value="S" calcext:value-type="string">
            <text:p>S</text:p>
          </table:table-cell>
          <table:table-cell table:formula="of:=CHAR( IF(ROW([.E16]) + COLUMN([.E16]) + 63&gt;90;(ROW([.E16]) + COLUMN([.E16]) + 63)-26 ;ROW([.E16]) + COLUMN([.E16]) + 63))" office:value-type="string" office:string-value="T" calcext:value-type="string">
            <text:p>T</text:p>
          </table:table-cell>
          <table:table-cell table:formula="of:=CHAR( IF(ROW([.F16]) + COLUMN([.F16]) + 63&gt;90;(ROW([.F16]) + COLUMN([.F16]) + 63)-26 ;ROW([.F16]) + COLUMN([.F16]) + 63))" office:value-type="string" office:string-value="U" calcext:value-type="string">
            <text:p>U</text:p>
          </table:table-cell>
          <table:table-cell table:formula="of:=CHAR( IF(ROW([.G16]) + COLUMN([.G16]) + 63&gt;90;(ROW([.G16]) + COLUMN([.G16]) + 63)-26 ;ROW([.G16]) + COLUMN([.G16]) + 63))" office:value-type="string" office:string-value="V" calcext:value-type="string">
            <text:p>V</text:p>
          </table:table-cell>
          <table:table-cell table:formula="of:=CHAR( IF(ROW([.H16]) + COLUMN([.H16]) + 63&gt;90;(ROW([.H16]) + COLUMN([.H16]) + 63)-26 ;ROW([.H16]) + COLUMN([.H16]) + 63))" office:value-type="string" office:string-value="W" calcext:value-type="string">
            <text:p>W</text:p>
          </table:table-cell>
          <table:table-cell table:formula="of:=CHAR( IF(ROW([.I16]) + COLUMN([.I16]) + 63&gt;90;(ROW([.I16]) + COLUMN([.I16]) + 63)-26 ;ROW([.I16]) + COLUMN([.I16]) + 63))" office:value-type="string" office:string-value="X" calcext:value-type="string">
            <text:p>X</text:p>
          </table:table-cell>
          <table:table-cell table:formula="of:=CHAR( IF(ROW([.J16]) + COLUMN([.J16]) + 63&gt;90;(ROW([.J16]) + COLUMN([.J16]) + 63)-26 ;ROW([.J16]) + COLUMN([.J16]) + 63))" office:value-type="string" office:string-value="Y" calcext:value-type="string">
            <text:p>Y</text:p>
          </table:table-cell>
          <table:table-cell table:formula="of:=CHAR( IF(ROW([.K16]) + COLUMN([.K16]) + 63&gt;90;(ROW([.K16]) + COLUMN([.K16]) + 63)-26 ;ROW([.K16]) + COLUMN([.K16]) + 63))" office:value-type="string" office:string-value="Z" calcext:value-type="string">
            <text:p>Z</text:p>
          </table:table-cell>
          <table:table-cell table:formula="of:=CHAR( IF(ROW([.L16]) + COLUMN([.L16]) + 63&gt;90;(ROW([.L16]) + COLUMN([.L16]) + 63)-26 ;ROW([.L16]) + COLUMN([.L16]) + 63))" office:value-type="string" office:string-value="A" calcext:value-type="string">
            <text:p>A</text:p>
          </table:table-cell>
          <table:table-cell table:formula="of:=CHAR( IF(ROW([.M16]) + COLUMN([.M16]) + 63&gt;90;(ROW([.M16]) + COLUMN([.M16]) + 63)-26 ;ROW([.M16]) + COLUMN([.M16]) + 63))" office:value-type="string" office:string-value="B" calcext:value-type="string">
            <text:p>B</text:p>
          </table:table-cell>
          <table:table-cell table:formula="of:=CHAR( IF(ROW([.N16]) + COLUMN([.N16]) + 63&gt;90;(ROW([.N16]) + COLUMN([.N16]) + 63)-26 ;ROW([.N16]) + COLUMN([.N16]) + 63))" office:value-type="string" office:string-value="C" calcext:value-type="string">
            <text:p>C</text:p>
          </table:table-cell>
          <table:table-cell table:formula="of:=CHAR( IF(ROW([.O16]) + COLUMN([.O16]) + 63&gt;90;(ROW([.O16]) + COLUMN([.O16]) + 63)-26 ;ROW([.O16]) + COLUMN([.O16]) + 63))" office:value-type="string" office:string-value="D" calcext:value-type="string">
            <text:p>D</text:p>
          </table:table-cell>
          <table:table-cell table:formula="of:=CHAR( IF(ROW([.P16]) + COLUMN([.P16]) + 63&gt;90;(ROW([.P16]) + COLUMN([.P16]) + 63)-26 ;ROW([.P16]) + COLUMN([.P16]) + 63))" office:value-type="string" office:string-value="E" calcext:value-type="string">
            <text:p>E</text:p>
          </table:table-cell>
          <table:table-cell table:formula="of:=CHAR( IF(ROW([.Q16]) + COLUMN([.Q16]) + 63&gt;90;(ROW([.Q16]) + COLUMN([.Q16]) + 63)-26 ;ROW([.Q16]) + COLUMN([.Q16]) + 63))" office:value-type="string" office:string-value="F" calcext:value-type="string">
            <text:p>F</text:p>
          </table:table-cell>
          <table:table-cell table:formula="of:=CHAR( IF(ROW([.R16]) + COLUMN([.R16]) + 63&gt;90;(ROW([.R16]) + COLUMN([.R16]) + 63)-26 ;ROW([.R16]) + COLUMN([.R16]) + 63))" office:value-type="string" office:string-value="G" calcext:value-type="string">
            <text:p>G</text:p>
          </table:table-cell>
          <table:table-cell table:formula="of:=CHAR( IF(ROW([.S16]) + COLUMN([.S16]) + 63&gt;90;(ROW([.S16]) + COLUMN([.S16]) + 63)-26 ;ROW([.S16]) + COLUMN([.S16]) + 63))" office:value-type="string" office:string-value="H" calcext:value-type="string">
            <text:p>H</text:p>
          </table:table-cell>
          <table:table-cell table:formula="of:=CHAR( IF(ROW([.T16]) + COLUMN([.T16]) + 63&gt;90;(ROW([.T16]) + COLUMN([.T16]) + 63)-26 ;ROW([.T16]) + COLUMN([.T16]) + 63))" office:value-type="string" office:string-value="I" calcext:value-type="string">
            <text:p>I</text:p>
          </table:table-cell>
          <table:table-cell table:formula="of:=CHAR( IF(ROW([.U16]) + COLUMN([.U16]) + 63&gt;90;(ROW([.U16]) + COLUMN([.U16]) + 63)-26 ;ROW([.U16]) + COLUMN([.U16]) + 63))" office:value-type="string" office:string-value="J" calcext:value-type="string">
            <text:p>J</text:p>
          </table:table-cell>
          <table:table-cell table:formula="of:=CHAR( IF(ROW([.V16]) + COLUMN([.V16]) + 63&gt;90;(ROW([.V16]) + COLUMN([.V16]) + 63)-26 ;ROW([.V16]) + COLUMN([.V16]) + 63))" office:value-type="string" office:string-value="K" calcext:value-type="string">
            <text:p>K</text:p>
          </table:table-cell>
          <table:table-cell table:formula="of:=CHAR( IF(ROW([.W16]) + COLUMN([.W16]) + 63&gt;90;(ROW([.W16]) + COLUMN([.W16]) + 63)-26 ;ROW([.W16]) + COLUMN([.W16]) + 63))" office:value-type="string" office:string-value="L" calcext:value-type="string">
            <text:p>L</text:p>
          </table:table-cell>
          <table:table-cell table:formula="of:=CHAR( IF(ROW([.X16]) + COLUMN([.X16]) + 63&gt;90;(ROW([.X16]) + COLUMN([.X16]) + 63)-26 ;ROW([.X16]) + COLUMN([.X16]) + 63))" office:value-type="string" office:string-value="M" calcext:value-type="string">
            <text:p>M</text:p>
          </table:table-cell>
          <table:table-cell table:formula="of:=CHAR( IF(ROW([.Y16]) + COLUMN([.Y16]) + 63&gt;90;(ROW([.Y16]) + COLUMN([.Y16]) + 63)-26 ;ROW([.Y16]) + COLUMN([.Y16]) + 63))" office:value-type="string" office:string-value="N" calcext:value-type="string">
            <text:p>N</text:p>
          </table:table-cell>
          <table:table-cell table:formula="of:=CHAR( IF(ROW([.Z16]) + COLUMN([.Z16]) + 63&gt;90;(ROW([.Z16]) + COLUMN([.Z16]) + 63)-26 ;ROW([.Z16]) + COLUMN([.Z16]) + 63))" office:value-type="string" office:string-value="O" calcext:value-type="string">
            <text:p>O</text:p>
          </table:table-cell>
          <table:table-cell table:number-columns-repeated="81"/>
        </table:table-row>
        <table:table-row table:style-name="ro1">
          <table:table-cell table:formula="of:=CHAR( IF(ROW([.A17]) + COLUMN([.A17]) + 63&gt;90;(ROW([.A17]) + COLUMN([.A17]) + 63)-26 ;ROW([.A17]) + COLUMN([.A17]) + 63))" office:value-type="string" office:string-value="Q" calcext:value-type="string">
            <text:p>Q</text:p>
          </table:table-cell>
          <table:table-cell table:formula="of:=CHAR( IF(ROW([.B17]) + COLUMN([.B17]) + 63&gt;90;(ROW([.B17]) + COLUMN([.B17]) + 63)-26 ;ROW([.B17]) + COLUMN([.B17]) + 63))" office:value-type="string" office:string-value="R" calcext:value-type="string">
            <text:p>R</text:p>
          </table:table-cell>
          <table:table-cell table:formula="of:=CHAR( IF(ROW([.C17]) + COLUMN([.C17]) + 63&gt;90;(ROW([.C17]) + COLUMN([.C17]) + 63)-26 ;ROW([.C17]) + COLUMN([.C17]) + 63))" office:value-type="string" office:string-value="S" calcext:value-type="string">
            <text:p>S</text:p>
          </table:table-cell>
          <table:table-cell table:formula="of:=CHAR( IF(ROW([.D17]) + COLUMN([.D17]) + 63&gt;90;(ROW([.D17]) + COLUMN([.D17]) + 63)-26 ;ROW([.D17]) + COLUMN([.D17]) + 63))" office:value-type="string" office:string-value="T" calcext:value-type="string">
            <text:p>T</text:p>
          </table:table-cell>
          <table:table-cell table:formula="of:=CHAR( IF(ROW([.E17]) + COLUMN([.E17]) + 63&gt;90;(ROW([.E17]) + COLUMN([.E17]) + 63)-26 ;ROW([.E17]) + COLUMN([.E17]) + 63))" office:value-type="string" office:string-value="U" calcext:value-type="string">
            <text:p>U</text:p>
          </table:table-cell>
          <table:table-cell table:formula="of:=CHAR( IF(ROW([.F17]) + COLUMN([.F17]) + 63&gt;90;(ROW([.F17]) + COLUMN([.F17]) + 63)-26 ;ROW([.F17]) + COLUMN([.F17]) + 63))" office:value-type="string" office:string-value="V" calcext:value-type="string">
            <text:p>V</text:p>
          </table:table-cell>
          <table:table-cell table:formula="of:=CHAR( IF(ROW([.G17]) + COLUMN([.G17]) + 63&gt;90;(ROW([.G17]) + COLUMN([.G17]) + 63)-26 ;ROW([.G17]) + COLUMN([.G17]) + 63))" office:value-type="string" office:string-value="W" calcext:value-type="string">
            <text:p>W</text:p>
          </table:table-cell>
          <table:table-cell table:formula="of:=CHAR( IF(ROW([.H17]) + COLUMN([.H17]) + 63&gt;90;(ROW([.H17]) + COLUMN([.H17]) + 63)-26 ;ROW([.H17]) + COLUMN([.H17]) + 63))" office:value-type="string" office:string-value="X" calcext:value-type="string">
            <text:p>X</text:p>
          </table:table-cell>
          <table:table-cell table:formula="of:=CHAR( IF(ROW([.I17]) + COLUMN([.I17]) + 63&gt;90;(ROW([.I17]) + COLUMN([.I17]) + 63)-26 ;ROW([.I17]) + COLUMN([.I17]) + 63))" office:value-type="string" office:string-value="Y" calcext:value-type="string">
            <text:p>Y</text:p>
          </table:table-cell>
          <table:table-cell table:formula="of:=CHAR( IF(ROW([.J17]) + COLUMN([.J17]) + 63&gt;90;(ROW([.J17]) + COLUMN([.J17]) + 63)-26 ;ROW([.J17]) + COLUMN([.J17]) + 63))" office:value-type="string" office:string-value="Z" calcext:value-type="string">
            <text:p>Z</text:p>
          </table:table-cell>
          <table:table-cell table:formula="of:=CHAR( IF(ROW([.K17]) + COLUMN([.K17]) + 63&gt;90;(ROW([.K17]) + COLUMN([.K17]) + 63)-26 ;ROW([.K17]) + COLUMN([.K17]) + 63))" office:value-type="string" office:string-value="A" calcext:value-type="string">
            <text:p>A</text:p>
          </table:table-cell>
          <table:table-cell table:formula="of:=CHAR( IF(ROW([.L17]) + COLUMN([.L17]) + 63&gt;90;(ROW([.L17]) + COLUMN([.L17]) + 63)-26 ;ROW([.L17]) + COLUMN([.L17]) + 63))" office:value-type="string" office:string-value="B" calcext:value-type="string">
            <text:p>B</text:p>
          </table:table-cell>
          <table:table-cell table:formula="of:=CHAR( IF(ROW([.M17]) + COLUMN([.M17]) + 63&gt;90;(ROW([.M17]) + COLUMN([.M17]) + 63)-26 ;ROW([.M17]) + COLUMN([.M17]) + 63))" office:value-type="string" office:string-value="C" calcext:value-type="string">
            <text:p>C</text:p>
          </table:table-cell>
          <table:table-cell table:formula="of:=CHAR( IF(ROW([.N17]) + COLUMN([.N17]) + 63&gt;90;(ROW([.N17]) + COLUMN([.N17]) + 63)-26 ;ROW([.N17]) + COLUMN([.N17]) + 63))" office:value-type="string" office:string-value="D" calcext:value-type="string">
            <text:p>D</text:p>
          </table:table-cell>
          <table:table-cell table:formula="of:=CHAR( IF(ROW([.O17]) + COLUMN([.O17]) + 63&gt;90;(ROW([.O17]) + COLUMN([.O17]) + 63)-26 ;ROW([.O17]) + COLUMN([.O17]) + 63))" office:value-type="string" office:string-value="E" calcext:value-type="string">
            <text:p>E</text:p>
          </table:table-cell>
          <table:table-cell table:formula="of:=CHAR( IF(ROW([.P17]) + COLUMN([.P17]) + 63&gt;90;(ROW([.P17]) + COLUMN([.P17]) + 63)-26 ;ROW([.P17]) + COLUMN([.P17]) + 63))" office:value-type="string" office:string-value="F" calcext:value-type="string">
            <text:p>F</text:p>
          </table:table-cell>
          <table:table-cell table:formula="of:=CHAR( IF(ROW([.Q17]) + COLUMN([.Q17]) + 63&gt;90;(ROW([.Q17]) + COLUMN([.Q17]) + 63)-26 ;ROW([.Q17]) + COLUMN([.Q17]) + 63))" office:value-type="string" office:string-value="G" calcext:value-type="string">
            <text:p>G</text:p>
          </table:table-cell>
          <table:table-cell table:formula="of:=CHAR( IF(ROW([.R17]) + COLUMN([.R17]) + 63&gt;90;(ROW([.R17]) + COLUMN([.R17]) + 63)-26 ;ROW([.R17]) + COLUMN([.R17]) + 63))" office:value-type="string" office:string-value="H" calcext:value-type="string">
            <text:p>H</text:p>
          </table:table-cell>
          <table:table-cell table:formula="of:=CHAR( IF(ROW([.S17]) + COLUMN([.S17]) + 63&gt;90;(ROW([.S17]) + COLUMN([.S17]) + 63)-26 ;ROW([.S17]) + COLUMN([.S17]) + 63))" office:value-type="string" office:string-value="I" calcext:value-type="string">
            <text:p>I</text:p>
          </table:table-cell>
          <table:table-cell table:formula="of:=CHAR( IF(ROW([.T17]) + COLUMN([.T17]) + 63&gt;90;(ROW([.T17]) + COLUMN([.T17]) + 63)-26 ;ROW([.T17]) + COLUMN([.T17]) + 63))" office:value-type="string" office:string-value="J" calcext:value-type="string">
            <text:p>J</text:p>
          </table:table-cell>
          <table:table-cell table:formula="of:=CHAR( IF(ROW([.U17]) + COLUMN([.U17]) + 63&gt;90;(ROW([.U17]) + COLUMN([.U17]) + 63)-26 ;ROW([.U17]) + COLUMN([.U17]) + 63))" office:value-type="string" office:string-value="K" calcext:value-type="string">
            <text:p>K</text:p>
          </table:table-cell>
          <table:table-cell table:formula="of:=CHAR( IF(ROW([.V17]) + COLUMN([.V17]) + 63&gt;90;(ROW([.V17]) + COLUMN([.V17]) + 63)-26 ;ROW([.V17]) + COLUMN([.V17]) + 63))" office:value-type="string" office:string-value="L" calcext:value-type="string">
            <text:p>L</text:p>
          </table:table-cell>
          <table:table-cell table:formula="of:=CHAR( IF(ROW([.W17]) + COLUMN([.W17]) + 63&gt;90;(ROW([.W17]) + COLUMN([.W17]) + 63)-26 ;ROW([.W17]) + COLUMN([.W17]) + 63))" office:value-type="string" office:string-value="M" calcext:value-type="string">
            <text:p>M</text:p>
          </table:table-cell>
          <table:table-cell table:formula="of:=CHAR( IF(ROW([.X17]) + COLUMN([.X17]) + 63&gt;90;(ROW([.X17]) + COLUMN([.X17]) + 63)-26 ;ROW([.X17]) + COLUMN([.X17]) + 63))" office:value-type="string" office:string-value="N" calcext:value-type="string">
            <text:p>N</text:p>
          </table:table-cell>
          <table:table-cell table:formula="of:=CHAR( IF(ROW([.Y17]) + COLUMN([.Y17]) + 63&gt;90;(ROW([.Y17]) + COLUMN([.Y17]) + 63)-26 ;ROW([.Y17]) + COLUMN([.Y17]) + 63))" office:value-type="string" office:string-value="O" calcext:value-type="string">
            <text:p>O</text:p>
          </table:table-cell>
          <table:table-cell table:formula="of:=CHAR( IF(ROW([.Z17]) + COLUMN([.Z17]) + 63&gt;90;(ROW([.Z17]) + COLUMN([.Z17]) + 63)-26 ;ROW([.Z17]) + COLUMN([.Z17]) + 63))" office:value-type="string" office:string-value="P" calcext:value-type="string">
            <text:p>P</text:p>
          </table:table-cell>
          <table:table-cell table:number-columns-repeated="81"/>
        </table:table-row>
        <table:table-row table:style-name="ro1">
          <table:table-cell table:formula="of:=CHAR( IF(ROW([.A18]) + COLUMN([.A18]) + 63&gt;90;(ROW([.A18]) + COLUMN([.A18]) + 63)-26 ;ROW([.A18]) + COLUMN([.A18]) + 63))" office:value-type="string" office:string-value="R" calcext:value-type="string">
            <text:p>R</text:p>
          </table:table-cell>
          <table:table-cell table:formula="of:=CHAR( IF(ROW([.B18]) + COLUMN([.B18]) + 63&gt;90;(ROW([.B18]) + COLUMN([.B18]) + 63)-26 ;ROW([.B18]) + COLUMN([.B18]) + 63))" office:value-type="string" office:string-value="S" calcext:value-type="string">
            <text:p>S</text:p>
          </table:table-cell>
          <table:table-cell table:formula="of:=CHAR( IF(ROW([.C18]) + COLUMN([.C18]) + 63&gt;90;(ROW([.C18]) + COLUMN([.C18]) + 63)-26 ;ROW([.C18]) + COLUMN([.C18]) + 63))" office:value-type="string" office:string-value="T" calcext:value-type="string">
            <text:p>T</text:p>
          </table:table-cell>
          <table:table-cell table:formula="of:=CHAR( IF(ROW([.D18]) + COLUMN([.D18]) + 63&gt;90;(ROW([.D18]) + COLUMN([.D18]) + 63)-26 ;ROW([.D18]) + COLUMN([.D18]) + 63))" office:value-type="string" office:string-value="U" calcext:value-type="string">
            <text:p>U</text:p>
          </table:table-cell>
          <table:table-cell table:formula="of:=CHAR( IF(ROW([.E18]) + COLUMN([.E18]) + 63&gt;90;(ROW([.E18]) + COLUMN([.E18]) + 63)-26 ;ROW([.E18]) + COLUMN([.E18]) + 63))" office:value-type="string" office:string-value="V" calcext:value-type="string">
            <text:p>V</text:p>
          </table:table-cell>
          <table:table-cell table:formula="of:=CHAR( IF(ROW([.F18]) + COLUMN([.F18]) + 63&gt;90;(ROW([.F18]) + COLUMN([.F18]) + 63)-26 ;ROW([.F18]) + COLUMN([.F18]) + 63))" office:value-type="string" office:string-value="W" calcext:value-type="string">
            <text:p>W</text:p>
          </table:table-cell>
          <table:table-cell table:formula="of:=CHAR( IF(ROW([.G18]) + COLUMN([.G18]) + 63&gt;90;(ROW([.G18]) + COLUMN([.G18]) + 63)-26 ;ROW([.G18]) + COLUMN([.G18]) + 63))" office:value-type="string" office:string-value="X" calcext:value-type="string">
            <text:p>X</text:p>
          </table:table-cell>
          <table:table-cell table:formula="of:=CHAR( IF(ROW([.H18]) + COLUMN([.H18]) + 63&gt;90;(ROW([.H18]) + COLUMN([.H18]) + 63)-26 ;ROW([.H18]) + COLUMN([.H18]) + 63))" office:value-type="string" office:string-value="Y" calcext:value-type="string">
            <text:p>Y</text:p>
          </table:table-cell>
          <table:table-cell table:formula="of:=CHAR( IF(ROW([.I18]) + COLUMN([.I18]) + 63&gt;90;(ROW([.I18]) + COLUMN([.I18]) + 63)-26 ;ROW([.I18]) + COLUMN([.I18]) + 63))" office:value-type="string" office:string-value="Z" calcext:value-type="string">
            <text:p>Z</text:p>
          </table:table-cell>
          <table:table-cell table:formula="of:=CHAR( IF(ROW([.J18]) + COLUMN([.J18]) + 63&gt;90;(ROW([.J18]) + COLUMN([.J18]) + 63)-26 ;ROW([.J18]) + COLUMN([.J18]) + 63))" office:value-type="string" office:string-value="A" calcext:value-type="string">
            <text:p>A</text:p>
          </table:table-cell>
          <table:table-cell table:formula="of:=CHAR( IF(ROW([.K18]) + COLUMN([.K18]) + 63&gt;90;(ROW([.K18]) + COLUMN([.K18]) + 63)-26 ;ROW([.K18]) + COLUMN([.K18]) + 63))" office:value-type="string" office:string-value="B" calcext:value-type="string">
            <text:p>B</text:p>
          </table:table-cell>
          <table:table-cell table:formula="of:=CHAR( IF(ROW([.L18]) + COLUMN([.L18]) + 63&gt;90;(ROW([.L18]) + COLUMN([.L18]) + 63)-26 ;ROW([.L18]) + COLUMN([.L18]) + 63))" office:value-type="string" office:string-value="C" calcext:value-type="string">
            <text:p>C</text:p>
          </table:table-cell>
          <table:table-cell table:formula="of:=CHAR( IF(ROW([.M18]) + COLUMN([.M18]) + 63&gt;90;(ROW([.M18]) + COLUMN([.M18]) + 63)-26 ;ROW([.M18]) + COLUMN([.M18]) + 63))" office:value-type="string" office:string-value="D" calcext:value-type="string">
            <text:p>D</text:p>
          </table:table-cell>
          <table:table-cell table:formula="of:=CHAR( IF(ROW([.N18]) + COLUMN([.N18]) + 63&gt;90;(ROW([.N18]) + COLUMN([.N18]) + 63)-26 ;ROW([.N18]) + COLUMN([.N18]) + 63))" office:value-type="string" office:string-value="E" calcext:value-type="string">
            <text:p>E</text:p>
          </table:table-cell>
          <table:table-cell table:formula="of:=CHAR( IF(ROW([.O18]) + COLUMN([.O18]) + 63&gt;90;(ROW([.O18]) + COLUMN([.O18]) + 63)-26 ;ROW([.O18]) + COLUMN([.O18]) + 63))" office:value-type="string" office:string-value="F" calcext:value-type="string">
            <text:p>F</text:p>
          </table:table-cell>
          <table:table-cell table:formula="of:=CHAR( IF(ROW([.P18]) + COLUMN([.P18]) + 63&gt;90;(ROW([.P18]) + COLUMN([.P18]) + 63)-26 ;ROW([.P18]) + COLUMN([.P18]) + 63))" office:value-type="string" office:string-value="G" calcext:value-type="string">
            <text:p>G</text:p>
          </table:table-cell>
          <table:table-cell table:formula="of:=CHAR( IF(ROW([.Q18]) + COLUMN([.Q18]) + 63&gt;90;(ROW([.Q18]) + COLUMN([.Q18]) + 63)-26 ;ROW([.Q18]) + COLUMN([.Q18]) + 63))" office:value-type="string" office:string-value="H" calcext:value-type="string">
            <text:p>H</text:p>
          </table:table-cell>
          <table:table-cell table:formula="of:=CHAR( IF(ROW([.R18]) + COLUMN([.R18]) + 63&gt;90;(ROW([.R18]) + COLUMN([.R18]) + 63)-26 ;ROW([.R18]) + COLUMN([.R18]) + 63))" office:value-type="string" office:string-value="I" calcext:value-type="string">
            <text:p>I</text:p>
          </table:table-cell>
          <table:table-cell table:formula="of:=CHAR( IF(ROW([.S18]) + COLUMN([.S18]) + 63&gt;90;(ROW([.S18]) + COLUMN([.S18]) + 63)-26 ;ROW([.S18]) + COLUMN([.S18]) + 63))" office:value-type="string" office:string-value="J" calcext:value-type="string">
            <text:p>J</text:p>
          </table:table-cell>
          <table:table-cell table:formula="of:=CHAR( IF(ROW([.T18]) + COLUMN([.T18]) + 63&gt;90;(ROW([.T18]) + COLUMN([.T18]) + 63)-26 ;ROW([.T18]) + COLUMN([.T18]) + 63))" office:value-type="string" office:string-value="K" calcext:value-type="string">
            <text:p>K</text:p>
          </table:table-cell>
          <table:table-cell table:formula="of:=CHAR( IF(ROW([.U18]) + COLUMN([.U18]) + 63&gt;90;(ROW([.U18]) + COLUMN([.U18]) + 63)-26 ;ROW([.U18]) + COLUMN([.U18]) + 63))" office:value-type="string" office:string-value="L" calcext:value-type="string">
            <text:p>L</text:p>
          </table:table-cell>
          <table:table-cell table:formula="of:=CHAR( IF(ROW([.V18]) + COLUMN([.V18]) + 63&gt;90;(ROW([.V18]) + COLUMN([.V18]) + 63)-26 ;ROW([.V18]) + COLUMN([.V18]) + 63))" office:value-type="string" office:string-value="M" calcext:value-type="string">
            <text:p>M</text:p>
          </table:table-cell>
          <table:table-cell table:formula="of:=CHAR( IF(ROW([.W18]) + COLUMN([.W18]) + 63&gt;90;(ROW([.W18]) + COLUMN([.W18]) + 63)-26 ;ROW([.W18]) + COLUMN([.W18]) + 63))" office:value-type="string" office:string-value="N" calcext:value-type="string">
            <text:p>N</text:p>
          </table:table-cell>
          <table:table-cell table:formula="of:=CHAR( IF(ROW([.X18]) + COLUMN([.X18]) + 63&gt;90;(ROW([.X18]) + COLUMN([.X18]) + 63)-26 ;ROW([.X18]) + COLUMN([.X18]) + 63))" office:value-type="string" office:string-value="O" calcext:value-type="string">
            <text:p>O</text:p>
          </table:table-cell>
          <table:table-cell table:formula="of:=CHAR( IF(ROW([.Y18]) + COLUMN([.Y18]) + 63&gt;90;(ROW([.Y18]) + COLUMN([.Y18]) + 63)-26 ;ROW([.Y18]) + COLUMN([.Y18]) + 63))" office:value-type="string" office:string-value="P" calcext:value-type="string">
            <text:p>P</text:p>
          </table:table-cell>
          <table:table-cell table:formula="of:=CHAR( IF(ROW([.Z18]) + COLUMN([.Z18]) + 63&gt;90;(ROW([.Z18]) + COLUMN([.Z18]) + 63)-26 ;ROW([.Z18]) + COLUMN([.Z18]) + 63))" office:value-type="string" office:string-value="Q" calcext:value-type="string">
            <text:p>Q</text:p>
          </table:table-cell>
          <table:table-cell table:number-columns-repeated="81"/>
        </table:table-row>
        <table:table-row table:style-name="ro1">
          <table:table-cell table:formula="of:=CHAR( IF(ROW([.A19]) + COLUMN([.A19]) + 63&gt;90;(ROW([.A19]) + COLUMN([.A19]) + 63)-26 ;ROW([.A19]) + COLUMN([.A19]) + 63))" office:value-type="string" office:string-value="S" calcext:value-type="string">
            <text:p>S</text:p>
          </table:table-cell>
          <table:table-cell table:formula="of:=CHAR( IF(ROW([.B19]) + COLUMN([.B19]) + 63&gt;90;(ROW([.B19]) + COLUMN([.B19]) + 63)-26 ;ROW([.B19]) + COLUMN([.B19]) + 63))" office:value-type="string" office:string-value="T" calcext:value-type="string">
            <text:p>T</text:p>
          </table:table-cell>
          <table:table-cell table:formula="of:=CHAR( IF(ROW([.C19]) + COLUMN([.C19]) + 63&gt;90;(ROW([.C19]) + COLUMN([.C19]) + 63)-26 ;ROW([.C19]) + COLUMN([.C19]) + 63))" office:value-type="string" office:string-value="U" calcext:value-type="string">
            <text:p>U</text:p>
          </table:table-cell>
          <table:table-cell table:formula="of:=CHAR( IF(ROW([.D19]) + COLUMN([.D19]) + 63&gt;90;(ROW([.D19]) + COLUMN([.D19]) + 63)-26 ;ROW([.D19]) + COLUMN([.D19]) + 63))" office:value-type="string" office:string-value="V" calcext:value-type="string">
            <text:p>V</text:p>
          </table:table-cell>
          <table:table-cell table:formula="of:=CHAR( IF(ROW([.E19]) + COLUMN([.E19]) + 63&gt;90;(ROW([.E19]) + COLUMN([.E19]) + 63)-26 ;ROW([.E19]) + COLUMN([.E19]) + 63))" office:value-type="string" office:string-value="W" calcext:value-type="string">
            <text:p>W</text:p>
          </table:table-cell>
          <table:table-cell table:formula="of:=CHAR( IF(ROW([.F19]) + COLUMN([.F19]) + 63&gt;90;(ROW([.F19]) + COLUMN([.F19]) + 63)-26 ;ROW([.F19]) + COLUMN([.F19]) + 63))" office:value-type="string" office:string-value="X" calcext:value-type="string">
            <text:p>X</text:p>
          </table:table-cell>
          <table:table-cell table:formula="of:=CHAR( IF(ROW([.G19]) + COLUMN([.G19]) + 63&gt;90;(ROW([.G19]) + COLUMN([.G19]) + 63)-26 ;ROW([.G19]) + COLUMN([.G19]) + 63))" office:value-type="string" office:string-value="Y" calcext:value-type="string">
            <text:p>Y</text:p>
          </table:table-cell>
          <table:table-cell table:formula="of:=CHAR( IF(ROW([.H19]) + COLUMN([.H19]) + 63&gt;90;(ROW([.H19]) + COLUMN([.H19]) + 63)-26 ;ROW([.H19]) + COLUMN([.H19]) + 63))" office:value-type="string" office:string-value="Z" calcext:value-type="string">
            <text:p>Z</text:p>
          </table:table-cell>
          <table:table-cell table:formula="of:=CHAR( IF(ROW([.I19]) + COLUMN([.I19]) + 63&gt;90;(ROW([.I19]) + COLUMN([.I19]) + 63)-26 ;ROW([.I19]) + COLUMN([.I19]) + 63))" office:value-type="string" office:string-value="A" calcext:value-type="string">
            <text:p>A</text:p>
          </table:table-cell>
          <table:table-cell table:formula="of:=CHAR( IF(ROW([.J19]) + COLUMN([.J19]) + 63&gt;90;(ROW([.J19]) + COLUMN([.J19]) + 63)-26 ;ROW([.J19]) + COLUMN([.J19]) + 63))" office:value-type="string" office:string-value="B" calcext:value-type="string">
            <text:p>B</text:p>
          </table:table-cell>
          <table:table-cell table:formula="of:=CHAR( IF(ROW([.K19]) + COLUMN([.K19]) + 63&gt;90;(ROW([.K19]) + COLUMN([.K19]) + 63)-26 ;ROW([.K19]) + COLUMN([.K19]) + 63))" office:value-type="string" office:string-value="C" calcext:value-type="string">
            <text:p>C</text:p>
          </table:table-cell>
          <table:table-cell table:formula="of:=CHAR( IF(ROW([.L19]) + COLUMN([.L19]) + 63&gt;90;(ROW([.L19]) + COLUMN([.L19]) + 63)-26 ;ROW([.L19]) + COLUMN([.L19]) + 63))" office:value-type="string" office:string-value="D" calcext:value-type="string">
            <text:p>D</text:p>
          </table:table-cell>
          <table:table-cell table:formula="of:=CHAR( IF(ROW([.M19]) + COLUMN([.M19]) + 63&gt;90;(ROW([.M19]) + COLUMN([.M19]) + 63)-26 ;ROW([.M19]) + COLUMN([.M19]) + 63))" office:value-type="string" office:string-value="E" calcext:value-type="string">
            <text:p>E</text:p>
          </table:table-cell>
          <table:table-cell table:formula="of:=CHAR( IF(ROW([.N19]) + COLUMN([.N19]) + 63&gt;90;(ROW([.N19]) + COLUMN([.N19]) + 63)-26 ;ROW([.N19]) + COLUMN([.N19]) + 63))" office:value-type="string" office:string-value="F" calcext:value-type="string">
            <text:p>F</text:p>
          </table:table-cell>
          <table:table-cell table:formula="of:=CHAR( IF(ROW([.O19]) + COLUMN([.O19]) + 63&gt;90;(ROW([.O19]) + COLUMN([.O19]) + 63)-26 ;ROW([.O19]) + COLUMN([.O19]) + 63))" office:value-type="string" office:string-value="G" calcext:value-type="string">
            <text:p>G</text:p>
          </table:table-cell>
          <table:table-cell table:formula="of:=CHAR( IF(ROW([.P19]) + COLUMN([.P19]) + 63&gt;90;(ROW([.P19]) + COLUMN([.P19]) + 63)-26 ;ROW([.P19]) + COLUMN([.P19]) + 63))" office:value-type="string" office:string-value="H" calcext:value-type="string">
            <text:p>H</text:p>
          </table:table-cell>
          <table:table-cell table:formula="of:=CHAR( IF(ROW([.Q19]) + COLUMN([.Q19]) + 63&gt;90;(ROW([.Q19]) + COLUMN([.Q19]) + 63)-26 ;ROW([.Q19]) + COLUMN([.Q19]) + 63))" office:value-type="string" office:string-value="I" calcext:value-type="string">
            <text:p>I</text:p>
          </table:table-cell>
          <table:table-cell table:formula="of:=CHAR( IF(ROW([.R19]) + COLUMN([.R19]) + 63&gt;90;(ROW([.R19]) + COLUMN([.R19]) + 63)-26 ;ROW([.R19]) + COLUMN([.R19]) + 63))" office:value-type="string" office:string-value="J" calcext:value-type="string">
            <text:p>J</text:p>
          </table:table-cell>
          <table:table-cell table:formula="of:=CHAR( IF(ROW([.S19]) + COLUMN([.S19]) + 63&gt;90;(ROW([.S19]) + COLUMN([.S19]) + 63)-26 ;ROW([.S19]) + COLUMN([.S19]) + 63))" office:value-type="string" office:string-value="K" calcext:value-type="string">
            <text:p>K</text:p>
          </table:table-cell>
          <table:table-cell table:formula="of:=CHAR( IF(ROW([.T19]) + COLUMN([.T19]) + 63&gt;90;(ROW([.T19]) + COLUMN([.T19]) + 63)-26 ;ROW([.T19]) + COLUMN([.T19]) + 63))" office:value-type="string" office:string-value="L" calcext:value-type="string">
            <text:p>L</text:p>
          </table:table-cell>
          <table:table-cell table:formula="of:=CHAR( IF(ROW([.U19]) + COLUMN([.U19]) + 63&gt;90;(ROW([.U19]) + COLUMN([.U19]) + 63)-26 ;ROW([.U19]) + COLUMN([.U19]) + 63))" office:value-type="string" office:string-value="M" calcext:value-type="string">
            <text:p>M</text:p>
          </table:table-cell>
          <table:table-cell table:formula="of:=CHAR( IF(ROW([.V19]) + COLUMN([.V19]) + 63&gt;90;(ROW([.V19]) + COLUMN([.V19]) + 63)-26 ;ROW([.V19]) + COLUMN([.V19]) + 63))" office:value-type="string" office:string-value="N" calcext:value-type="string">
            <text:p>N</text:p>
          </table:table-cell>
          <table:table-cell table:formula="of:=CHAR( IF(ROW([.W19]) + COLUMN([.W19]) + 63&gt;90;(ROW([.W19]) + COLUMN([.W19]) + 63)-26 ;ROW([.W19]) + COLUMN([.W19]) + 63))" office:value-type="string" office:string-value="O" calcext:value-type="string">
            <text:p>O</text:p>
          </table:table-cell>
          <table:table-cell table:formula="of:=CHAR( IF(ROW([.X19]) + COLUMN([.X19]) + 63&gt;90;(ROW([.X19]) + COLUMN([.X19]) + 63)-26 ;ROW([.X19]) + COLUMN([.X19]) + 63))" office:value-type="string" office:string-value="P" calcext:value-type="string">
            <text:p>P</text:p>
          </table:table-cell>
          <table:table-cell table:formula="of:=CHAR( IF(ROW([.Y19]) + COLUMN([.Y19]) + 63&gt;90;(ROW([.Y19]) + COLUMN([.Y19]) + 63)-26 ;ROW([.Y19]) + COLUMN([.Y19]) + 63))" office:value-type="string" office:string-value="Q" calcext:value-type="string">
            <text:p>Q</text:p>
          </table:table-cell>
          <table:table-cell table:formula="of:=CHAR( IF(ROW([.Z19]) + COLUMN([.Z19]) + 63&gt;90;(ROW([.Z19]) + COLUMN([.Z19]) + 63)-26 ;ROW([.Z19]) + COLUMN([.Z19]) + 63))" office:value-type="string" office:string-value="R" calcext:value-type="string">
            <text:p>R</text:p>
          </table:table-cell>
          <table:table-cell table:number-columns-repeated="81"/>
        </table:table-row>
        <table:table-row table:style-name="ro1">
          <table:table-cell table:formula="of:=CHAR( IF(ROW([.A20]) + COLUMN([.A20]) + 63&gt;90;(ROW([.A20]) + COLUMN([.A20]) + 63)-26 ;ROW([.A20]) + COLUMN([.A20]) + 63))" office:value-type="string" office:string-value="T" calcext:value-type="string">
            <text:p>T</text:p>
          </table:table-cell>
          <table:table-cell table:formula="of:=CHAR( IF(ROW([.B20]) + COLUMN([.B20]) + 63&gt;90;(ROW([.B20]) + COLUMN([.B20]) + 63)-26 ;ROW([.B20]) + COLUMN([.B20]) + 63))" office:value-type="string" office:string-value="U" calcext:value-type="string">
            <text:p>U</text:p>
          </table:table-cell>
          <table:table-cell table:formula="of:=CHAR( IF(ROW([.C20]) + COLUMN([.C20]) + 63&gt;90;(ROW([.C20]) + COLUMN([.C20]) + 63)-26 ;ROW([.C20]) + COLUMN([.C20]) + 63))" office:value-type="string" office:string-value="V" calcext:value-type="string">
            <text:p>V</text:p>
          </table:table-cell>
          <table:table-cell table:formula="of:=CHAR( IF(ROW([.D20]) + COLUMN([.D20]) + 63&gt;90;(ROW([.D20]) + COLUMN([.D20]) + 63)-26 ;ROW([.D20]) + COLUMN([.D20]) + 63))" office:value-type="string" office:string-value="W" calcext:value-type="string">
            <text:p>W</text:p>
          </table:table-cell>
          <table:table-cell table:formula="of:=CHAR( IF(ROW([.E20]) + COLUMN([.E20]) + 63&gt;90;(ROW([.E20]) + COLUMN([.E20]) + 63)-26 ;ROW([.E20]) + COLUMN([.E20]) + 63))" office:value-type="string" office:string-value="X" calcext:value-type="string">
            <text:p>X</text:p>
          </table:table-cell>
          <table:table-cell table:formula="of:=CHAR( IF(ROW([.F20]) + COLUMN([.F20]) + 63&gt;90;(ROW([.F20]) + COLUMN([.F20]) + 63)-26 ;ROW([.F20]) + COLUMN([.F20]) + 63))" office:value-type="string" office:string-value="Y" calcext:value-type="string">
            <text:p>Y</text:p>
          </table:table-cell>
          <table:table-cell table:formula="of:=CHAR( IF(ROW([.G20]) + COLUMN([.G20]) + 63&gt;90;(ROW([.G20]) + COLUMN([.G20]) + 63)-26 ;ROW([.G20]) + COLUMN([.G20]) + 63))" office:value-type="string" office:string-value="Z" calcext:value-type="string">
            <text:p>Z</text:p>
          </table:table-cell>
          <table:table-cell table:formula="of:=CHAR( IF(ROW([.H20]) + COLUMN([.H20]) + 63&gt;90;(ROW([.H20]) + COLUMN([.H20]) + 63)-26 ;ROW([.H20]) + COLUMN([.H20]) + 63))" office:value-type="string" office:string-value="A" calcext:value-type="string">
            <text:p>A</text:p>
          </table:table-cell>
          <table:table-cell table:formula="of:=CHAR( IF(ROW([.I20]) + COLUMN([.I20]) + 63&gt;90;(ROW([.I20]) + COLUMN([.I20]) + 63)-26 ;ROW([.I20]) + COLUMN([.I20]) + 63))" office:value-type="string" office:string-value="B" calcext:value-type="string">
            <text:p>B</text:p>
          </table:table-cell>
          <table:table-cell table:formula="of:=CHAR( IF(ROW([.J20]) + COLUMN([.J20]) + 63&gt;90;(ROW([.J20]) + COLUMN([.J20]) + 63)-26 ;ROW([.J20]) + COLUMN([.J20]) + 63))" office:value-type="string" office:string-value="C" calcext:value-type="string">
            <text:p>C</text:p>
          </table:table-cell>
          <table:table-cell table:formula="of:=CHAR( IF(ROW([.K20]) + COLUMN([.K20]) + 63&gt;90;(ROW([.K20]) + COLUMN([.K20]) + 63)-26 ;ROW([.K20]) + COLUMN([.K20]) + 63))" office:value-type="string" office:string-value="D" calcext:value-type="string">
            <text:p>D</text:p>
          </table:table-cell>
          <table:table-cell table:formula="of:=CHAR( IF(ROW([.L20]) + COLUMN([.L20]) + 63&gt;90;(ROW([.L20]) + COLUMN([.L20]) + 63)-26 ;ROW([.L20]) + COLUMN([.L20]) + 63))" office:value-type="string" office:string-value="E" calcext:value-type="string">
            <text:p>E</text:p>
          </table:table-cell>
          <table:table-cell table:formula="of:=CHAR( IF(ROW([.M20]) + COLUMN([.M20]) + 63&gt;90;(ROW([.M20]) + COLUMN([.M20]) + 63)-26 ;ROW([.M20]) + COLUMN([.M20]) + 63))" office:value-type="string" office:string-value="F" calcext:value-type="string">
            <text:p>F</text:p>
          </table:table-cell>
          <table:table-cell table:formula="of:=CHAR( IF(ROW([.N20]) + COLUMN([.N20]) + 63&gt;90;(ROW([.N20]) + COLUMN([.N20]) + 63)-26 ;ROW([.N20]) + COLUMN([.N20]) + 63))" office:value-type="string" office:string-value="G" calcext:value-type="string">
            <text:p>G</text:p>
          </table:table-cell>
          <table:table-cell table:formula="of:=CHAR( IF(ROW([.O20]) + COLUMN([.O20]) + 63&gt;90;(ROW([.O20]) + COLUMN([.O20]) + 63)-26 ;ROW([.O20]) + COLUMN([.O20]) + 63))" office:value-type="string" office:string-value="H" calcext:value-type="string">
            <text:p>H</text:p>
          </table:table-cell>
          <table:table-cell table:formula="of:=CHAR( IF(ROW([.P20]) + COLUMN([.P20]) + 63&gt;90;(ROW([.P20]) + COLUMN([.P20]) + 63)-26 ;ROW([.P20]) + COLUMN([.P20]) + 63))" office:value-type="string" office:string-value="I" calcext:value-type="string">
            <text:p>I</text:p>
          </table:table-cell>
          <table:table-cell table:formula="of:=CHAR( IF(ROW([.Q20]) + COLUMN([.Q20]) + 63&gt;90;(ROW([.Q20]) + COLUMN([.Q20]) + 63)-26 ;ROW([.Q20]) + COLUMN([.Q20]) + 63))" office:value-type="string" office:string-value="J" calcext:value-type="string">
            <text:p>J</text:p>
          </table:table-cell>
          <table:table-cell table:formula="of:=CHAR( IF(ROW([.R20]) + COLUMN([.R20]) + 63&gt;90;(ROW([.R20]) + COLUMN([.R20]) + 63)-26 ;ROW([.R20]) + COLUMN([.R20]) + 63))" office:value-type="string" office:string-value="K" calcext:value-type="string">
            <text:p>K</text:p>
          </table:table-cell>
          <table:table-cell table:formula="of:=CHAR( IF(ROW([.S20]) + COLUMN([.S20]) + 63&gt;90;(ROW([.S20]) + COLUMN([.S20]) + 63)-26 ;ROW([.S20]) + COLUMN([.S20]) + 63))" office:value-type="string" office:string-value="L" calcext:value-type="string">
            <text:p>L</text:p>
          </table:table-cell>
          <table:table-cell table:formula="of:=CHAR( IF(ROW([.T20]) + COLUMN([.T20]) + 63&gt;90;(ROW([.T20]) + COLUMN([.T20]) + 63)-26 ;ROW([.T20]) + COLUMN([.T20]) + 63))" office:value-type="string" office:string-value="M" calcext:value-type="string">
            <text:p>M</text:p>
          </table:table-cell>
          <table:table-cell table:formula="of:=CHAR( IF(ROW([.U20]) + COLUMN([.U20]) + 63&gt;90;(ROW([.U20]) + COLUMN([.U20]) + 63)-26 ;ROW([.U20]) + COLUMN([.U20]) + 63))" office:value-type="string" office:string-value="N" calcext:value-type="string">
            <text:p>N</text:p>
          </table:table-cell>
          <table:table-cell table:formula="of:=CHAR( IF(ROW([.V20]) + COLUMN([.V20]) + 63&gt;90;(ROW([.V20]) + COLUMN([.V20]) + 63)-26 ;ROW([.V20]) + COLUMN([.V20]) + 63))" office:value-type="string" office:string-value="O" calcext:value-type="string">
            <text:p>O</text:p>
          </table:table-cell>
          <table:table-cell table:formula="of:=CHAR( IF(ROW([.W20]) + COLUMN([.W20]) + 63&gt;90;(ROW([.W20]) + COLUMN([.W20]) + 63)-26 ;ROW([.W20]) + COLUMN([.W20]) + 63))" office:value-type="string" office:string-value="P" calcext:value-type="string">
            <text:p>P</text:p>
          </table:table-cell>
          <table:table-cell table:formula="of:=CHAR( IF(ROW([.X20]) + COLUMN([.X20]) + 63&gt;90;(ROW([.X20]) + COLUMN([.X20]) + 63)-26 ;ROW([.X20]) + COLUMN([.X20]) + 63))" office:value-type="string" office:string-value="Q" calcext:value-type="string">
            <text:p>Q</text:p>
          </table:table-cell>
          <table:table-cell table:formula="of:=CHAR( IF(ROW([.Y20]) + COLUMN([.Y20]) + 63&gt;90;(ROW([.Y20]) + COLUMN([.Y20]) + 63)-26 ;ROW([.Y20]) + COLUMN([.Y20]) + 63))" office:value-type="string" office:string-value="R" calcext:value-type="string">
            <text:p>R</text:p>
          </table:table-cell>
          <table:table-cell table:formula="of:=CHAR( IF(ROW([.Z20]) + COLUMN([.Z20]) + 63&gt;90;(ROW([.Z20]) + COLUMN([.Z20]) + 63)-26 ;ROW([.Z20]) + COLUMN([.Z20]) + 63))" office:value-type="string" office:string-value="S" calcext:value-type="string">
            <text:p>S</text:p>
          </table:table-cell>
          <table:table-cell table:number-columns-repeated="81"/>
        </table:table-row>
        <table:table-row table:style-name="ro1">
          <table:table-cell table:formula="of:=CHAR( IF(ROW([.A21]) + COLUMN([.A21]) + 63&gt;90;(ROW([.A21]) + COLUMN([.A21]) + 63)-26 ;ROW([.A21]) + COLUMN([.A21]) + 63))" office:value-type="string" office:string-value="U" calcext:value-type="string">
            <text:p>U</text:p>
          </table:table-cell>
          <table:table-cell table:formula="of:=CHAR( IF(ROW([.B21]) + COLUMN([.B21]) + 63&gt;90;(ROW([.B21]) + COLUMN([.B21]) + 63)-26 ;ROW([.B21]) + COLUMN([.B21]) + 63))" office:value-type="string" office:string-value="V" calcext:value-type="string">
            <text:p>V</text:p>
          </table:table-cell>
          <table:table-cell table:formula="of:=CHAR( IF(ROW([.C21]) + COLUMN([.C21]) + 63&gt;90;(ROW([.C21]) + COLUMN([.C21]) + 63)-26 ;ROW([.C21]) + COLUMN([.C21]) + 63))" office:value-type="string" office:string-value="W" calcext:value-type="string">
            <text:p>W</text:p>
          </table:table-cell>
          <table:table-cell table:formula="of:=CHAR( IF(ROW([.D21]) + COLUMN([.D21]) + 63&gt;90;(ROW([.D21]) + COLUMN([.D21]) + 63)-26 ;ROW([.D21]) + COLUMN([.D21]) + 63))" office:value-type="string" office:string-value="X" calcext:value-type="string">
            <text:p>X</text:p>
          </table:table-cell>
          <table:table-cell table:formula="of:=CHAR( IF(ROW([.E21]) + COLUMN([.E21]) + 63&gt;90;(ROW([.E21]) + COLUMN([.E21]) + 63)-26 ;ROW([.E21]) + COLUMN([.E21]) + 63))" office:value-type="string" office:string-value="Y" calcext:value-type="string">
            <text:p>Y</text:p>
          </table:table-cell>
          <table:table-cell table:formula="of:=CHAR( IF(ROW([.F21]) + COLUMN([.F21]) + 63&gt;90;(ROW([.F21]) + COLUMN([.F21]) + 63)-26 ;ROW([.F21]) + COLUMN([.F21]) + 63))" office:value-type="string" office:string-value="Z" calcext:value-type="string">
            <text:p>Z</text:p>
          </table:table-cell>
          <table:table-cell table:formula="of:=CHAR( IF(ROW([.G21]) + COLUMN([.G21]) + 63&gt;90;(ROW([.G21]) + COLUMN([.G21]) + 63)-26 ;ROW([.G21]) + COLUMN([.G21]) + 63))" office:value-type="string" office:string-value="A" calcext:value-type="string">
            <text:p>A</text:p>
          </table:table-cell>
          <table:table-cell table:formula="of:=CHAR( IF(ROW([.H21]) + COLUMN([.H21]) + 63&gt;90;(ROW([.H21]) + COLUMN([.H21]) + 63)-26 ;ROW([.H21]) + COLUMN([.H21]) + 63))" office:value-type="string" office:string-value="B" calcext:value-type="string">
            <text:p>B</text:p>
          </table:table-cell>
          <table:table-cell table:formula="of:=CHAR( IF(ROW([.I21]) + COLUMN([.I21]) + 63&gt;90;(ROW([.I21]) + COLUMN([.I21]) + 63)-26 ;ROW([.I21]) + COLUMN([.I21]) + 63))" office:value-type="string" office:string-value="C" calcext:value-type="string">
            <text:p>C</text:p>
          </table:table-cell>
          <table:table-cell table:formula="of:=CHAR( IF(ROW([.J21]) + COLUMN([.J21]) + 63&gt;90;(ROW([.J21]) + COLUMN([.J21]) + 63)-26 ;ROW([.J21]) + COLUMN([.J21]) + 63))" office:value-type="string" office:string-value="D" calcext:value-type="string">
            <text:p>D</text:p>
          </table:table-cell>
          <table:table-cell table:formula="of:=CHAR( IF(ROW([.K21]) + COLUMN([.K21]) + 63&gt;90;(ROW([.K21]) + COLUMN([.K21]) + 63)-26 ;ROW([.K21]) + COLUMN([.K21]) + 63))" office:value-type="string" office:string-value="E" calcext:value-type="string">
            <text:p>E</text:p>
          </table:table-cell>
          <table:table-cell table:formula="of:=CHAR( IF(ROW([.L21]) + COLUMN([.L21]) + 63&gt;90;(ROW([.L21]) + COLUMN([.L21]) + 63)-26 ;ROW([.L21]) + COLUMN([.L21]) + 63))" office:value-type="string" office:string-value="F" calcext:value-type="string">
            <text:p>F</text:p>
          </table:table-cell>
          <table:table-cell table:formula="of:=CHAR( IF(ROW([.M21]) + COLUMN([.M21]) + 63&gt;90;(ROW([.M21]) + COLUMN([.M21]) + 63)-26 ;ROW([.M21]) + COLUMN([.M21]) + 63))" office:value-type="string" office:string-value="G" calcext:value-type="string">
            <text:p>G</text:p>
          </table:table-cell>
          <table:table-cell table:formula="of:=CHAR( IF(ROW([.N21]) + COLUMN([.N21]) + 63&gt;90;(ROW([.N21]) + COLUMN([.N21]) + 63)-26 ;ROW([.N21]) + COLUMN([.N21]) + 63))" office:value-type="string" office:string-value="H" calcext:value-type="string">
            <text:p>H</text:p>
          </table:table-cell>
          <table:table-cell table:formula="of:=CHAR( IF(ROW([.O21]) + COLUMN([.O21]) + 63&gt;90;(ROW([.O21]) + COLUMN([.O21]) + 63)-26 ;ROW([.O21]) + COLUMN([.O21]) + 63))" office:value-type="string" office:string-value="I" calcext:value-type="string">
            <text:p>I</text:p>
          </table:table-cell>
          <table:table-cell table:formula="of:=CHAR( IF(ROW([.P21]) + COLUMN([.P21]) + 63&gt;90;(ROW([.P21]) + COLUMN([.P21]) + 63)-26 ;ROW([.P21]) + COLUMN([.P21]) + 63))" office:value-type="string" office:string-value="J" calcext:value-type="string">
            <text:p>J</text:p>
          </table:table-cell>
          <table:table-cell table:formula="of:=CHAR( IF(ROW([.Q21]) + COLUMN([.Q21]) + 63&gt;90;(ROW([.Q21]) + COLUMN([.Q21]) + 63)-26 ;ROW([.Q21]) + COLUMN([.Q21]) + 63))" office:value-type="string" office:string-value="K" calcext:value-type="string">
            <text:p>K</text:p>
          </table:table-cell>
          <table:table-cell table:formula="of:=CHAR( IF(ROW([.R21]) + COLUMN([.R21]) + 63&gt;90;(ROW([.R21]) + COLUMN([.R21]) + 63)-26 ;ROW([.R21]) + COLUMN([.R21]) + 63))" office:value-type="string" office:string-value="L" calcext:value-type="string">
            <text:p>L</text:p>
          </table:table-cell>
          <table:table-cell table:formula="of:=CHAR( IF(ROW([.S21]) + COLUMN([.S21]) + 63&gt;90;(ROW([.S21]) + COLUMN([.S21]) + 63)-26 ;ROW([.S21]) + COLUMN([.S21]) + 63))" office:value-type="string" office:string-value="M" calcext:value-type="string">
            <text:p>M</text:p>
          </table:table-cell>
          <table:table-cell table:formula="of:=CHAR( IF(ROW([.T21]) + COLUMN([.T21]) + 63&gt;90;(ROW([.T21]) + COLUMN([.T21]) + 63)-26 ;ROW([.T21]) + COLUMN([.T21]) + 63))" office:value-type="string" office:string-value="N" calcext:value-type="string">
            <text:p>N</text:p>
          </table:table-cell>
          <table:table-cell table:formula="of:=CHAR( IF(ROW([.U21]) + COLUMN([.U21]) + 63&gt;90;(ROW([.U21]) + COLUMN([.U21]) + 63)-26 ;ROW([.U21]) + COLUMN([.U21]) + 63))" office:value-type="string" office:string-value="O" calcext:value-type="string">
            <text:p>O</text:p>
          </table:table-cell>
          <table:table-cell table:formula="of:=CHAR( IF(ROW([.V21]) + COLUMN([.V21]) + 63&gt;90;(ROW([.V21]) + COLUMN([.V21]) + 63)-26 ;ROW([.V21]) + COLUMN([.V21]) + 63))" office:value-type="string" office:string-value="P" calcext:value-type="string">
            <text:p>P</text:p>
          </table:table-cell>
          <table:table-cell table:formula="of:=CHAR( IF(ROW([.W21]) + COLUMN([.W21]) + 63&gt;90;(ROW([.W21]) + COLUMN([.W21]) + 63)-26 ;ROW([.W21]) + COLUMN([.W21]) + 63))" office:value-type="string" office:string-value="Q" calcext:value-type="string">
            <text:p>Q</text:p>
          </table:table-cell>
          <table:table-cell table:formula="of:=CHAR( IF(ROW([.X21]) + COLUMN([.X21]) + 63&gt;90;(ROW([.X21]) + COLUMN([.X21]) + 63)-26 ;ROW([.X21]) + COLUMN([.X21]) + 63))" office:value-type="string" office:string-value="R" calcext:value-type="string">
            <text:p>R</text:p>
          </table:table-cell>
          <table:table-cell table:formula="of:=CHAR( IF(ROW([.Y21]) + COLUMN([.Y21]) + 63&gt;90;(ROW([.Y21]) + COLUMN([.Y21]) + 63)-26 ;ROW([.Y21]) + COLUMN([.Y21]) + 63))" office:value-type="string" office:string-value="S" calcext:value-type="string">
            <text:p>S</text:p>
          </table:table-cell>
          <table:table-cell table:formula="of:=CHAR( IF(ROW([.Z21]) + COLUMN([.Z21]) + 63&gt;90;(ROW([.Z21]) + COLUMN([.Z21]) + 63)-26 ;ROW([.Z21]) + COLUMN([.Z21]) + 63))" office:value-type="string" office:string-value="T" calcext:value-type="string">
            <text:p>T</text:p>
          </table:table-cell>
          <table:table-cell table:number-columns-repeated="81"/>
        </table:table-row>
        <table:table-row table:style-name="ro1">
          <table:table-cell table:formula="of:=CHAR( IF(ROW([.A22]) + COLUMN([.A22]) + 63&gt;90;(ROW([.A22]) + COLUMN([.A22]) + 63)-26 ;ROW([.A22]) + COLUMN([.A22]) + 63))" office:value-type="string" office:string-value="V" calcext:value-type="string">
            <text:p>V</text:p>
          </table:table-cell>
          <table:table-cell table:formula="of:=CHAR( IF(ROW([.B22]) + COLUMN([.B22]) + 63&gt;90;(ROW([.B22]) + COLUMN([.B22]) + 63)-26 ;ROW([.B22]) + COLUMN([.B22]) + 63))" office:value-type="string" office:string-value="W" calcext:value-type="string">
            <text:p>W</text:p>
          </table:table-cell>
          <table:table-cell table:formula="of:=CHAR( IF(ROW([.C22]) + COLUMN([.C22]) + 63&gt;90;(ROW([.C22]) + COLUMN([.C22]) + 63)-26 ;ROW([.C22]) + COLUMN([.C22]) + 63))" office:value-type="string" office:string-value="X" calcext:value-type="string">
            <text:p>X</text:p>
          </table:table-cell>
          <table:table-cell table:formula="of:=CHAR( IF(ROW([.D22]) + COLUMN([.D22]) + 63&gt;90;(ROW([.D22]) + COLUMN([.D22]) + 63)-26 ;ROW([.D22]) + COLUMN([.D22]) + 63))" office:value-type="string" office:string-value="Y" calcext:value-type="string">
            <text:p>Y</text:p>
          </table:table-cell>
          <table:table-cell table:formula="of:=CHAR( IF(ROW([.E22]) + COLUMN([.E22]) + 63&gt;90;(ROW([.E22]) + COLUMN([.E22]) + 63)-26 ;ROW([.E22]) + COLUMN([.E22]) + 63))" office:value-type="string" office:string-value="Z" calcext:value-type="string">
            <text:p>Z</text:p>
          </table:table-cell>
          <table:table-cell table:formula="of:=CHAR( IF(ROW([.F22]) + COLUMN([.F22]) + 63&gt;90;(ROW([.F22]) + COLUMN([.F22]) + 63)-26 ;ROW([.F22]) + COLUMN([.F22]) + 63))" office:value-type="string" office:string-value="A" calcext:value-type="string">
            <text:p>A</text:p>
          </table:table-cell>
          <table:table-cell table:formula="of:=CHAR( IF(ROW([.G22]) + COLUMN([.G22]) + 63&gt;90;(ROW([.G22]) + COLUMN([.G22]) + 63)-26 ;ROW([.G22]) + COLUMN([.G22]) + 63))" office:value-type="string" office:string-value="B" calcext:value-type="string">
            <text:p>B</text:p>
          </table:table-cell>
          <table:table-cell table:formula="of:=CHAR( IF(ROW([.H22]) + COLUMN([.H22]) + 63&gt;90;(ROW([.H22]) + COLUMN([.H22]) + 63)-26 ;ROW([.H22]) + COLUMN([.H22]) + 63))" office:value-type="string" office:string-value="C" calcext:value-type="string">
            <text:p>C</text:p>
          </table:table-cell>
          <table:table-cell table:formula="of:=CHAR( IF(ROW([.I22]) + COLUMN([.I22]) + 63&gt;90;(ROW([.I22]) + COLUMN([.I22]) + 63)-26 ;ROW([.I22]) + COLUMN([.I22]) + 63))" office:value-type="string" office:string-value="D" calcext:value-type="string">
            <text:p>D</text:p>
          </table:table-cell>
          <table:table-cell table:formula="of:=CHAR( IF(ROW([.J22]) + COLUMN([.J22]) + 63&gt;90;(ROW([.J22]) + COLUMN([.J22]) + 63)-26 ;ROW([.J22]) + COLUMN([.J22]) + 63))" office:value-type="string" office:string-value="E" calcext:value-type="string">
            <text:p>E</text:p>
          </table:table-cell>
          <table:table-cell table:formula="of:=CHAR( IF(ROW([.K22]) + COLUMN([.K22]) + 63&gt;90;(ROW([.K22]) + COLUMN([.K22]) + 63)-26 ;ROW([.K22]) + COLUMN([.K22]) + 63))" office:value-type="string" office:string-value="F" calcext:value-type="string">
            <text:p>F</text:p>
          </table:table-cell>
          <table:table-cell table:formula="of:=CHAR( IF(ROW([.L22]) + COLUMN([.L22]) + 63&gt;90;(ROW([.L22]) + COLUMN([.L22]) + 63)-26 ;ROW([.L22]) + COLUMN([.L22]) + 63))" office:value-type="string" office:string-value="G" calcext:value-type="string">
            <text:p>G</text:p>
          </table:table-cell>
          <table:table-cell table:formula="of:=CHAR( IF(ROW([.M22]) + COLUMN([.M22]) + 63&gt;90;(ROW([.M22]) + COLUMN([.M22]) + 63)-26 ;ROW([.M22]) + COLUMN([.M22]) + 63))" office:value-type="string" office:string-value="H" calcext:value-type="string">
            <text:p>H</text:p>
          </table:table-cell>
          <table:table-cell table:formula="of:=CHAR( IF(ROW([.N22]) + COLUMN([.N22]) + 63&gt;90;(ROW([.N22]) + COLUMN([.N22]) + 63)-26 ;ROW([.N22]) + COLUMN([.N22]) + 63))" office:value-type="string" office:string-value="I" calcext:value-type="string">
            <text:p>I</text:p>
          </table:table-cell>
          <table:table-cell table:formula="of:=CHAR( IF(ROW([.O22]) + COLUMN([.O22]) + 63&gt;90;(ROW([.O22]) + COLUMN([.O22]) + 63)-26 ;ROW([.O22]) + COLUMN([.O22]) + 63))" office:value-type="string" office:string-value="J" calcext:value-type="string">
            <text:p>J</text:p>
          </table:table-cell>
          <table:table-cell table:formula="of:=CHAR( IF(ROW([.P22]) + COLUMN([.P22]) + 63&gt;90;(ROW([.P22]) + COLUMN([.P22]) + 63)-26 ;ROW([.P22]) + COLUMN([.P22]) + 63))" office:value-type="string" office:string-value="K" calcext:value-type="string">
            <text:p>K</text:p>
          </table:table-cell>
          <table:table-cell table:formula="of:=CHAR( IF(ROW([.Q22]) + COLUMN([.Q22]) + 63&gt;90;(ROW([.Q22]) + COLUMN([.Q22]) + 63)-26 ;ROW([.Q22]) + COLUMN([.Q22]) + 63))" office:value-type="string" office:string-value="L" calcext:value-type="string">
            <text:p>L</text:p>
          </table:table-cell>
          <table:table-cell table:formula="of:=CHAR( IF(ROW([.R22]) + COLUMN([.R22]) + 63&gt;90;(ROW([.R22]) + COLUMN([.R22]) + 63)-26 ;ROW([.R22]) + COLUMN([.R22]) + 63))" office:value-type="string" office:string-value="M" calcext:value-type="string">
            <text:p>M</text:p>
          </table:table-cell>
          <table:table-cell table:formula="of:=CHAR( IF(ROW([.S22]) + COLUMN([.S22]) + 63&gt;90;(ROW([.S22]) + COLUMN([.S22]) + 63)-26 ;ROW([.S22]) + COLUMN([.S22]) + 63))" office:value-type="string" office:string-value="N" calcext:value-type="string">
            <text:p>N</text:p>
          </table:table-cell>
          <table:table-cell table:formula="of:=CHAR( IF(ROW([.T22]) + COLUMN([.T22]) + 63&gt;90;(ROW([.T22]) + COLUMN([.T22]) + 63)-26 ;ROW([.T22]) + COLUMN([.T22]) + 63))" office:value-type="string" office:string-value="O" calcext:value-type="string">
            <text:p>O</text:p>
          </table:table-cell>
          <table:table-cell table:formula="of:=CHAR( IF(ROW([.U22]) + COLUMN([.U22]) + 63&gt;90;(ROW([.U22]) + COLUMN([.U22]) + 63)-26 ;ROW([.U22]) + COLUMN([.U22]) + 63))" office:value-type="string" office:string-value="P" calcext:value-type="string">
            <text:p>P</text:p>
          </table:table-cell>
          <table:table-cell table:formula="of:=CHAR( IF(ROW([.V22]) + COLUMN([.V22]) + 63&gt;90;(ROW([.V22]) + COLUMN([.V22]) + 63)-26 ;ROW([.V22]) + COLUMN([.V22]) + 63))" office:value-type="string" office:string-value="Q" calcext:value-type="string">
            <text:p>Q</text:p>
          </table:table-cell>
          <table:table-cell table:formula="of:=CHAR( IF(ROW([.W22]) + COLUMN([.W22]) + 63&gt;90;(ROW([.W22]) + COLUMN([.W22]) + 63)-26 ;ROW([.W22]) + COLUMN([.W22]) + 63))" office:value-type="string" office:string-value="R" calcext:value-type="string">
            <text:p>R</text:p>
          </table:table-cell>
          <table:table-cell table:formula="of:=CHAR( IF(ROW([.X22]) + COLUMN([.X22]) + 63&gt;90;(ROW([.X22]) + COLUMN([.X22]) + 63)-26 ;ROW([.X22]) + COLUMN([.X22]) + 63))" office:value-type="string" office:string-value="S" calcext:value-type="string">
            <text:p>S</text:p>
          </table:table-cell>
          <table:table-cell table:formula="of:=CHAR( IF(ROW([.Y22]) + COLUMN([.Y22]) + 63&gt;90;(ROW([.Y22]) + COLUMN([.Y22]) + 63)-26 ;ROW([.Y22]) + COLUMN([.Y22]) + 63))" office:value-type="string" office:string-value="T" calcext:value-type="string">
            <text:p>T</text:p>
          </table:table-cell>
          <table:table-cell table:formula="of:=CHAR( IF(ROW([.Z22]) + COLUMN([.Z22]) + 63&gt;90;(ROW([.Z22]) + COLUMN([.Z22]) + 63)-26 ;ROW([.Z22]) + COLUMN([.Z22]) + 63))" office:value-type="string" office:string-value="U" calcext:value-type="string">
            <text:p>U</text:p>
          </table:table-cell>
          <table:table-cell table:number-columns-repeated="81"/>
        </table:table-row>
        <table:table-row table:style-name="ro1">
          <table:table-cell table:formula="of:=CHAR( IF(ROW([.A23]) + COLUMN([.A23]) + 63&gt;90;(ROW([.A23]) + COLUMN([.A23]) + 63)-26 ;ROW([.A23]) + COLUMN([.A23]) + 63))" office:value-type="string" office:string-value="W" calcext:value-type="string">
            <text:p>W</text:p>
          </table:table-cell>
          <table:table-cell table:formula="of:=CHAR( IF(ROW([.B23]) + COLUMN([.B23]) + 63&gt;90;(ROW([.B23]) + COLUMN([.B23]) + 63)-26 ;ROW([.B23]) + COLUMN([.B23]) + 63))" office:value-type="string" office:string-value="X" calcext:value-type="string">
            <text:p>X</text:p>
          </table:table-cell>
          <table:table-cell table:formula="of:=CHAR( IF(ROW([.C23]) + COLUMN([.C23]) + 63&gt;90;(ROW([.C23]) + COLUMN([.C23]) + 63)-26 ;ROW([.C23]) + COLUMN([.C23]) + 63))" office:value-type="string" office:string-value="Y" calcext:value-type="string">
            <text:p>Y</text:p>
          </table:table-cell>
          <table:table-cell table:formula="of:=CHAR( IF(ROW([.D23]) + COLUMN([.D23]) + 63&gt;90;(ROW([.D23]) + COLUMN([.D23]) + 63)-26 ;ROW([.D23]) + COLUMN([.D23]) + 63))" office:value-type="string" office:string-value="Z" calcext:value-type="string">
            <text:p>Z</text:p>
          </table:table-cell>
          <table:table-cell table:formula="of:=CHAR( IF(ROW([.E23]) + COLUMN([.E23]) + 63&gt;90;(ROW([.E23]) + COLUMN([.E23]) + 63)-26 ;ROW([.E23]) + COLUMN([.E23]) + 63))" office:value-type="string" office:string-value="A" calcext:value-type="string">
            <text:p>A</text:p>
          </table:table-cell>
          <table:table-cell table:formula="of:=CHAR( IF(ROW([.F23]) + COLUMN([.F23]) + 63&gt;90;(ROW([.F23]) + COLUMN([.F23]) + 63)-26 ;ROW([.F23]) + COLUMN([.F23]) + 63))" office:value-type="string" office:string-value="B" calcext:value-type="string">
            <text:p>B</text:p>
          </table:table-cell>
          <table:table-cell table:formula="of:=CHAR( IF(ROW([.G23]) + COLUMN([.G23]) + 63&gt;90;(ROW([.G23]) + COLUMN([.G23]) + 63)-26 ;ROW([.G23]) + COLUMN([.G23]) + 63))" office:value-type="string" office:string-value="C" calcext:value-type="string">
            <text:p>C</text:p>
          </table:table-cell>
          <table:table-cell table:formula="of:=CHAR( IF(ROW([.H23]) + COLUMN([.H23]) + 63&gt;90;(ROW([.H23]) + COLUMN([.H23]) + 63)-26 ;ROW([.H23]) + COLUMN([.H23]) + 63))" office:value-type="string" office:string-value="D" calcext:value-type="string">
            <text:p>D</text:p>
          </table:table-cell>
          <table:table-cell table:formula="of:=CHAR( IF(ROW([.I23]) + COLUMN([.I23]) + 63&gt;90;(ROW([.I23]) + COLUMN([.I23]) + 63)-26 ;ROW([.I23]) + COLUMN([.I23]) + 63))" office:value-type="string" office:string-value="E" calcext:value-type="string">
            <text:p>E</text:p>
          </table:table-cell>
          <table:table-cell table:formula="of:=CHAR( IF(ROW([.J23]) + COLUMN([.J23]) + 63&gt;90;(ROW([.J23]) + COLUMN([.J23]) + 63)-26 ;ROW([.J23]) + COLUMN([.J23]) + 63))" office:value-type="string" office:string-value="F" calcext:value-type="string">
            <text:p>F</text:p>
          </table:table-cell>
          <table:table-cell table:formula="of:=CHAR( IF(ROW([.K23]) + COLUMN([.K23]) + 63&gt;90;(ROW([.K23]) + COLUMN([.K23]) + 63)-26 ;ROW([.K23]) + COLUMN([.K23]) + 63))" office:value-type="string" office:string-value="G" calcext:value-type="string">
            <text:p>G</text:p>
          </table:table-cell>
          <table:table-cell table:formula="of:=CHAR( IF(ROW([.L23]) + COLUMN([.L23]) + 63&gt;90;(ROW([.L23]) + COLUMN([.L23]) + 63)-26 ;ROW([.L23]) + COLUMN([.L23]) + 63))" office:value-type="string" office:string-value="H" calcext:value-type="string">
            <text:p>H</text:p>
          </table:table-cell>
          <table:table-cell table:formula="of:=CHAR( IF(ROW([.M23]) + COLUMN([.M23]) + 63&gt;90;(ROW([.M23]) + COLUMN([.M23]) + 63)-26 ;ROW([.M23]) + COLUMN([.M23]) + 63))" office:value-type="string" office:string-value="I" calcext:value-type="string">
            <text:p>I</text:p>
          </table:table-cell>
          <table:table-cell table:formula="of:=CHAR( IF(ROW([.N23]) + COLUMN([.N23]) + 63&gt;90;(ROW([.N23]) + COLUMN([.N23]) + 63)-26 ;ROW([.N23]) + COLUMN([.N23]) + 63))" office:value-type="string" office:string-value="J" calcext:value-type="string">
            <text:p>J</text:p>
          </table:table-cell>
          <table:table-cell table:formula="of:=CHAR( IF(ROW([.O23]) + COLUMN([.O23]) + 63&gt;90;(ROW([.O23]) + COLUMN([.O23]) + 63)-26 ;ROW([.O23]) + COLUMN([.O23]) + 63))" office:value-type="string" office:string-value="K" calcext:value-type="string">
            <text:p>K</text:p>
          </table:table-cell>
          <table:table-cell table:formula="of:=CHAR( IF(ROW([.P23]) + COLUMN([.P23]) + 63&gt;90;(ROW([.P23]) + COLUMN([.P23]) + 63)-26 ;ROW([.P23]) + COLUMN([.P23]) + 63))" office:value-type="string" office:string-value="L" calcext:value-type="string">
            <text:p>L</text:p>
          </table:table-cell>
          <table:table-cell table:formula="of:=CHAR( IF(ROW([.Q23]) + COLUMN([.Q23]) + 63&gt;90;(ROW([.Q23]) + COLUMN([.Q23]) + 63)-26 ;ROW([.Q23]) + COLUMN([.Q23]) + 63))" office:value-type="string" office:string-value="M" calcext:value-type="string">
            <text:p>M</text:p>
          </table:table-cell>
          <table:table-cell table:formula="of:=CHAR( IF(ROW([.R23]) + COLUMN([.R23]) + 63&gt;90;(ROW([.R23]) + COLUMN([.R23]) + 63)-26 ;ROW([.R23]) + COLUMN([.R23]) + 63))" office:value-type="string" office:string-value="N" calcext:value-type="string">
            <text:p>N</text:p>
          </table:table-cell>
          <table:table-cell table:formula="of:=CHAR( IF(ROW([.S23]) + COLUMN([.S23]) + 63&gt;90;(ROW([.S23]) + COLUMN([.S23]) + 63)-26 ;ROW([.S23]) + COLUMN([.S23]) + 63))" office:value-type="string" office:string-value="O" calcext:value-type="string">
            <text:p>O</text:p>
          </table:table-cell>
          <table:table-cell table:formula="of:=CHAR( IF(ROW([.T23]) + COLUMN([.T23]) + 63&gt;90;(ROW([.T23]) + COLUMN([.T23]) + 63)-26 ;ROW([.T23]) + COLUMN([.T23]) + 63))" office:value-type="string" office:string-value="P" calcext:value-type="string">
            <text:p>P</text:p>
          </table:table-cell>
          <table:table-cell table:formula="of:=CHAR( IF(ROW([.U23]) + COLUMN([.U23]) + 63&gt;90;(ROW([.U23]) + COLUMN([.U23]) + 63)-26 ;ROW([.U23]) + COLUMN([.U23]) + 63))" office:value-type="string" office:string-value="Q" calcext:value-type="string">
            <text:p>Q</text:p>
          </table:table-cell>
          <table:table-cell table:formula="of:=CHAR( IF(ROW([.V23]) + COLUMN([.V23]) + 63&gt;90;(ROW([.V23]) + COLUMN([.V23]) + 63)-26 ;ROW([.V23]) + COLUMN([.V23]) + 63))" office:value-type="string" office:string-value="R" calcext:value-type="string">
            <text:p>R</text:p>
          </table:table-cell>
          <table:table-cell table:formula="of:=CHAR( IF(ROW([.W23]) + COLUMN([.W23]) + 63&gt;90;(ROW([.W23]) + COLUMN([.W23]) + 63)-26 ;ROW([.W23]) + COLUMN([.W23]) + 63))" office:value-type="string" office:string-value="S" calcext:value-type="string">
            <text:p>S</text:p>
          </table:table-cell>
          <table:table-cell table:formula="of:=CHAR( IF(ROW([.X23]) + COLUMN([.X23]) + 63&gt;90;(ROW([.X23]) + COLUMN([.X23]) + 63)-26 ;ROW([.X23]) + COLUMN([.X23]) + 63))" office:value-type="string" office:string-value="T" calcext:value-type="string">
            <text:p>T</text:p>
          </table:table-cell>
          <table:table-cell table:formula="of:=CHAR( IF(ROW([.Y23]) + COLUMN([.Y23]) + 63&gt;90;(ROW([.Y23]) + COLUMN([.Y23]) + 63)-26 ;ROW([.Y23]) + COLUMN([.Y23]) + 63))" office:value-type="string" office:string-value="U" calcext:value-type="string">
            <text:p>U</text:p>
          </table:table-cell>
          <table:table-cell table:formula="of:=CHAR( IF(ROW([.Z23]) + COLUMN([.Z23]) + 63&gt;90;(ROW([.Z23]) + COLUMN([.Z23]) + 63)-26 ;ROW([.Z23]) + COLUMN([.Z23]) + 63))" office:value-type="string" office:string-value="V" calcext:value-type="string">
            <text:p>V</text:p>
          </table:table-cell>
          <table:table-cell table:number-columns-repeated="81"/>
        </table:table-row>
        <table:table-row table:style-name="ro1">
          <table:table-cell table:formula="of:=CHAR( IF(ROW([.A24]) + COLUMN([.A24]) + 63&gt;90;(ROW([.A24]) + COLUMN([.A24]) + 63)-26 ;ROW([.A24]) + COLUMN([.A24]) + 63))" office:value-type="string" office:string-value="X" calcext:value-type="string">
            <text:p>X</text:p>
          </table:table-cell>
          <table:table-cell table:formula="of:=CHAR( IF(ROW([.B24]) + COLUMN([.B24]) + 63&gt;90;(ROW([.B24]) + COLUMN([.B24]) + 63)-26 ;ROW([.B24]) + COLUMN([.B24]) + 63))" office:value-type="string" office:string-value="Y" calcext:value-type="string">
            <text:p>Y</text:p>
          </table:table-cell>
          <table:table-cell table:formula="of:=CHAR( IF(ROW([.C24]) + COLUMN([.C24]) + 63&gt;90;(ROW([.C24]) + COLUMN([.C24]) + 63)-26 ;ROW([.C24]) + COLUMN([.C24]) + 63))" office:value-type="string" office:string-value="Z" calcext:value-type="string">
            <text:p>Z</text:p>
          </table:table-cell>
          <table:table-cell table:formula="of:=CHAR( IF(ROW([.D24]) + COLUMN([.D24]) + 63&gt;90;(ROW([.D24]) + COLUMN([.D24]) + 63)-26 ;ROW([.D24]) + COLUMN([.D24]) + 63))" office:value-type="string" office:string-value="A" calcext:value-type="string">
            <text:p>A</text:p>
          </table:table-cell>
          <table:table-cell table:formula="of:=CHAR( IF(ROW([.E24]) + COLUMN([.E24]) + 63&gt;90;(ROW([.E24]) + COLUMN([.E24]) + 63)-26 ;ROW([.E24]) + COLUMN([.E24]) + 63))" office:value-type="string" office:string-value="B" calcext:value-type="string">
            <text:p>B</text:p>
          </table:table-cell>
          <table:table-cell table:formula="of:=CHAR( IF(ROW([.F24]) + COLUMN([.F24]) + 63&gt;90;(ROW([.F24]) + COLUMN([.F24]) + 63)-26 ;ROW([.F24]) + COLUMN([.F24]) + 63))" office:value-type="string" office:string-value="C" calcext:value-type="string">
            <text:p>C</text:p>
          </table:table-cell>
          <table:table-cell table:formula="of:=CHAR( IF(ROW([.G24]) + COLUMN([.G24]) + 63&gt;90;(ROW([.G24]) + COLUMN([.G24]) + 63)-26 ;ROW([.G24]) + COLUMN([.G24]) + 63))" office:value-type="string" office:string-value="D" calcext:value-type="string">
            <text:p>D</text:p>
          </table:table-cell>
          <table:table-cell table:formula="of:=CHAR( IF(ROW([.H24]) + COLUMN([.H24]) + 63&gt;90;(ROW([.H24]) + COLUMN([.H24]) + 63)-26 ;ROW([.H24]) + COLUMN([.H24]) + 63))" office:value-type="string" office:string-value="E" calcext:value-type="string">
            <text:p>E</text:p>
          </table:table-cell>
          <table:table-cell table:formula="of:=CHAR( IF(ROW([.I24]) + COLUMN([.I24]) + 63&gt;90;(ROW([.I24]) + COLUMN([.I24]) + 63)-26 ;ROW([.I24]) + COLUMN([.I24]) + 63))" office:value-type="string" office:string-value="F" calcext:value-type="string">
            <text:p>F</text:p>
          </table:table-cell>
          <table:table-cell table:formula="of:=CHAR( IF(ROW([.J24]) + COLUMN([.J24]) + 63&gt;90;(ROW([.J24]) + COLUMN([.J24]) + 63)-26 ;ROW([.J24]) + COLUMN([.J24]) + 63))" office:value-type="string" office:string-value="G" calcext:value-type="string">
            <text:p>G</text:p>
          </table:table-cell>
          <table:table-cell table:formula="of:=CHAR( IF(ROW([.K24]) + COLUMN([.K24]) + 63&gt;90;(ROW([.K24]) + COLUMN([.K24]) + 63)-26 ;ROW([.K24]) + COLUMN([.K24]) + 63))" office:value-type="string" office:string-value="H" calcext:value-type="string">
            <text:p>H</text:p>
          </table:table-cell>
          <table:table-cell table:formula="of:=CHAR( IF(ROW([.L24]) + COLUMN([.L24]) + 63&gt;90;(ROW([.L24]) + COLUMN([.L24]) + 63)-26 ;ROW([.L24]) + COLUMN([.L24]) + 63))" office:value-type="string" office:string-value="I" calcext:value-type="string">
            <text:p>I</text:p>
          </table:table-cell>
          <table:table-cell table:formula="of:=CHAR( IF(ROW([.M24]) + COLUMN([.M24]) + 63&gt;90;(ROW([.M24]) + COLUMN([.M24]) + 63)-26 ;ROW([.M24]) + COLUMN([.M24]) + 63))" office:value-type="string" office:string-value="J" calcext:value-type="string">
            <text:p>J</text:p>
          </table:table-cell>
          <table:table-cell table:formula="of:=CHAR( IF(ROW([.N24]) + COLUMN([.N24]) + 63&gt;90;(ROW([.N24]) + COLUMN([.N24]) + 63)-26 ;ROW([.N24]) + COLUMN([.N24]) + 63))" office:value-type="string" office:string-value="K" calcext:value-type="string">
            <text:p>K</text:p>
          </table:table-cell>
          <table:table-cell table:formula="of:=CHAR( IF(ROW([.O24]) + COLUMN([.O24]) + 63&gt;90;(ROW([.O24]) + COLUMN([.O24]) + 63)-26 ;ROW([.O24]) + COLUMN([.O24]) + 63))" office:value-type="string" office:string-value="L" calcext:value-type="string">
            <text:p>L</text:p>
          </table:table-cell>
          <table:table-cell table:formula="of:=CHAR( IF(ROW([.P24]) + COLUMN([.P24]) + 63&gt;90;(ROW([.P24]) + COLUMN([.P24]) + 63)-26 ;ROW([.P24]) + COLUMN([.P24]) + 63))" office:value-type="string" office:string-value="M" calcext:value-type="string">
            <text:p>M</text:p>
          </table:table-cell>
          <table:table-cell table:formula="of:=CHAR( IF(ROW([.Q24]) + COLUMN([.Q24]) + 63&gt;90;(ROW([.Q24]) + COLUMN([.Q24]) + 63)-26 ;ROW([.Q24]) + COLUMN([.Q24]) + 63))" office:value-type="string" office:string-value="N" calcext:value-type="string">
            <text:p>N</text:p>
          </table:table-cell>
          <table:table-cell table:formula="of:=CHAR( IF(ROW([.R24]) + COLUMN([.R24]) + 63&gt;90;(ROW([.R24]) + COLUMN([.R24]) + 63)-26 ;ROW([.R24]) + COLUMN([.R24]) + 63))" office:value-type="string" office:string-value="O" calcext:value-type="string">
            <text:p>O</text:p>
          </table:table-cell>
          <table:table-cell table:formula="of:=CHAR( IF(ROW([.S24]) + COLUMN([.S24]) + 63&gt;90;(ROW([.S24]) + COLUMN([.S24]) + 63)-26 ;ROW([.S24]) + COLUMN([.S24]) + 63))" office:value-type="string" office:string-value="P" calcext:value-type="string">
            <text:p>P</text:p>
          </table:table-cell>
          <table:table-cell table:formula="of:=CHAR( IF(ROW([.T24]) + COLUMN([.T24]) + 63&gt;90;(ROW([.T24]) + COLUMN([.T24]) + 63)-26 ;ROW([.T24]) + COLUMN([.T24]) + 63))" office:value-type="string" office:string-value="Q" calcext:value-type="string">
            <text:p>Q</text:p>
          </table:table-cell>
          <table:table-cell table:formula="of:=CHAR( IF(ROW([.U24]) + COLUMN([.U24]) + 63&gt;90;(ROW([.U24]) + COLUMN([.U24]) + 63)-26 ;ROW([.U24]) + COLUMN([.U24]) + 63))" office:value-type="string" office:string-value="R" calcext:value-type="string">
            <text:p>R</text:p>
          </table:table-cell>
          <table:table-cell table:formula="of:=CHAR( IF(ROW([.V24]) + COLUMN([.V24]) + 63&gt;90;(ROW([.V24]) + COLUMN([.V24]) + 63)-26 ;ROW([.V24]) + COLUMN([.V24]) + 63))" office:value-type="string" office:string-value="S" calcext:value-type="string">
            <text:p>S</text:p>
          </table:table-cell>
          <table:table-cell table:formula="of:=CHAR( IF(ROW([.W24]) + COLUMN([.W24]) + 63&gt;90;(ROW([.W24]) + COLUMN([.W24]) + 63)-26 ;ROW([.W24]) + COLUMN([.W24]) + 63))" office:value-type="string" office:string-value="T" calcext:value-type="string">
            <text:p>T</text:p>
          </table:table-cell>
          <table:table-cell table:formula="of:=CHAR( IF(ROW([.X24]) + COLUMN([.X24]) + 63&gt;90;(ROW([.X24]) + COLUMN([.X24]) + 63)-26 ;ROW([.X24]) + COLUMN([.X24]) + 63))" office:value-type="string" office:string-value="U" calcext:value-type="string">
            <text:p>U</text:p>
          </table:table-cell>
          <table:table-cell table:formula="of:=CHAR( IF(ROW([.Y24]) + COLUMN([.Y24]) + 63&gt;90;(ROW([.Y24]) + COLUMN([.Y24]) + 63)-26 ;ROW([.Y24]) + COLUMN([.Y24]) + 63))" office:value-type="string" office:string-value="V" calcext:value-type="string">
            <text:p>V</text:p>
          </table:table-cell>
          <table:table-cell table:formula="of:=CHAR( IF(ROW([.Z24]) + COLUMN([.Z24]) + 63&gt;90;(ROW([.Z24]) + COLUMN([.Z24]) + 63)-26 ;ROW([.Z24]) + COLUMN([.Z24]) + 63))" office:value-type="string" office:string-value="W" calcext:value-type="string">
            <text:p>W</text:p>
          </table:table-cell>
          <table:table-cell table:number-columns-repeated="81"/>
        </table:table-row>
        <table:table-row table:style-name="ro1">
          <table:table-cell table:formula="of:=CHAR( IF(ROW([.A25]) + COLUMN([.A25]) + 63&gt;90;(ROW([.A25]) + COLUMN([.A25]) + 63)-26 ;ROW([.A25]) + COLUMN([.A25]) + 63))" office:value-type="string" office:string-value="Y" calcext:value-type="string">
            <text:p>Y</text:p>
          </table:table-cell>
          <table:table-cell table:formula="of:=CHAR( IF(ROW([.B25]) + COLUMN([.B25]) + 63&gt;90;(ROW([.B25]) + COLUMN([.B25]) + 63)-26 ;ROW([.B25]) + COLUMN([.B25]) + 63))" office:value-type="string" office:string-value="Z" calcext:value-type="string">
            <text:p>Z</text:p>
          </table:table-cell>
          <table:table-cell table:formula="of:=CHAR( IF(ROW([.C25]) + COLUMN([.C25]) + 63&gt;90;(ROW([.C25]) + COLUMN([.C25]) + 63)-26 ;ROW([.C25]) + COLUMN([.C25]) + 63))" office:value-type="string" office:string-value="A" calcext:value-type="string">
            <text:p>A</text:p>
          </table:table-cell>
          <table:table-cell table:formula="of:=CHAR( IF(ROW([.D25]) + COLUMN([.D25]) + 63&gt;90;(ROW([.D25]) + COLUMN([.D25]) + 63)-26 ;ROW([.D25]) + COLUMN([.D25]) + 63))" office:value-type="string" office:string-value="B" calcext:value-type="string">
            <text:p>B</text:p>
          </table:table-cell>
          <table:table-cell table:formula="of:=CHAR( IF(ROW([.E25]) + COLUMN([.E25]) + 63&gt;90;(ROW([.E25]) + COLUMN([.E25]) + 63)-26 ;ROW([.E25]) + COLUMN([.E25]) + 63))" office:value-type="string" office:string-value="C" calcext:value-type="string">
            <text:p>C</text:p>
          </table:table-cell>
          <table:table-cell table:formula="of:=CHAR( IF(ROW([.F25]) + COLUMN([.F25]) + 63&gt;90;(ROW([.F25]) + COLUMN([.F25]) + 63)-26 ;ROW([.F25]) + COLUMN([.F25]) + 63))" office:value-type="string" office:string-value="D" calcext:value-type="string">
            <text:p>D</text:p>
          </table:table-cell>
          <table:table-cell table:formula="of:=CHAR( IF(ROW([.G25]) + COLUMN([.G25]) + 63&gt;90;(ROW([.G25]) + COLUMN([.G25]) + 63)-26 ;ROW([.G25]) + COLUMN([.G25]) + 63))" office:value-type="string" office:string-value="E" calcext:value-type="string">
            <text:p>E</text:p>
          </table:table-cell>
          <table:table-cell table:formula="of:=CHAR( IF(ROW([.H25]) + COLUMN([.H25]) + 63&gt;90;(ROW([.H25]) + COLUMN([.H25]) + 63)-26 ;ROW([.H25]) + COLUMN([.H25]) + 63))" office:value-type="string" office:string-value="F" calcext:value-type="string">
            <text:p>F</text:p>
          </table:table-cell>
          <table:table-cell table:formula="of:=CHAR( IF(ROW([.I25]) + COLUMN([.I25]) + 63&gt;90;(ROW([.I25]) + COLUMN([.I25]) + 63)-26 ;ROW([.I25]) + COLUMN([.I25]) + 63))" office:value-type="string" office:string-value="G" calcext:value-type="string">
            <text:p>G</text:p>
          </table:table-cell>
          <table:table-cell table:formula="of:=CHAR( IF(ROW([.J25]) + COLUMN([.J25]) + 63&gt;90;(ROW([.J25]) + COLUMN([.J25]) + 63)-26 ;ROW([.J25]) + COLUMN([.J25]) + 63))" office:value-type="string" office:string-value="H" calcext:value-type="string">
            <text:p>H</text:p>
          </table:table-cell>
          <table:table-cell table:formula="of:=CHAR( IF(ROW([.K25]) + COLUMN([.K25]) + 63&gt;90;(ROW([.K25]) + COLUMN([.K25]) + 63)-26 ;ROW([.K25]) + COLUMN([.K25]) + 63))" office:value-type="string" office:string-value="I" calcext:value-type="string">
            <text:p>I</text:p>
          </table:table-cell>
          <table:table-cell table:formula="of:=CHAR( IF(ROW([.L25]) + COLUMN([.L25]) + 63&gt;90;(ROW([.L25]) + COLUMN([.L25]) + 63)-26 ;ROW([.L25]) + COLUMN([.L25]) + 63))" office:value-type="string" office:string-value="J" calcext:value-type="string">
            <text:p>J</text:p>
          </table:table-cell>
          <table:table-cell table:formula="of:=CHAR( IF(ROW([.M25]) + COLUMN([.M25]) + 63&gt;90;(ROW([.M25]) + COLUMN([.M25]) + 63)-26 ;ROW([.M25]) + COLUMN([.M25]) + 63))" office:value-type="string" office:string-value="K" calcext:value-type="string">
            <text:p>K</text:p>
          </table:table-cell>
          <table:table-cell table:formula="of:=CHAR( IF(ROW([.N25]) + COLUMN([.N25]) + 63&gt;90;(ROW([.N25]) + COLUMN([.N25]) + 63)-26 ;ROW([.N25]) + COLUMN([.N25]) + 63))" office:value-type="string" office:string-value="L" calcext:value-type="string">
            <text:p>L</text:p>
          </table:table-cell>
          <table:table-cell table:formula="of:=CHAR( IF(ROW([.O25]) + COLUMN([.O25]) + 63&gt;90;(ROW([.O25]) + COLUMN([.O25]) + 63)-26 ;ROW([.O25]) + COLUMN([.O25]) + 63))" office:value-type="string" office:string-value="M" calcext:value-type="string">
            <text:p>M</text:p>
          </table:table-cell>
          <table:table-cell table:formula="of:=CHAR( IF(ROW([.P25]) + COLUMN([.P25]) + 63&gt;90;(ROW([.P25]) + COLUMN([.P25]) + 63)-26 ;ROW([.P25]) + COLUMN([.P25]) + 63))" office:value-type="string" office:string-value="N" calcext:value-type="string">
            <text:p>N</text:p>
          </table:table-cell>
          <table:table-cell table:formula="of:=CHAR( IF(ROW([.Q25]) + COLUMN([.Q25]) + 63&gt;90;(ROW([.Q25]) + COLUMN([.Q25]) + 63)-26 ;ROW([.Q25]) + COLUMN([.Q25]) + 63))" office:value-type="string" office:string-value="O" calcext:value-type="string">
            <text:p>O</text:p>
          </table:table-cell>
          <table:table-cell table:formula="of:=CHAR( IF(ROW([.R25]) + COLUMN([.R25]) + 63&gt;90;(ROW([.R25]) + COLUMN([.R25]) + 63)-26 ;ROW([.R25]) + COLUMN([.R25]) + 63))" office:value-type="string" office:string-value="P" calcext:value-type="string">
            <text:p>P</text:p>
          </table:table-cell>
          <table:table-cell table:formula="of:=CHAR( IF(ROW([.S25]) + COLUMN([.S25]) + 63&gt;90;(ROW([.S25]) + COLUMN([.S25]) + 63)-26 ;ROW([.S25]) + COLUMN([.S25]) + 63))" office:value-type="string" office:string-value="Q" calcext:value-type="string">
            <text:p>Q</text:p>
          </table:table-cell>
          <table:table-cell table:formula="of:=CHAR( IF(ROW([.T25]) + COLUMN([.T25]) + 63&gt;90;(ROW([.T25]) + COLUMN([.T25]) + 63)-26 ;ROW([.T25]) + COLUMN([.T25]) + 63))" office:value-type="string" office:string-value="R" calcext:value-type="string">
            <text:p>R</text:p>
          </table:table-cell>
          <table:table-cell table:formula="of:=CHAR( IF(ROW([.U25]) + COLUMN([.U25]) + 63&gt;90;(ROW([.U25]) + COLUMN([.U25]) + 63)-26 ;ROW([.U25]) + COLUMN([.U25]) + 63))" office:value-type="string" office:string-value="S" calcext:value-type="string">
            <text:p>S</text:p>
          </table:table-cell>
          <table:table-cell table:formula="of:=CHAR( IF(ROW([.V25]) + COLUMN([.V25]) + 63&gt;90;(ROW([.V25]) + COLUMN([.V25]) + 63)-26 ;ROW([.V25]) + COLUMN([.V25]) + 63))" office:value-type="string" office:string-value="T" calcext:value-type="string">
            <text:p>T</text:p>
          </table:table-cell>
          <table:table-cell table:formula="of:=CHAR( IF(ROW([.W25]) + COLUMN([.W25]) + 63&gt;90;(ROW([.W25]) + COLUMN([.W25]) + 63)-26 ;ROW([.W25]) + COLUMN([.W25]) + 63))" office:value-type="string" office:string-value="U" calcext:value-type="string">
            <text:p>U</text:p>
          </table:table-cell>
          <table:table-cell table:formula="of:=CHAR( IF(ROW([.X25]) + COLUMN([.X25]) + 63&gt;90;(ROW([.X25]) + COLUMN([.X25]) + 63)-26 ;ROW([.X25]) + COLUMN([.X25]) + 63))" office:value-type="string" office:string-value="V" calcext:value-type="string">
            <text:p>V</text:p>
          </table:table-cell>
          <table:table-cell table:formula="of:=CHAR( IF(ROW([.Y25]) + COLUMN([.Y25]) + 63&gt;90;(ROW([.Y25]) + COLUMN([.Y25]) + 63)-26 ;ROW([.Y25]) + COLUMN([.Y25]) + 63))" office:value-type="string" office:string-value="W" calcext:value-type="string">
            <text:p>W</text:p>
          </table:table-cell>
          <table:table-cell table:formula="of:=CHAR( IF(ROW([.Z25]) + COLUMN([.Z25]) + 63&gt;90;(ROW([.Z25]) + COLUMN([.Z25]) + 63)-26 ;ROW([.Z25]) + COLUMN([.Z25]) + 63))" office:value-type="string" office:string-value="X" calcext:value-type="string">
            <text:p>X</text:p>
          </table:table-cell>
          <table:table-cell table:number-columns-repeated="81"/>
        </table:table-row>
        <table:table-row table:style-name="ro1">
          <table:table-cell table:formula="of:=CHAR( IF(ROW([.A26]) + COLUMN([.A26]) + 63&gt;90;(ROW([.A26]) + COLUMN([.A26]) + 63)-26 ;ROW([.A26]) + COLUMN([.A26]) + 63))" office:value-type="string" office:string-value="Z" calcext:value-type="string">
            <text:p>Z</text:p>
          </table:table-cell>
          <table:table-cell table:formula="of:=CHAR( IF(ROW([.B26]) + COLUMN([.B26]) + 63&gt;90;(ROW([.B26]) + COLUMN([.B26]) + 63)-26 ;ROW([.B26]) + COLUMN([.B26]) + 63))" office:value-type="string" office:string-value="A" calcext:value-type="string">
            <text:p>A</text:p>
          </table:table-cell>
          <table:table-cell table:formula="of:=CHAR( IF(ROW([.C26]) + COLUMN([.C26]) + 63&gt;90;(ROW([.C26]) + COLUMN([.C26]) + 63)-26 ;ROW([.C26]) + COLUMN([.C26]) + 63))" office:value-type="string" office:string-value="B" calcext:value-type="string">
            <text:p>B</text:p>
          </table:table-cell>
          <table:table-cell table:formula="of:=CHAR( IF(ROW([.D26]) + COLUMN([.D26]) + 63&gt;90;(ROW([.D26]) + COLUMN([.D26]) + 63)-26 ;ROW([.D26]) + COLUMN([.D26]) + 63))" office:value-type="string" office:string-value="C" calcext:value-type="string">
            <text:p>C</text:p>
          </table:table-cell>
          <table:table-cell table:formula="of:=CHAR( IF(ROW([.E26]) + COLUMN([.E26]) + 63&gt;90;(ROW([.E26]) + COLUMN([.E26]) + 63)-26 ;ROW([.E26]) + COLUMN([.E26]) + 63))" office:value-type="string" office:string-value="D" calcext:value-type="string">
            <text:p>D</text:p>
          </table:table-cell>
          <table:table-cell table:formula="of:=CHAR( IF(ROW([.F26]) + COLUMN([.F26]) + 63&gt;90;(ROW([.F26]) + COLUMN([.F26]) + 63)-26 ;ROW([.F26]) + COLUMN([.F26]) + 63))" office:value-type="string" office:string-value="E" calcext:value-type="string">
            <text:p>E</text:p>
          </table:table-cell>
          <table:table-cell table:formula="of:=CHAR( IF(ROW([.G26]) + COLUMN([.G26]) + 63&gt;90;(ROW([.G26]) + COLUMN([.G26]) + 63)-26 ;ROW([.G26]) + COLUMN([.G26]) + 63))" office:value-type="string" office:string-value="F" calcext:value-type="string">
            <text:p>F</text:p>
          </table:table-cell>
          <table:table-cell table:formula="of:=CHAR( IF(ROW([.H26]) + COLUMN([.H26]) + 63&gt;90;(ROW([.H26]) + COLUMN([.H26]) + 63)-26 ;ROW([.H26]) + COLUMN([.H26]) + 63))" office:value-type="string" office:string-value="G" calcext:value-type="string">
            <text:p>G</text:p>
          </table:table-cell>
          <table:table-cell table:formula="of:=CHAR( IF(ROW([.I26]) + COLUMN([.I26]) + 63&gt;90;(ROW([.I26]) + COLUMN([.I26]) + 63)-26 ;ROW([.I26]) + COLUMN([.I26]) + 63))" office:value-type="string" office:string-value="H" calcext:value-type="string">
            <text:p>H</text:p>
          </table:table-cell>
          <table:table-cell table:formula="of:=CHAR( IF(ROW([.J26]) + COLUMN([.J26]) + 63&gt;90;(ROW([.J26]) + COLUMN([.J26]) + 63)-26 ;ROW([.J26]) + COLUMN([.J26]) + 63))" office:value-type="string" office:string-value="I" calcext:value-type="string">
            <text:p>I</text:p>
          </table:table-cell>
          <table:table-cell table:formula="of:=CHAR( IF(ROW([.K26]) + COLUMN([.K26]) + 63&gt;90;(ROW([.K26]) + COLUMN([.K26]) + 63)-26 ;ROW([.K26]) + COLUMN([.K26]) + 63))" office:value-type="string" office:string-value="J" calcext:value-type="string">
            <text:p>J</text:p>
          </table:table-cell>
          <table:table-cell table:formula="of:=CHAR( IF(ROW([.L26]) + COLUMN([.L26]) + 63&gt;90;(ROW([.L26]) + COLUMN([.L26]) + 63)-26 ;ROW([.L26]) + COLUMN([.L26]) + 63))" office:value-type="string" office:string-value="K" calcext:value-type="string">
            <text:p>K</text:p>
          </table:table-cell>
          <table:table-cell table:formula="of:=CHAR( IF(ROW([.M26]) + COLUMN([.M26]) + 63&gt;90;(ROW([.M26]) + COLUMN([.M26]) + 63)-26 ;ROW([.M26]) + COLUMN([.M26]) + 63))" office:value-type="string" office:string-value="L" calcext:value-type="string">
            <text:p>L</text:p>
          </table:table-cell>
          <table:table-cell table:formula="of:=CHAR( IF(ROW([.N26]) + COLUMN([.N26]) + 63&gt;90;(ROW([.N26]) + COLUMN([.N26]) + 63)-26 ;ROW([.N26]) + COLUMN([.N26]) + 63))" office:value-type="string" office:string-value="M" calcext:value-type="string">
            <text:p>M</text:p>
          </table:table-cell>
          <table:table-cell table:formula="of:=CHAR( IF(ROW([.O26]) + COLUMN([.O26]) + 63&gt;90;(ROW([.O26]) + COLUMN([.O26]) + 63)-26 ;ROW([.O26]) + COLUMN([.O26]) + 63))" office:value-type="string" office:string-value="N" calcext:value-type="string">
            <text:p>N</text:p>
          </table:table-cell>
          <table:table-cell table:formula="of:=CHAR( IF(ROW([.P26]) + COLUMN([.P26]) + 63&gt;90;(ROW([.P26]) + COLUMN([.P26]) + 63)-26 ;ROW([.P26]) + COLUMN([.P26]) + 63))" office:value-type="string" office:string-value="O" calcext:value-type="string">
            <text:p>O</text:p>
          </table:table-cell>
          <table:table-cell table:formula="of:=CHAR( IF(ROW([.Q26]) + COLUMN([.Q26]) + 63&gt;90;(ROW([.Q26]) + COLUMN([.Q26]) + 63)-26 ;ROW([.Q26]) + COLUMN([.Q26]) + 63))" office:value-type="string" office:string-value="P" calcext:value-type="string">
            <text:p>P</text:p>
          </table:table-cell>
          <table:table-cell table:formula="of:=CHAR( IF(ROW([.R26]) + COLUMN([.R26]) + 63&gt;90;(ROW([.R26]) + COLUMN([.R26]) + 63)-26 ;ROW([.R26]) + COLUMN([.R26]) + 63))" office:value-type="string" office:string-value="Q" calcext:value-type="string">
            <text:p>Q</text:p>
          </table:table-cell>
          <table:table-cell table:formula="of:=CHAR( IF(ROW([.S26]) + COLUMN([.S26]) + 63&gt;90;(ROW([.S26]) + COLUMN([.S26]) + 63)-26 ;ROW([.S26]) + COLUMN([.S26]) + 63))" office:value-type="string" office:string-value="R" calcext:value-type="string">
            <text:p>R</text:p>
          </table:table-cell>
          <table:table-cell table:formula="of:=CHAR( IF(ROW([.T26]) + COLUMN([.T26]) + 63&gt;90;(ROW([.T26]) + COLUMN([.T26]) + 63)-26 ;ROW([.T26]) + COLUMN([.T26]) + 63))" office:value-type="string" office:string-value="S" calcext:value-type="string">
            <text:p>S</text:p>
          </table:table-cell>
          <table:table-cell table:formula="of:=CHAR( IF(ROW([.U26]) + COLUMN([.U26]) + 63&gt;90;(ROW([.U26]) + COLUMN([.U26]) + 63)-26 ;ROW([.U26]) + COLUMN([.U26]) + 63))" office:value-type="string" office:string-value="T" calcext:value-type="string">
            <text:p>T</text:p>
          </table:table-cell>
          <table:table-cell table:formula="of:=CHAR( IF(ROW([.V26]) + COLUMN([.V26]) + 63&gt;90;(ROW([.V26]) + COLUMN([.V26]) + 63)-26 ;ROW([.V26]) + COLUMN([.V26]) + 63))" office:value-type="string" office:string-value="U" calcext:value-type="string">
            <text:p>U</text:p>
          </table:table-cell>
          <table:table-cell table:formula="of:=CHAR( IF(ROW([.W26]) + COLUMN([.W26]) + 63&gt;90;(ROW([.W26]) + COLUMN([.W26]) + 63)-26 ;ROW([.W26]) + COLUMN([.W26]) + 63))" office:value-type="string" office:string-value="V" calcext:value-type="string">
            <text:p>V</text:p>
          </table:table-cell>
          <table:table-cell table:formula="of:=CHAR( IF(ROW([.X26]) + COLUMN([.X26]) + 63&gt;90;(ROW([.X26]) + COLUMN([.X26]) + 63)-26 ;ROW([.X26]) + COLUMN([.X26]) + 63))" office:value-type="string" office:string-value="W" calcext:value-type="string">
            <text:p>W</text:p>
          </table:table-cell>
          <table:table-cell table:formula="of:=CHAR( IF(ROW([.Y26]) + COLUMN([.Y26]) + 63&gt;90;(ROW([.Y26]) + COLUMN([.Y26]) + 63)-26 ;ROW([.Y26]) + COLUMN([.Y26]) + 63))" office:value-type="string" office:string-value="X" calcext:value-type="string">
            <text:p>X</text:p>
          </table:table-cell>
          <table:table-cell table:formula="of:=CHAR( IF(ROW([.Z26]) + COLUMN([.Z26]) + 63&gt;90;(ROW([.Z26]) + COLUMN([.Z26]) + 63)-26 ;ROW([.Z26]) + COLUMN([.Z26]) + 63))" office:value-type="string" office:string-value="Y" calcext:value-type="string">
            <text:p>Y</text:p>
          </table:table-cell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59:09.3789056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8.381031160</meta:creation-date>
    <dc:date>2019-02-27T11:08:38.091635023</dc:date>
    <meta:editing-duration>PT37M19S</meta:editing-duration>
    <meta:editing-cycles>11</meta:editing-cycles>
    <meta:generator>LibreOffice/6.0.7.3$Linux_X86_64 LibreOffice_project/00m0$Build-3</meta:generator>
    <meta:document-statistic meta:table-count="1" meta:cell-count="784" meta:object-count="0"/>
  </office:meta>
</office:document-meta>
</file>